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CF12A48BC812A68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709cm" fo:min-width="22.362cm"/>
    </style:style>
    <style:style style:name="gr2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1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9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>
      <style:graphic-properties svg:stroke-width="0.106cm" svg:stroke-color="#808080" draw:marker-start-width="0.359cm" draw:marker-end-width="0.359cm" draw:fill-color="#dddddd" draw:textarea-horizontal-align="justify" draw:textarea-vertical-align="middle" draw:auto-grow-height="false" fo:min-height="1.069cm" fo:min-width="1.87cm" fo:padding-top="0.178cm" fo:padding-bottom="0.178cm" fo:padding-left="0.303cm" fo:padding-right="0.303cm"/>
    </style:style>
    <style:style style:name="gr224" style:family="graphic" style:parent-style-name="standard">
      <style:graphic-properties svg:stroke-width="0.106cm" svg:stroke-color="#808080" draw:marker-start-width="0.359cm" draw:marker-end-width="0.359cm" draw:fill-color="#dddddd" draw:textarea-horizontal-align="justify" draw:textarea-vertical-align="middle" draw:auto-grow-height="false" fo:min-height="1.069cm" fo:min-width="2.549cm" fo:padding-top="0.178cm" fo:padding-bottom="0.178cm" fo:padding-left="0.303cm" fo:padding-right="0.303cm"/>
    </style:style>
    <style:style style:name="gr225" style:family="graphic" style:parent-style-name="standard">
      <style:graphic-properties draw:stroke="none" draw:fill-color="#00ccff" draw:textarea-horizontal-align="justify" draw:textarea-vertical-align="middle" draw:auto-grow-height="false" fo:min-height="0.386cm" fo:min-width="4.844cm"/>
    </style:style>
    <style:style style:name="gr226" style:family="graphic" style:parent-style-name="standard">
      <style:graphic-properties draw:stroke="solid" svg:stroke-width="0.106cm" svg:stroke-color="#cccccc" draw:marker-start-width="0.359cm" draw:marker-end-width="0.359cm" draw:fill-color="#ffffff" draw:textarea-horizontal-align="justify" draw:textarea-vertical-align="middle" draw:auto-grow-height="false" fo:min-height="3.715cm" fo:min-width="7.365cm" fo:padding-top="0.178cm" fo:padding-bottom="0.178cm" fo:padding-left="0.303cm" fo:padding-right="0.303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4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2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0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3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4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1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2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9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6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4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4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4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2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0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1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8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9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7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1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2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9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0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7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8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81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2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2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2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2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1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3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4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5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7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9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1" style:family="graphic" style:parent-style-name="standard" style:list-style-name="L2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2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3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4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5" style:family="graphic" style:parent-style-name="standard" style:list-style-name="L2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6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7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8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9" style:family="graphic" style:parent-style-name="standard" style:list-style-name="L2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0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1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2" style:family="graphic" style:parent-style-name="standard" style:list-style-name="L2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13cm, 6.494cm, 3.146cm, 9.762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2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2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2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2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2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2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2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2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2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2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2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text-properties style:font-name="Liberation Mono" fo:font-size="22pt"/>
    </style:style>
    <style:style style:name="P26" style:family="paragraph">
      <loext:graphic-properties draw:fill="none" draw:fill-color="#ffffff"/>
      <style:text-properties style:font-name="Liberation Mono" fo:font-size="22pt"/>
    </style:style>
    <style:style style:name="P27" style:family="paragraph">
      <style:paragraph-properties fo:text-align="center"/>
      <style:text-properties style:font-name="Liberation Mono" fo:font-weight="bold" style:font-weight-asian="bold" style:font-weight-complex="bold"/>
    </style:style>
    <style:style style:name="P28" style:family="paragraph">
      <loext:graphic-properties draw:fill-color="#dddddd"/>
      <style:paragraph-properties fo:text-align="center"/>
      <style:text-properties style:font-name="Liberation Mono" fo:font-weight="bold" style:font-weight-asian="bold" style:font-weight-complex="bold"/>
    </style:style>
    <style:style style:name="P29" style:family="paragraph">
      <loext:graphic-properties draw:fill-color="#dddddd"/>
      <style:paragraph-properties fo:text-align="center"/>
      <style:text-properties style:font-name="Liberation Mono"/>
    </style:style>
    <style:style style:name="P30" style:family="paragraph">
      <loext:graphic-properties draw:fill-color="#00ccff"/>
      <style:paragraph-properties fo:text-align="center"/>
      <style:text-properties style:font-name="Liberation Mono" fo:font-size="22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name="Liberation Mono" fo:font-size="18pt"/>
    </style:style>
    <style:style style:name="P3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2cm" svg:height="14.959cm" svg:x="3.46cm" svg:y="3.01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3.218cm" svg:y1="11.528cm" svg:x2="17.978cm" svg:y2="8.209cm">
            <text:p/>
          </draw:line>
          <draw:line draw:style-name="gr2" draw:text-style-name="P2" draw:layer="layout" svg:x1="13.272cm" svg:y1="11.488cm" svg:x2="19.945cm" svg:y2="12.619cm">
            <text:p/>
          </draw:line>
          <draw:line draw:style-name="gr2" draw:text-style-name="P2" draw:layer="layout" svg:x1="20.827cm" svg:y1="12.008cm" svg:x2="17.91cm" svg:y2="8.175cm">
            <text:p/>
          </draw:line>
          <draw:line draw:style-name="gr2" draw:text-style-name="P2" draw:layer="layout" svg:x1="17.783cm" svg:y1="8.3cm" svg:x2="22.931cm" svg:y2="7.633cm">
            <text:p/>
          </draw:line>
          <draw:line draw:style-name="gr2" draw:text-style-name="P2" draw:layer="layout" svg:x1="20.759cm" svg:y1="12.28cm" svg:x2="24.626cm" svg:y2="10.584cm">
            <text:p/>
          </draw:line>
          <draw:line draw:style-name="gr3" draw:text-style-name="P2" draw:layer="layout" svg:x1="5.495cm" svg:y1="11.431cm" svg:x2="13.229cm" svg:y2="11.431cm">
            <text:p/>
          </draw:line>
        </draw:g>
        <draw:g>
          <draw:path draw:style-name="gr4" draw:text-style-name="P3" draw:layer="layout" svg:width="1.09cm" svg:height="0.979cm" svg:x="21.354cm" svg:y="12.83cm" svg:viewBox="0 0 1091 980" svg:d="M0 980c475 0 1091-280 1091-560s-18-420-364-420c0 300-727 579-727 980z">
            <text:p/>
          </draw:path>
          <draw:path draw:style-name="gr5" draw:text-style-name="P4" draw:layer="layout" svg:width="2.666cm" svg:height="1.68cm" svg:x="19.415cm" svg:y="12.2cm" svg:viewBox="0 0 2667 1681" svg:d="M2667 0c0 0 0 1121-1 840 2 491-575 841-1331 841s-1334-350-1335-841c1 1 0-350 0-840 0 490 606 840 1334 840s1333-350 1333-840z">
            <text:p/>
          </draw:path>
          <draw:path draw:style-name="gr6" draw:text-style-name="P5" draw:layer="layout" svg:width="2.665cm" svg:height="1.678cm" svg:x="19.414cm" svg:y="11.36cm" svg:viewBox="0 0 2666 1679" svg:d="M1333 0c756 0 1333 363 1333 839s-577 840-1333 840-1333-364-1333-840 577-839 1333-839z">
            <text:p/>
          </draw:path>
          <draw:polygon draw:style-name="gr7" draw:text-style-name="P6" draw:layer="layout" svg:width="0.727cm" svg:height="0.419cm" svg:x="20.869cm" svg:y="12.27cm" svg:viewBox="0 0 728 420" draw:points="364,0 243,70 728,350 606,420 121,140 0,210 0,0">
            <text:p/>
          </draw:polygon>
          <draw:polygon draw:style-name="gr8" draw:text-style-name="P6" draw:layer="layout" svg:width="0.726cm" svg:height="0.419cm" svg:x="19.899cm" svg:y="11.71cm" svg:viewBox="0 0 727 420" draw:points="606,280 727,210 727,420 363,420 484,350 0,70 121,0">
            <text:p/>
          </draw:polygon>
          <draw:polygon draw:style-name="gr9" draw:text-style-name="P6" draw:layer="layout" svg:width="0.727cm" svg:height="0.419cm" svg:x="19.899cm" svg:y="12.27cm" svg:viewBox="0 0 728 420" draw:points="121,280 607,0 728,70 242,350 363,420 0,420 0,210">
            <text:p/>
          </draw:polygon>
          <draw:polygon draw:style-name="gr10" draw:text-style-name="P6" draw:layer="layout" svg:width="0.726cm" svg:height="0.419cm" svg:x="20.869cm" svg:y="11.71cm" svg:viewBox="0 0 727 420" draw:points="484,70 363,0 727,0 727,210 606,140 121,420 0,350">
            <text:p/>
          </draw:polygon>
          <draw:path draw:style-name="gr11" draw:text-style-name="P7" draw:layer="layout" svg:width="2.667cm" svg:height="2.519cm" svg:x="19.414cm" svg:y="11.36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2" draw:text-style-name="P3" draw:layer="layout" svg:width="1.09cm" svg:height="0.979cm" svg:x="13.961cm" svg:y="11.948cm" svg:viewBox="0 0 1091 980" svg:d="M0 980c475 0 1091-280 1091-560s-18-420-364-420c0 300-727 579-727 980z">
            <text:p/>
          </draw:path>
          <draw:path draw:style-name="gr13" draw:text-style-name="P4" draw:layer="layout" svg:width="2.666cm" svg:height="1.68cm" svg:x="12.022cm" svg:y="11.318cm" svg:viewBox="0 0 2667 1681" svg:d="M2667 0c0 0 0 1121-1 840 2 491-575 841-1331 841s-1334-350-1335-841c1 1 0-350 0-840 0 490 606 840 1334 840s1333-350 1333-840z">
            <text:p/>
          </draw:path>
          <draw:path draw:style-name="gr14" draw:text-style-name="P5" draw:layer="layout" svg:width="2.665cm" svg:height="1.678cm" svg:x="12.021cm" svg:y="10.478cm" svg:viewBox="0 0 2666 1679" svg:d="M1333 0c756 0 1333 363 1333 839s-577 840-1333 840-1333-364-1333-840 577-839 1333-839z">
            <text:p/>
          </draw:path>
          <draw:polygon draw:style-name="gr15" draw:text-style-name="P6" draw:layer="layout" svg:width="0.727cm" svg:height="0.419cm" svg:x="13.476cm" svg:y="11.388cm" svg:viewBox="0 0 728 420" draw:points="364,0 243,70 728,350 606,420 121,140 0,210 0,0">
            <text:p/>
          </draw:polygon>
          <draw:polygon draw:style-name="gr16" draw:text-style-name="P6" draw:layer="layout" svg:width="0.726cm" svg:height="0.419cm" svg:x="12.506cm" svg:y="10.828cm" svg:viewBox="0 0 727 420" draw:points="606,280 727,210 727,420 363,420 484,350 0,70 121,0">
            <text:p/>
          </draw:polygon>
          <draw:polygon draw:style-name="gr17" draw:text-style-name="P6" draw:layer="layout" svg:width="0.727cm" svg:height="0.419cm" svg:x="12.506cm" svg:y="11.388cm" svg:viewBox="0 0 728 420" draw:points="121,280 607,0 728,70 242,350 363,420 0,420 0,210">
            <text:p/>
          </draw:polygon>
          <draw:polygon draw:style-name="gr18" draw:text-style-name="P6" draw:layer="layout" svg:width="0.726cm" svg:height="0.419cm" svg:x="13.476cm" svg:y="10.828cm" svg:viewBox="0 0 727 420" draw:points="484,70 363,0 727,0 727,210 606,140 121,420 0,350">
            <text:p/>
          </draw:polygon>
          <draw:path draw:style-name="gr19" draw:text-style-name="P7" draw:layer="layout" svg:width="2.667cm" svg:height="2.519cm" svg:x="12.021cm" svg:y="10.478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20" draw:text-style-name="P3" draw:layer="layout" svg:width="1.09cm" svg:height="0.979cm" svg:x="18.675cm" svg:y="8.625cm" svg:viewBox="0 0 1091 980" svg:d="M0 980c475 0 1091-280 1091-560s-18-420-364-420c0 300-727 579-727 980z">
            <text:p/>
          </draw:path>
          <draw:path draw:style-name="gr21" draw:text-style-name="P4" draw:layer="layout" svg:width="2.666cm" svg:height="1.68cm" svg:x="16.736cm" svg:y="7.995cm" svg:viewBox="0 0 2667 1681" svg:d="M2667 0c0 0 0 1121-1 840 2 491-575 841-1331 841s-1334-350-1335-841c1 1 0-350 0-840 0 490 606 840 1334 840s1333-350 1333-840z">
            <text:p/>
          </draw:path>
          <draw:path draw:style-name="gr22" draw:text-style-name="P5" draw:layer="layout" svg:width="2.665cm" svg:height="1.678cm" svg:x="16.735cm" svg:y="7.155cm" svg:viewBox="0 0 2666 1679" svg:d="M1333 0c756 0 1333 363 1333 839s-577 840-1333 840-1333-364-1333-840 577-839 1333-839z">
            <text:p/>
          </draw:path>
          <draw:polygon draw:style-name="gr23" draw:text-style-name="P6" draw:layer="layout" svg:width="0.727cm" svg:height="0.419cm" svg:x="18.19cm" svg:y="8.065cm" svg:viewBox="0 0 728 420" draw:points="364,0 243,70 728,350 606,420 121,140 0,210 0,0">
            <text:p/>
          </draw:polygon>
          <draw:polygon draw:style-name="gr24" draw:text-style-name="P6" draw:layer="layout" svg:width="0.726cm" svg:height="0.419cm" svg:x="17.22cm" svg:y="7.505cm" svg:viewBox="0 0 727 420" draw:points="606,280 727,210 727,420 363,420 484,350 0,70 121,0">
            <text:p/>
          </draw:polygon>
          <draw:polygon draw:style-name="gr25" draw:text-style-name="P6" draw:layer="layout" svg:width="0.727cm" svg:height="0.419cm" svg:x="17.22cm" svg:y="8.065cm" svg:viewBox="0 0 728 420" draw:points="121,280 607,0 728,70 242,350 363,420 0,420 0,210">
            <text:p/>
          </draw:polygon>
          <draw:polygon draw:style-name="gr26" draw:text-style-name="P6" draw:layer="layout" svg:width="0.726cm" svg:height="0.419cm" svg:x="18.19cm" svg:y="7.505cm" svg:viewBox="0 0 727 420" draw:points="484,70 363,0 727,0 727,210 606,140 121,420 0,350">
            <text:p/>
          </draw:polygon>
          <draw:path draw:style-name="gr27" draw:text-style-name="P7" draw:layer="layout" svg:width="2.667cm" svg:height="2.519cm" svg:x="16.735cm" svg:y="7.155cm" svg:viewBox="0 0 2668 2520" svg:d="M1333 0c756 0 1335 364 1335 840l-1 840c0 490-606 840-1333 840s-1334-350-1334-840c0 0 1-840 0-841 0-476 577-839 1333-839z">
            <text:p/>
          </draw:path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8" draw:text-style-name="P8" draw:layer="layout" svg:width="1.47cm" svg:height="0.866cm" svg:x="5.471cm" svg:y="11.822cm" svg:viewBox="0 0 1471 867" svg:d="M2 867c155 0 1469-310 1469-588 0-279-354-279-509-279 0 93-1017 186-960 867z">
            <text:p/>
          </draw:path>
          <draw:g>
            <draw:polygon draw:style-name="gr29" draw:text-style-name="P9" draw:layer="layout" svg:width="2.657cm" svg:height="1.455cm" svg:x="3.888cm" svg:y="11.079cm" svg:viewBox="0 0 2658 1456" draw:points="1584,1456 0,589 1074,0 2658,867">
              <text:p/>
            </draw:polygon>
            <draw:polygon draw:style-name="gr30" draw:text-style-name="P10" draw:layer="layout" svg:width="1.752cm" svg:height="0.959cm" svg:x="4.51cm" svg:y="11.234cm" svg:viewBox="0 0 1753 960" draw:points="0,248 452,0 1753,713 1301,960">
              <text:p/>
            </draw:polygon>
            <draw:polygon draw:style-name="gr31" draw:text-style-name="P11" draw:layer="layout" svg:width="1.583cm" svg:height="2.229cm" svg:x="4.962cm" svg:y="9.716cm" svg:viewBox="0 0 1584 2230" draw:points="0,1363 0,0 1584,867 1584,2230">
              <text:p/>
            </draw:polygon>
            <draw:polygon draw:style-name="gr32" draw:text-style-name="P12" draw:layer="layout" svg:width="1.469cm" svg:height="1.95cm" svg:x="5.019cm" svg:y="9.809cm" svg:viewBox="0 0 1470 1951" draw:points="0,1146 0,0 1470,805 1470,1951">
              <text:p/>
            </draw:polygon>
            <draw:polygon draw:style-name="gr33" draw:text-style-name="P9" draw:layer="layout" svg:width="1.639cm" svg:height="0.897cm" svg:x="4.962cm" svg:y="9.685cm" svg:viewBox="0 0 1640 898" draw:points="1584,898 0,31 56,0 1640,867">
              <text:p/>
            </draw:polygon>
            <draw:polygon draw:style-name="gr34" draw:text-style-name="P13" draw:layer="layout" svg:width="0.055cm" svg:height="1.393cm" svg:x="6.546cm" svg:y="10.552cm" svg:viewBox="0 0 56 1394" draw:points="0,1394 0,31 56,0 56,1363">
              <text:p/>
            </draw:polygon>
            <draw:polygon draw:style-name="gr35" draw:text-style-name="P13" draw:layer="layout" svg:width="1.073cm" svg:height="0.742cm" svg:x="5.472cm" svg:y="11.946cm" svg:viewBox="0 0 1074 743" draw:points="0,743 0,589 1074,0 1074,155">
              <text:p/>
            </draw:polygon>
            <draw:line draw:style-name="gr36" draw:text-style-name="P14" draw:layer="layout" svg:x1="4.623cm" svg:y1="11.42cm" svg:x2="5.924cm" svg:y2="12.133cm">
              <text:p/>
            </draw:line>
            <draw:line draw:style-name="gr37" draw:text-style-name="P14" draw:layer="layout" svg:x1="4.736cm" svg:y1="11.358cm" svg:x2="6.037cm" svg:y2="12.071cm">
              <text:p/>
            </draw:line>
            <draw:line draw:style-name="gr38" draw:text-style-name="P14" draw:layer="layout" svg:x1="4.85cm" svg:y1="11.296cm" svg:x2="6.151cm" svg:y2="12.009cm">
              <text:p/>
            </draw:line>
            <draw:line draw:style-name="gr39" draw:text-style-name="P14" draw:layer="layout" svg:x1="5.98cm" svg:y1="11.916cm" svg:x2="6.093cm" svg:y2="11.854cm">
              <text:p/>
            </draw:line>
            <draw:line draw:style-name="gr40" draw:text-style-name="P14" draw:layer="layout" svg:x1="5.868cm" svg:y1="11.854cm" svg:x2="5.981cm" svg:y2="11.792cm">
              <text:p/>
            </draw:line>
            <draw:line draw:style-name="gr41" draw:text-style-name="P14" draw:layer="layout" svg:x1="5.754cm" svg:y1="11.792cm" svg:x2="5.867cm" svg:y2="11.73cm">
              <text:p/>
            </draw:line>
            <draw:line draw:style-name="gr42" draw:text-style-name="P14" draw:layer="layout" svg:x1="5.811cm" svg:y1="11.946cm" svg:x2="5.924cm" svg:y2="11.884cm">
              <text:p/>
            </draw:line>
            <draw:line draw:style-name="gr43" draw:text-style-name="P14" draw:layer="layout" svg:x1="5.697cm" svg:y1="11.884cm" svg:x2="5.81cm" svg:y2="11.822cm">
              <text:p/>
            </draw:line>
            <draw:line draw:style-name="gr44" draw:text-style-name="P14" draw:layer="layout" svg:x1="5.585cm" svg:y1="11.822cm" svg:x2="5.698cm" svg:y2="11.76cm">
              <text:p/>
            </draw:line>
            <draw:line draw:style-name="gr45" draw:text-style-name="P14" draw:layer="layout" svg:x1="5.641cm" svg:y1="11.73cm" svg:x2="5.754cm" svg:y2="11.668cm">
              <text:p/>
            </draw:line>
            <draw:line draw:style-name="gr46" draw:text-style-name="P14" draw:layer="layout" svg:x1="5.472cm" svg:y1="11.76cm" svg:x2="5.585cm" svg:y2="11.698cm">
              <text:p/>
            </draw:line>
            <draw:line draw:style-name="gr47" draw:text-style-name="P14" draw:layer="layout" svg:x1="5.528cm" svg:y1="11.668cm" svg:x2="5.641cm" svg:y2="11.606cm">
              <text:p/>
            </draw:line>
            <draw:line draw:style-name="gr48" draw:text-style-name="P14" draw:layer="layout" svg:x1="5.415cm" svg:y1="11.606cm" svg:x2="5.528cm" svg:y2="11.544cm">
              <text:p/>
            </draw:line>
            <draw:line draw:style-name="gr49" draw:text-style-name="P14" draw:layer="layout" svg:x1="5.302cm" svg:y1="11.544cm" svg:x2="5.415cm" svg:y2="11.482cm">
              <text:p/>
            </draw:line>
            <draw:line draw:style-name="gr50" draw:text-style-name="P14" draw:layer="layout" svg:x1="5.358cm" svg:y1="11.698cm" svg:x2="5.471cm" svg:y2="11.636cm">
              <text:p/>
            </draw:line>
            <draw:line draw:style-name="gr51" draw:text-style-name="P14" draw:layer="layout" svg:x1="5.245cm" svg:y1="11.636cm" svg:x2="5.358cm" svg:y2="11.574cm">
              <text:p/>
            </draw:line>
            <draw:line draw:style-name="gr52" draw:text-style-name="P14" draw:layer="layout" svg:x1="5.133cm" svg:y1="11.575cm" svg:x2="5.246cm" svg:y2="11.513cm">
              <text:p/>
            </draw:line>
            <draw:line draw:style-name="gr53" draw:text-style-name="P14" draw:layer="layout" svg:x1="5.189cm" svg:y1="11.482cm" svg:x2="5.302cm" svg:y2="11.42cm">
              <text:p/>
            </draw:line>
            <draw:line draw:style-name="gr54" draw:text-style-name="P14" draw:layer="layout" svg:x1="5.019cm" svg:y1="11.513cm" svg:x2="5.132cm" svg:y2="11.451cm">
              <text:p/>
            </draw:line>
            <draw:line draw:style-name="gr55" draw:text-style-name="P14" draw:layer="layout" svg:x1="5.076cm" svg:y1="11.42cm" svg:x2="5.189cm" svg:y2="11.358cm">
              <text:p/>
            </draw:line>
            <draw:line draw:style-name="gr56" draw:text-style-name="P14" draw:layer="layout" svg:x1="4.962cm" svg:y1="11.358cm" svg:x2="5.075cm" svg:y2="11.296cm">
              <text:p/>
            </draw:line>
            <draw:line draw:style-name="gr57" draw:text-style-name="P14" draw:layer="layout" svg:x1="4.906cm" svg:y1="11.451cm" svg:x2="5.019cm" svg:y2="11.389cm">
              <text:p/>
            </draw:line>
            <draw:line draw:style-name="gr58" draw:text-style-name="P14" draw:layer="layout" svg:x1="5.641cm" svg:y1="11.977cm" svg:x2="5.754cm" svg:y2="11.915cm">
              <text:p/>
            </draw:line>
            <draw:line draw:style-name="gr59" draw:text-style-name="P14" draw:layer="layout" svg:x1="5.528cm" svg:y1="11.916cm" svg:x2="5.641cm" svg:y2="11.854cm">
              <text:p/>
            </draw:line>
            <draw:line draw:style-name="gr60" draw:text-style-name="P14" draw:layer="layout" svg:x1="5.415cm" svg:y1="11.854cm" svg:x2="5.528cm" svg:y2="11.792cm">
              <text:p/>
            </draw:line>
            <draw:line draw:style-name="gr61" draw:text-style-name="P14" draw:layer="layout" svg:x1="5.358cm" svg:y1="11.946cm" svg:x2="5.471cm" svg:y2="11.884cm">
              <text:p/>
            </draw:line>
            <draw:line draw:style-name="gr62" draw:text-style-name="P14" draw:layer="layout" svg:x1="5.245cm" svg:y1="11.884cm" svg:x2="5.358cm" svg:y2="11.822cm">
              <text:p/>
            </draw:line>
            <draw:line draw:style-name="gr63" draw:text-style-name="P14" draw:layer="layout" svg:x1="5.302cm" svg:y1="11.792cm" svg:x2="5.415cm" svg:y2="11.73cm">
              <text:p/>
            </draw:line>
            <draw:line draw:style-name="gr64" draw:text-style-name="P14" draw:layer="layout" svg:x1="5.189cm" svg:y1="11.73cm" svg:x2="5.302cm" svg:y2="11.668cm">
              <text:p/>
            </draw:line>
            <draw:line draw:style-name="gr65" draw:text-style-name="P14" draw:layer="layout" svg:x1="5.076cm" svg:y1="11.668cm" svg:x2="5.189cm" svg:y2="11.606cm">
              <text:p/>
            </draw:line>
            <draw:line draw:style-name="gr66" draw:text-style-name="P14" draw:layer="layout" svg:x1="4.962cm" svg:y1="11.606cm" svg:x2="5.075cm" svg:y2="11.544cm">
              <text:p/>
            </draw:line>
            <draw:line draw:style-name="gr67" draw:text-style-name="P14" draw:layer="layout" svg:x1="4.793cm" svg:y1="11.636cm" svg:x2="4.906cm" svg:y2="11.574cm">
              <text:p/>
            </draw:line>
            <draw:line draw:style-name="gr68" draw:text-style-name="P14" draw:layer="layout" svg:x1="4.85cm" svg:y1="11.544cm" svg:x2="4.963cm" svg:y2="11.482cm">
              <text:p/>
            </draw:line>
            <draw:line draw:style-name="gr69" draw:text-style-name="P14" draw:layer="layout" svg:x1="4.679cm" svg:y1="11.575cm" svg:x2="4.792cm" svg:y2="11.513cm">
              <text:p/>
            </draw:line>
            <draw:line draw:style-name="gr70" draw:text-style-name="P14" draw:layer="layout" svg:x1="5.585cm" svg:y1="12.071cm" svg:x2="5.698cm" svg:y2="12.009cm">
              <text:p/>
            </draw:line>
            <draw:line draw:style-name="gr71" draw:text-style-name="P14" draw:layer="layout" svg:x1="5.472cm" svg:y1="12.008cm" svg:x2="5.585cm" svg:y2="11.946cm">
              <text:p/>
            </draw:line>
            <draw:polygon draw:style-name="gr72" draw:text-style-name="P11" draw:layer="layout" svg:width="1.583cm" svg:height="1.021cm" svg:x="3.888cm" svg:y="11.668cm" svg:viewBox="0 0 1584 1022" draw:points="0,155 0,0 1584,867 1584,1022">
              <text:p/>
            </draw:polygon>
            <draw:polygon draw:style-name="gr73" draw:text-style-name="P15" draw:layer="layout" svg:width="2.714cm" svg:height="3.004cm" svg:x="3.888cm" svg:y="9.685cm" svg:viewBox="0 0 2715 3005" draw:points="1131,0 2715,867 2715,2230 2658,2261 2658,2416 1584,3005 0,2137 0,1983 1074,1394 1074,31">
              <text:p/>
            </draw:polygon>
            <draw:polygon draw:style-name="gr74" draw:text-style-name="P16" draw:layer="layout" svg:width="0.678cm" svg:height="0.371cm" svg:x="4.567cm" svg:y="11.76cm" svg:viewBox="0 0 679 372" draw:points="0,155 283,0 679,217 396,372">
              <text:p/>
            </draw:polygon>
            <draw:line draw:style-name="gr75" draw:text-style-name="P14" draw:layer="layout" svg:x1="5.924cm" svg:y1="12.008cm" svg:x2="6.037cm" svg:y2="11.946cm">
              <text:p/>
            </draw:line>
            <draw:line draw:style-name="gr76" draw:text-style-name="P14" draw:layer="layout" svg:x1="5.754cm" svg:y1="12.039cm" svg:x2="5.867cm" svg:y2="11.977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77" draw:text-style-name="P3" draw:layer="layout" svg:width="1.307cm" svg:height="0.836cm" svg:x="24.437cm" svg:y="10.868cm" svg:viewBox="0 0 1308 837" svg:d="M0 837c370 0 951-264 1201-439 251-174 0-398-126-398z">
            <text:p/>
          </draw:path>
          <draw:g>
            <draw:polygon draw:style-name="gr78" draw:text-style-name="P17" draw:layer="layout" svg:width="0.758cm" svg:height="2.071cm" svg:x="23.678cm" svg:y="9.633cm" svg:viewBox="0 0 759 2072" draw:points="0,1594 0,0 759,478 759,2072">
              <text:p/>
            </draw:polygon>
            <draw:polygon draw:style-name="gr79" draw:text-style-name="P18" draw:layer="layout" svg:width="1.074cm" svg:height="2.27cm" svg:x="24.437cm" svg:y="9.434cm" svg:viewBox="0 0 1075 2271" draw:points="0,2271 0,677 1075,0 1075,1594">
              <text:p/>
            </draw:polygon>
            <draw:polygon draw:style-name="gr80" draw:text-style-name="P19" draw:layer="layout" svg:width="1.833cm" svg:height="1.154cm" svg:x="23.678cm" svg:y="8.956cm" svg:viewBox="0 0 1834 1155" draw:points="759,1155 0,677 1075,0 1834,478">
              <text:p/>
            </draw:polygon>
            <draw:polygon draw:style-name="gr81" draw:text-style-name="P20" draw:layer="layout" svg:width="1.833cm" svg:height="2.748cm" svg:x="23.678cm" svg:y="8.956cm" svg:viewBox="0 0 1834 2749" draw:points="0,2271 0,677 1075,0 1834,478 1834,2072 759,2749">
              <text:p/>
            </draw:polygon>
            <draw:line draw:style-name="gr82" draw:text-style-name="P21" draw:layer="layout" svg:x1="24.31cm" svg:y1="11.307cm" svg:x2="23.804cm" svg:y2="10.988cm">
              <text:p/>
            </draw:line>
            <draw:line draw:style-name="gr83" draw:text-style-name="P21" draw:layer="layout" svg:x1="24.31cm" svg:y1="11.466cm" svg:x2="23.804cm" svg:y2="11.147cm">
              <text:p/>
            </draw:line>
            <draw:line draw:style-name="gr84" draw:text-style-name="P21" draw:layer="layout" svg:x1="24.31cm" svg:y1="11.387cm" svg:x2="23.804cm" svg:y2="11.068cm">
              <text:p/>
            </draw:line>
            <draw:polyline draw:style-name="gr85" draw:text-style-name="P21" draw:layer="layout" svg:width="0.631cm" svg:height="0.477cm" svg:x="23.741cm" svg:y="9.872cm" svg:viewBox="0 0 632 478" draw:points="632,478 0,80 0,0">
              <text:p/>
            </draw:polyline>
            <draw:polyline draw:style-name="gr86" draw:text-style-name="P21" draw:layer="layout" svg:width="0.62cm" svg:height="0.479cm" svg:x="23.752cm" svg:y="9.871cm" svg:viewBox="0 0 621 480" draw:points="621,480 621,400 0,0">
              <text:p/>
            </draw:polyline>
            <draw:polygon draw:style-name="gr87" draw:text-style-name="P22" draw:layer="layout" svg:width="0.073cm" svg:height="0.14cm" svg:x="23.975cm" svg:y="10.667cm" svg:viewBox="0 0 74 141" draw:points="0,94 0,0 74,47 74,141">
              <text:p/>
            </draw:polygon>
            <draw:line draw:style-name="gr88" draw:text-style-name="P21" draw:layer="layout" svg:x1="24.31cm" svg:y1="11.227cm" svg:x2="23.804cm" svg:y2="10.908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89" draw:text-style-name="P3" draw:layer="layout" svg:width="1.307cm" svg:height="0.836cm" svg:x="23.079cm" svg:y="7.979cm" svg:viewBox="0 0 1308 837" svg:d="M0 837c370 0 951-264 1201-439 251-174 0-398-126-398z">
            <text:p/>
          </draw:path>
          <draw:g>
            <draw:polygon draw:style-name="gr90" draw:text-style-name="P17" draw:layer="layout" svg:width="0.758cm" svg:height="2.071cm" svg:x="22.32cm" svg:y="6.744cm" svg:viewBox="0 0 759 2072" draw:points="0,1594 0,0 759,478 759,2072">
              <text:p/>
            </draw:polygon>
            <draw:polygon draw:style-name="gr91" draw:text-style-name="P18" draw:layer="layout" svg:width="1.074cm" svg:height="2.27cm" svg:x="23.079cm" svg:y="6.545cm" svg:viewBox="0 0 1075 2271" draw:points="0,2271 0,677 1075,0 1075,1594">
              <text:p/>
            </draw:polygon>
            <draw:polygon draw:style-name="gr92" draw:text-style-name="P19" draw:layer="layout" svg:width="1.833cm" svg:height="1.154cm" svg:x="22.32cm" svg:y="6.067cm" svg:viewBox="0 0 1834 1155" draw:points="759,1155 0,677 1075,0 1834,478">
              <text:p/>
            </draw:polygon>
            <draw:polygon draw:style-name="gr93" draw:text-style-name="P20" draw:layer="layout" svg:width="1.833cm" svg:height="2.748cm" svg:x="22.32cm" svg:y="6.067cm" svg:viewBox="0 0 1834 2749" draw:points="0,2271 0,677 1075,0 1834,478 1834,2072 759,2749">
              <text:p/>
            </draw:polygon>
            <draw:line draw:style-name="gr94" draw:text-style-name="P21" draw:layer="layout" svg:x1="22.952cm" svg:y1="8.418cm" svg:x2="22.446cm" svg:y2="8.099cm">
              <text:p/>
            </draw:line>
            <draw:line draw:style-name="gr95" draw:text-style-name="P21" draw:layer="layout" svg:x1="22.952cm" svg:y1="8.577cm" svg:x2="22.446cm" svg:y2="8.258cm">
              <text:p/>
            </draw:line>
            <draw:line draw:style-name="gr96" draw:text-style-name="P21" draw:layer="layout" svg:x1="22.952cm" svg:y1="8.498cm" svg:x2="22.446cm" svg:y2="8.179cm">
              <text:p/>
            </draw:line>
            <draw:polyline draw:style-name="gr97" draw:text-style-name="P21" draw:layer="layout" svg:width="0.631cm" svg:height="0.477cm" svg:x="22.383cm" svg:y="6.983cm" svg:viewBox="0 0 632 478" draw:points="632,478 0,80 0,0">
              <text:p/>
            </draw:polyline>
            <draw:polyline draw:style-name="gr98" draw:text-style-name="P21" draw:layer="layout" svg:width="0.62cm" svg:height="0.479cm" svg:x="22.394cm" svg:y="6.982cm" svg:viewBox="0 0 621 480" draw:points="621,480 621,400 0,0">
              <text:p/>
            </draw:polyline>
            <draw:polygon draw:style-name="gr99" draw:text-style-name="P22" draw:layer="layout" svg:width="0.073cm" svg:height="0.14cm" svg:x="22.617cm" svg:y="7.778cm" svg:viewBox="0 0 74 141" draw:points="0,94 0,0 74,47 74,141">
              <text:p/>
            </draw:polygon>
            <draw:line draw:style-name="gr100" draw:text-style-name="P21" draw:layer="layout" svg:x1="22.952cm" svg:y1="8.338cm" svg:x2="22.446cm" svg:y2="8.019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01" draw:text-style-name="P8" draw:layer="layout" svg:width="1.307cm" svg:height="0.836cm" svg:x="56.379cm" svg:y="24.506cm" svg:viewBox="0 0 1308 837" svg:d="M0 837c370 0 951-264 1201-439 251-174 0-398-126-398z">
            <text:p/>
          </draw:path>
          <draw:g>
            <draw:polygon draw:style-name="gr102" draw:text-style-name="P11" draw:layer="layout" svg:width="0.758cm" svg:height="2.071cm" svg:x="55.62cm" svg:y="23.271cm" svg:viewBox="0 0 759 2072" draw:points="0,1594 0,0 759,478 759,2072">
              <text:p/>
            </draw:polygon>
            <draw:polygon draw:style-name="gr103" draw:text-style-name="P23" draw:layer="layout" svg:width="1.074cm" svg:height="2.27cm" svg:x="56.379cm" svg:y="23.072cm" svg:viewBox="0 0 1075 2271" draw:points="0,2271 0,677 1075,0 1075,1594">
              <text:p/>
            </draw:polygon>
            <draw:polygon draw:style-name="gr104" draw:text-style-name="P9" draw:layer="layout" svg:width="1.833cm" svg:height="1.154cm" svg:x="55.62cm" svg:y="22.594cm" svg:viewBox="0 0 1834 1155" draw:points="759,1155 0,677 1075,0 1834,478">
              <text:p/>
            </draw:polygon>
            <draw:polygon draw:style-name="gr105" draw:text-style-name="P15" draw:layer="layout" svg:width="1.833cm" svg:height="2.748cm" svg:x="55.62cm" svg:y="22.594cm" svg:viewBox="0 0 1834 2749" draw:points="0,2271 0,677 1075,0 1834,478 1834,2072 759,2749">
              <text:p/>
            </draw:polygon>
            <draw:line draw:style-name="gr106" draw:text-style-name="P14" draw:layer="layout" svg:x1="56.252cm" svg:y1="24.945cm" svg:x2="55.746cm" svg:y2="24.626cm">
              <text:p/>
            </draw:line>
            <draw:line draw:style-name="gr107" draw:text-style-name="P14" draw:layer="layout" svg:x1="56.252cm" svg:y1="25.104cm" svg:x2="55.746cm" svg:y2="24.785cm">
              <text:p/>
            </draw:line>
            <draw:line draw:style-name="gr108" draw:text-style-name="P14" draw:layer="layout" svg:x1="56.252cm" svg:y1="25.025cm" svg:x2="55.746cm" svg:y2="24.706cm">
              <text:p/>
            </draw:line>
            <draw:polyline draw:style-name="gr109" draw:text-style-name="P14" draw:layer="layout" svg:width="0.631cm" svg:height="0.477cm" svg:x="55.683cm" svg:y="23.51cm" svg:viewBox="0 0 632 478" draw:points="632,478 0,80 0,0">
              <text:p/>
            </draw:polyline>
            <draw:polyline draw:style-name="gr110" draw:text-style-name="P14" draw:layer="layout" svg:width="0.62cm" svg:height="0.479cm" svg:x="55.694cm" svg:y="23.509cm" svg:viewBox="0 0 621 480" draw:points="621,480 621,400 0,0">
              <text:p/>
            </draw:polyline>
            <draw:polygon draw:style-name="gr111" draw:text-style-name="P24" draw:layer="layout" svg:width="0.073cm" svg:height="0.14cm" svg:x="55.917cm" svg:y="24.305cm" svg:viewBox="0 0 74 141" draw:points="0,94 0,0 74,47 74,141">
              <text:p/>
            </draw:polygon>
            <draw:line draw:style-name="gr112" draw:text-style-name="P14" draw:layer="layout" svg:x1="56.252cm" svg:y1="24.865cm" svg:x2="55.746cm" svg:y2="24.546cm">
              <text:p/>
            </draw:line>
          </draw:g>
        </draw:g>
        <draw:frame draw:style-name="gr113" draw:text-style-name="P26" draw:layer="layout" svg:width="0.968cm" svg:height="1.127cm" svg:x="19.404cm" svg:y="6.986cm">
          <draw:text-box>
            <text:p text:style-name="P25">2</text:p>
          </draw:text-box>
        </draw:frame>
        <draw:frame draw:style-name="gr113" draw:text-style-name="P26" draw:layer="layout" svg:width="0.968cm" svg:height="1.127cm" svg:x="19.27cm" svg:y="9.198cm">
          <draw:text-box>
            <text:p text:style-name="P25">3</text:p>
          </draw:text-box>
        </draw:frame>
        <draw:frame draw:style-name="gr113" draw:text-style-name="P26" draw:layer="layout" svg:width="0.968cm" svg:height="1.127cm" svg:x="20.416cm" svg:y="10.471cm">
          <draw:text-box>
            <text:p text:style-name="P25">2</text:p>
          </draw:text-box>
        </draw:frame>
        <draw:frame draw:style-name="gr113" draw:text-style-name="P26" draw:layer="layout" svg:width="0.968cm" svg:height="1.127cm" svg:x="22.191cm" svg:y="11.746cm">
          <draw:text-box>
            <text:p text:style-name="P25">3</text:p>
          </draw:text-box>
        </draw:frame>
        <draw:frame draw:style-name="gr113" draw:text-style-name="P26" draw:layer="layout" svg:width="0.968cm" svg:height="1.127cm" svg:x="15.78cm" svg:y="8.321cm">
          <draw:text-box>
            <text:p text:style-name="P25">1</text:p>
          </draw:text-box>
        </draw:frame>
        <draw:frame draw:style-name="gr113" draw:text-style-name="P26" draw:layer="layout" svg:width="0.968cm" svg:height="1.127cm" svg:x="13.893cm" svg:y="9.757cm">
          <draw:text-box>
            <text:p text:style-name="P25">2</text:p>
          </draw:text-box>
        </draw:frame>
        <draw:frame draw:style-name="gr113" draw:text-style-name="P26" draw:layer="layout" svg:width="0.968cm" svg:height="1.127cm" svg:x="14.823cm" svg:y="11.944cm">
          <draw:text-box>
            <text:p text:style-name="P25">3</text:p>
          </draw:text-box>
        </draw:frame>
        <draw:frame draw:style-name="gr113" draw:text-style-name="P26" draw:layer="layout" svg:width="0.968cm" svg:height="1.127cm" svg:x="18.488cm" svg:y="12.585cm">
          <draw:text-box>
            <text:p text:style-name="P25">1</text:p>
          </draw:text-box>
        </draw:frame>
        <draw:frame draw:style-name="gr113" draw:text-style-name="P26" draw:layer="layout" svg:width="0.968cm" svg:height="1.127cm" svg:x="11.054cm" svg:y="11.522cm">
          <draw:text-box>
            <text:p text:style-name="P25">1</text:p>
          </draw:text-box>
        </draw:frame>
      </draw:page>
      <draw:page draw:name="page2" draw:style-name="dp1" draw:master-page-name="Default">
        <draw:custom-shape draw:style-name="gr1" draw:text-style-name="P1" draw:layer="layout" svg:width="22.862cm" svg:height="14.959cm" svg:x="3.46cm" svg:y="3.01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3.218cm" svg:y1="11.528cm" svg:x2="17.978cm" svg:y2="8.209cm">
            <text:p/>
          </draw:line>
          <draw:line draw:style-name="gr2" draw:text-style-name="P2" draw:layer="layout" svg:x1="13.272cm" svg:y1="11.488cm" svg:x2="19.945cm" svg:y2="12.619cm">
            <text:p/>
          </draw:line>
          <draw:line draw:style-name="gr2" draw:text-style-name="P2" draw:layer="layout" svg:x1="20.827cm" svg:y1="12.008cm" svg:x2="17.91cm" svg:y2="8.175cm">
            <text:p/>
          </draw:line>
          <draw:line draw:style-name="gr2" draw:text-style-name="P2" draw:layer="layout" svg:x1="17.783cm" svg:y1="8.3cm" svg:x2="22.931cm" svg:y2="7.633cm">
            <text:p/>
          </draw:line>
          <draw:line draw:style-name="gr2" draw:text-style-name="P2" draw:layer="layout" svg:x1="20.759cm" svg:y1="12.28cm" svg:x2="24.626cm" svg:y2="10.584cm">
            <text:p/>
          </draw:line>
          <draw:line draw:style-name="gr3" draw:text-style-name="P2" draw:layer="layout" svg:x1="5.495cm" svg:y1="11.431cm" svg:x2="13.229cm" svg:y2="11.431cm">
            <text:p/>
          </draw:line>
        </draw:g>
        <draw:g>
          <draw:path draw:style-name="gr114" draw:text-style-name="P3" draw:layer="layout" svg:width="1.09cm" svg:height="0.979cm" svg:x="21.354cm" svg:y="12.83cm" svg:viewBox="0 0 1091 980" svg:d="M0 980c475 0 1091-280 1091-560s-18-420-364-420c0 300-727 579-727 980z">
            <text:p/>
          </draw:path>
          <draw:path draw:style-name="gr115" draw:text-style-name="P4" draw:layer="layout" svg:width="2.666cm" svg:height="1.68cm" svg:x="19.415cm" svg:y="12.2cm" svg:viewBox="0 0 2667 1681" svg:d="M2667 0c0 0 0 1121-1 840 2 491-575 841-1331 841s-1334-350-1335-841c1 1 0-350 0-840 0 490 606 840 1334 840s1333-350 1333-840z">
            <text:p/>
          </draw:path>
          <draw:path draw:style-name="gr116" draw:text-style-name="P5" draw:layer="layout" svg:width="2.665cm" svg:height="1.678cm" svg:x="19.414cm" svg:y="11.36cm" svg:viewBox="0 0 2666 1679" svg:d="M1333 0c756 0 1333 363 1333 839s-577 840-1333 840-1333-364-1333-840 577-839 1333-839z">
            <text:p/>
          </draw:path>
          <draw:polygon draw:style-name="gr117" draw:text-style-name="P6" draw:layer="layout" svg:width="0.727cm" svg:height="0.419cm" svg:x="20.869cm" svg:y="12.27cm" svg:viewBox="0 0 728 420" draw:points="364,0 243,70 728,350 606,420 121,140 0,210 0,0">
            <text:p/>
          </draw:polygon>
          <draw:polygon draw:style-name="gr118" draw:text-style-name="P6" draw:layer="layout" svg:width="0.726cm" svg:height="0.419cm" svg:x="19.899cm" svg:y="11.71cm" svg:viewBox="0 0 727 420" draw:points="606,280 727,210 727,420 363,420 484,350 0,70 121,0">
            <text:p/>
          </draw:polygon>
          <draw:polygon draw:style-name="gr119" draw:text-style-name="P6" draw:layer="layout" svg:width="0.727cm" svg:height="0.419cm" svg:x="19.899cm" svg:y="12.27cm" svg:viewBox="0 0 728 420" draw:points="121,280 607,0 728,70 242,350 363,420 0,420 0,210">
            <text:p/>
          </draw:polygon>
          <draw:polygon draw:style-name="gr120" draw:text-style-name="P6" draw:layer="layout" svg:width="0.726cm" svg:height="0.419cm" svg:x="20.869cm" svg:y="11.71cm" svg:viewBox="0 0 727 420" draw:points="484,70 363,0 727,0 727,210 606,140 121,420 0,350">
            <text:p/>
          </draw:polygon>
          <draw:path draw:style-name="gr121" draw:text-style-name="P7" draw:layer="layout" svg:width="2.667cm" svg:height="2.519cm" svg:x="19.414cm" svg:y="11.36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22" draw:text-style-name="P3" draw:layer="layout" svg:width="1.09cm" svg:height="0.979cm" svg:x="13.961cm" svg:y="11.948cm" svg:viewBox="0 0 1091 980" svg:d="M0 980c475 0 1091-280 1091-560s-18-420-364-420c0 300-727 579-727 980z">
            <text:p/>
          </draw:path>
          <draw:path draw:style-name="gr123" draw:text-style-name="P4" draw:layer="layout" svg:width="2.666cm" svg:height="1.68cm" svg:x="12.022cm" svg:y="11.318cm" svg:viewBox="0 0 2667 1681" svg:d="M2667 0c0 0 0 1121-1 840 2 491-575 841-1331 841s-1334-350-1335-841c1 1 0-350 0-840 0 490 606 840 1334 840s1333-350 1333-840z">
            <text:p/>
          </draw:path>
          <draw:path draw:style-name="gr124" draw:text-style-name="P5" draw:layer="layout" svg:width="2.665cm" svg:height="1.678cm" svg:x="12.021cm" svg:y="10.478cm" svg:viewBox="0 0 2666 1679" svg:d="M1333 0c756 0 1333 363 1333 839s-577 840-1333 840-1333-364-1333-840 577-839 1333-839z">
            <text:p/>
          </draw:path>
          <draw:polygon draw:style-name="gr125" draw:text-style-name="P6" draw:layer="layout" svg:width="0.727cm" svg:height="0.419cm" svg:x="13.476cm" svg:y="11.388cm" svg:viewBox="0 0 728 420" draw:points="364,0 243,70 728,350 606,420 121,140 0,210 0,0">
            <text:p/>
          </draw:polygon>
          <draw:polygon draw:style-name="gr126" draw:text-style-name="P6" draw:layer="layout" svg:width="0.726cm" svg:height="0.419cm" svg:x="12.506cm" svg:y="10.828cm" svg:viewBox="0 0 727 420" draw:points="606,280 727,210 727,420 363,420 484,350 0,70 121,0">
            <text:p/>
          </draw:polygon>
          <draw:polygon draw:style-name="gr127" draw:text-style-name="P6" draw:layer="layout" svg:width="0.727cm" svg:height="0.419cm" svg:x="12.506cm" svg:y="11.388cm" svg:viewBox="0 0 728 420" draw:points="121,280 607,0 728,70 242,350 363,420 0,420 0,210">
            <text:p/>
          </draw:polygon>
          <draw:polygon draw:style-name="gr128" draw:text-style-name="P6" draw:layer="layout" svg:width="0.726cm" svg:height="0.419cm" svg:x="13.476cm" svg:y="10.828cm" svg:viewBox="0 0 727 420" draw:points="484,70 363,0 727,0 727,210 606,140 121,420 0,350">
            <text:p/>
          </draw:polygon>
          <draw:path draw:style-name="gr129" draw:text-style-name="P7" draw:layer="layout" svg:width="2.667cm" svg:height="2.519cm" svg:x="12.021cm" svg:y="10.478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30" draw:text-style-name="P3" draw:layer="layout" svg:width="1.09cm" svg:height="0.979cm" svg:x="18.675cm" svg:y="8.625cm" svg:viewBox="0 0 1091 980" svg:d="M0 980c475 0 1091-280 1091-560s-18-420-364-420c0 300-727 579-727 980z">
            <text:p/>
          </draw:path>
          <draw:path draw:style-name="gr131" draw:text-style-name="P4" draw:layer="layout" svg:width="2.666cm" svg:height="1.68cm" svg:x="16.736cm" svg:y="7.995cm" svg:viewBox="0 0 2667 1681" svg:d="M2667 0c0 0 0 1121-1 840 2 491-575 841-1331 841s-1334-350-1335-841c1 1 0-350 0-840 0 490 606 840 1334 840s1333-350 1333-840z">
            <text:p/>
          </draw:path>
          <draw:path draw:style-name="gr132" draw:text-style-name="P5" draw:layer="layout" svg:width="2.665cm" svg:height="1.678cm" svg:x="16.735cm" svg:y="7.155cm" svg:viewBox="0 0 2666 1679" svg:d="M1333 0c756 0 1333 363 1333 839s-577 840-1333 840-1333-364-1333-840 577-839 1333-839z">
            <text:p/>
          </draw:path>
          <draw:polygon draw:style-name="gr133" draw:text-style-name="P6" draw:layer="layout" svg:width="0.727cm" svg:height="0.419cm" svg:x="18.19cm" svg:y="8.065cm" svg:viewBox="0 0 728 420" draw:points="364,0 243,70 728,350 606,420 121,140 0,210 0,0">
            <text:p/>
          </draw:polygon>
          <draw:polygon draw:style-name="gr134" draw:text-style-name="P6" draw:layer="layout" svg:width="0.726cm" svg:height="0.419cm" svg:x="17.22cm" svg:y="7.505cm" svg:viewBox="0 0 727 420" draw:points="606,280 727,210 727,420 363,420 484,350 0,70 121,0">
            <text:p/>
          </draw:polygon>
          <draw:polygon draw:style-name="gr135" draw:text-style-name="P6" draw:layer="layout" svg:width="0.727cm" svg:height="0.419cm" svg:x="17.22cm" svg:y="8.065cm" svg:viewBox="0 0 728 420" draw:points="121,280 607,0 728,70 242,350 363,420 0,420 0,210">
            <text:p/>
          </draw:polygon>
          <draw:polygon draw:style-name="gr136" draw:text-style-name="P6" draw:layer="layout" svg:width="0.726cm" svg:height="0.419cm" svg:x="18.19cm" svg:y="7.505cm" svg:viewBox="0 0 727 420" draw:points="484,70 363,0 727,0 727,210 606,140 121,420 0,350">
            <text:p/>
          </draw:polygon>
          <draw:path draw:style-name="gr137" draw:text-style-name="P7" draw:layer="layout" svg:width="2.667cm" svg:height="2.519cm" svg:x="16.735cm" svg:y="7.155cm" svg:viewBox="0 0 2668 2520" svg:d="M1333 0c756 0 1335 364 1335 840l-1 840c0 490-606 840-1333 840s-1334-350-1334-840c0 0 1-840 0-841 0-476 577-839 1333-839z">
            <text:p/>
          </draw:path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8" draw:text-style-name="P8" draw:layer="layout" svg:width="1.47cm" svg:height="0.866cm" svg:x="5.471cm" svg:y="11.822cm" svg:viewBox="0 0 1471 867" svg:d="M2 867c155 0 1469-310 1469-588 0-279-354-279-509-279 0 93-1017 186-960 867z">
            <text:p/>
          </draw:path>
          <draw:g>
            <draw:polygon draw:style-name="gr139" draw:text-style-name="P9" draw:layer="layout" svg:width="2.657cm" svg:height="1.455cm" svg:x="3.888cm" svg:y="11.079cm" svg:viewBox="0 0 2658 1456" draw:points="1584,1456 0,589 1074,0 2658,867">
              <text:p/>
            </draw:polygon>
            <draw:polygon draw:style-name="gr140" draw:text-style-name="P10" draw:layer="layout" svg:width="1.752cm" svg:height="0.959cm" svg:x="4.51cm" svg:y="11.234cm" svg:viewBox="0 0 1753 960" draw:points="0,248 452,0 1753,713 1301,960">
              <text:p/>
            </draw:polygon>
            <draw:polygon draw:style-name="gr141" draw:text-style-name="P11" draw:layer="layout" svg:width="1.583cm" svg:height="2.229cm" svg:x="4.962cm" svg:y="9.716cm" svg:viewBox="0 0 1584 2230" draw:points="0,1363 0,0 1584,867 1584,2230">
              <text:p/>
            </draw:polygon>
            <draw:polygon draw:style-name="gr142" draw:text-style-name="P12" draw:layer="layout" svg:width="1.469cm" svg:height="1.95cm" svg:x="5.019cm" svg:y="9.809cm" svg:viewBox="0 0 1470 1951" draw:points="0,1146 0,0 1470,805 1470,1951">
              <text:p/>
            </draw:polygon>
            <draw:polygon draw:style-name="gr143" draw:text-style-name="P9" draw:layer="layout" svg:width="1.639cm" svg:height="0.897cm" svg:x="4.962cm" svg:y="9.685cm" svg:viewBox="0 0 1640 898" draw:points="1584,898 0,31 56,0 1640,867">
              <text:p/>
            </draw:polygon>
            <draw:polygon draw:style-name="gr144" draw:text-style-name="P13" draw:layer="layout" svg:width="0.055cm" svg:height="1.393cm" svg:x="6.546cm" svg:y="10.552cm" svg:viewBox="0 0 56 1394" draw:points="0,1394 0,31 56,0 56,1363">
              <text:p/>
            </draw:polygon>
            <draw:polygon draw:style-name="gr145" draw:text-style-name="P13" draw:layer="layout" svg:width="1.073cm" svg:height="0.742cm" svg:x="5.472cm" svg:y="11.946cm" svg:viewBox="0 0 1074 743" draw:points="0,743 0,589 1074,0 1074,155">
              <text:p/>
            </draw:polygon>
            <draw:line draw:style-name="gr146" draw:text-style-name="P14" draw:layer="layout" svg:x1="4.623cm" svg:y1="11.42cm" svg:x2="5.924cm" svg:y2="12.133cm">
              <text:p/>
            </draw:line>
            <draw:line draw:style-name="gr147" draw:text-style-name="P14" draw:layer="layout" svg:x1="4.736cm" svg:y1="11.358cm" svg:x2="6.037cm" svg:y2="12.071cm">
              <text:p/>
            </draw:line>
            <draw:line draw:style-name="gr148" draw:text-style-name="P14" draw:layer="layout" svg:x1="4.85cm" svg:y1="11.296cm" svg:x2="6.151cm" svg:y2="12.009cm">
              <text:p/>
            </draw:line>
            <draw:line draw:style-name="gr149" draw:text-style-name="P14" draw:layer="layout" svg:x1="5.98cm" svg:y1="11.916cm" svg:x2="6.093cm" svg:y2="11.854cm">
              <text:p/>
            </draw:line>
            <draw:line draw:style-name="gr150" draw:text-style-name="P14" draw:layer="layout" svg:x1="5.868cm" svg:y1="11.854cm" svg:x2="5.981cm" svg:y2="11.792cm">
              <text:p/>
            </draw:line>
            <draw:line draw:style-name="gr151" draw:text-style-name="P14" draw:layer="layout" svg:x1="5.754cm" svg:y1="11.792cm" svg:x2="5.867cm" svg:y2="11.73cm">
              <text:p/>
            </draw:line>
            <draw:line draw:style-name="gr152" draw:text-style-name="P14" draw:layer="layout" svg:x1="5.811cm" svg:y1="11.946cm" svg:x2="5.924cm" svg:y2="11.884cm">
              <text:p/>
            </draw:line>
            <draw:line draw:style-name="gr153" draw:text-style-name="P14" draw:layer="layout" svg:x1="5.697cm" svg:y1="11.884cm" svg:x2="5.81cm" svg:y2="11.822cm">
              <text:p/>
            </draw:line>
            <draw:line draw:style-name="gr154" draw:text-style-name="P14" draw:layer="layout" svg:x1="5.585cm" svg:y1="11.822cm" svg:x2="5.698cm" svg:y2="11.76cm">
              <text:p/>
            </draw:line>
            <draw:line draw:style-name="gr155" draw:text-style-name="P14" draw:layer="layout" svg:x1="5.641cm" svg:y1="11.73cm" svg:x2="5.754cm" svg:y2="11.668cm">
              <text:p/>
            </draw:line>
            <draw:line draw:style-name="gr156" draw:text-style-name="P14" draw:layer="layout" svg:x1="5.472cm" svg:y1="11.76cm" svg:x2="5.585cm" svg:y2="11.698cm">
              <text:p/>
            </draw:line>
            <draw:line draw:style-name="gr157" draw:text-style-name="P14" draw:layer="layout" svg:x1="5.528cm" svg:y1="11.668cm" svg:x2="5.641cm" svg:y2="11.606cm">
              <text:p/>
            </draw:line>
            <draw:line draw:style-name="gr158" draw:text-style-name="P14" draw:layer="layout" svg:x1="5.415cm" svg:y1="11.606cm" svg:x2="5.528cm" svg:y2="11.544cm">
              <text:p/>
            </draw:line>
            <draw:line draw:style-name="gr159" draw:text-style-name="P14" draw:layer="layout" svg:x1="5.302cm" svg:y1="11.544cm" svg:x2="5.415cm" svg:y2="11.482cm">
              <text:p/>
            </draw:line>
            <draw:line draw:style-name="gr160" draw:text-style-name="P14" draw:layer="layout" svg:x1="5.358cm" svg:y1="11.698cm" svg:x2="5.471cm" svg:y2="11.636cm">
              <text:p/>
            </draw:line>
            <draw:line draw:style-name="gr161" draw:text-style-name="P14" draw:layer="layout" svg:x1="5.245cm" svg:y1="11.636cm" svg:x2="5.358cm" svg:y2="11.574cm">
              <text:p/>
            </draw:line>
            <draw:line draw:style-name="gr162" draw:text-style-name="P14" draw:layer="layout" svg:x1="5.133cm" svg:y1="11.575cm" svg:x2="5.246cm" svg:y2="11.513cm">
              <text:p/>
            </draw:line>
            <draw:line draw:style-name="gr163" draw:text-style-name="P14" draw:layer="layout" svg:x1="5.189cm" svg:y1="11.482cm" svg:x2="5.302cm" svg:y2="11.42cm">
              <text:p/>
            </draw:line>
            <draw:line draw:style-name="gr164" draw:text-style-name="P14" draw:layer="layout" svg:x1="5.019cm" svg:y1="11.513cm" svg:x2="5.132cm" svg:y2="11.451cm">
              <text:p/>
            </draw:line>
            <draw:line draw:style-name="gr165" draw:text-style-name="P14" draw:layer="layout" svg:x1="5.076cm" svg:y1="11.42cm" svg:x2="5.189cm" svg:y2="11.358cm">
              <text:p/>
            </draw:line>
            <draw:line draw:style-name="gr166" draw:text-style-name="P14" draw:layer="layout" svg:x1="4.962cm" svg:y1="11.358cm" svg:x2="5.075cm" svg:y2="11.296cm">
              <text:p/>
            </draw:line>
            <draw:line draw:style-name="gr167" draw:text-style-name="P14" draw:layer="layout" svg:x1="4.906cm" svg:y1="11.451cm" svg:x2="5.019cm" svg:y2="11.389cm">
              <text:p/>
            </draw:line>
            <draw:line draw:style-name="gr168" draw:text-style-name="P14" draw:layer="layout" svg:x1="5.641cm" svg:y1="11.977cm" svg:x2="5.754cm" svg:y2="11.915cm">
              <text:p/>
            </draw:line>
            <draw:line draw:style-name="gr169" draw:text-style-name="P14" draw:layer="layout" svg:x1="5.528cm" svg:y1="11.916cm" svg:x2="5.641cm" svg:y2="11.854cm">
              <text:p/>
            </draw:line>
            <draw:line draw:style-name="gr170" draw:text-style-name="P14" draw:layer="layout" svg:x1="5.415cm" svg:y1="11.854cm" svg:x2="5.528cm" svg:y2="11.792cm">
              <text:p/>
            </draw:line>
            <draw:line draw:style-name="gr171" draw:text-style-name="P14" draw:layer="layout" svg:x1="5.358cm" svg:y1="11.946cm" svg:x2="5.471cm" svg:y2="11.884cm">
              <text:p/>
            </draw:line>
            <draw:line draw:style-name="gr172" draw:text-style-name="P14" draw:layer="layout" svg:x1="5.245cm" svg:y1="11.884cm" svg:x2="5.358cm" svg:y2="11.822cm">
              <text:p/>
            </draw:line>
            <draw:line draw:style-name="gr173" draw:text-style-name="P14" draw:layer="layout" svg:x1="5.302cm" svg:y1="11.792cm" svg:x2="5.415cm" svg:y2="11.73cm">
              <text:p/>
            </draw:line>
            <draw:line draw:style-name="gr174" draw:text-style-name="P14" draw:layer="layout" svg:x1="5.189cm" svg:y1="11.73cm" svg:x2="5.302cm" svg:y2="11.668cm">
              <text:p/>
            </draw:line>
            <draw:line draw:style-name="gr175" draw:text-style-name="P14" draw:layer="layout" svg:x1="5.076cm" svg:y1="11.668cm" svg:x2="5.189cm" svg:y2="11.606cm">
              <text:p/>
            </draw:line>
            <draw:line draw:style-name="gr176" draw:text-style-name="P14" draw:layer="layout" svg:x1="4.962cm" svg:y1="11.606cm" svg:x2="5.075cm" svg:y2="11.544cm">
              <text:p/>
            </draw:line>
            <draw:line draw:style-name="gr177" draw:text-style-name="P14" draw:layer="layout" svg:x1="4.793cm" svg:y1="11.636cm" svg:x2="4.906cm" svg:y2="11.574cm">
              <text:p/>
            </draw:line>
            <draw:line draw:style-name="gr178" draw:text-style-name="P14" draw:layer="layout" svg:x1="4.85cm" svg:y1="11.544cm" svg:x2="4.963cm" svg:y2="11.482cm">
              <text:p/>
            </draw:line>
            <draw:line draw:style-name="gr179" draw:text-style-name="P14" draw:layer="layout" svg:x1="4.679cm" svg:y1="11.575cm" svg:x2="4.792cm" svg:y2="11.513cm">
              <text:p/>
            </draw:line>
            <draw:line draw:style-name="gr180" draw:text-style-name="P14" draw:layer="layout" svg:x1="5.585cm" svg:y1="12.071cm" svg:x2="5.698cm" svg:y2="12.009cm">
              <text:p/>
            </draw:line>
            <draw:line draw:style-name="gr181" draw:text-style-name="P14" draw:layer="layout" svg:x1="5.472cm" svg:y1="12.008cm" svg:x2="5.585cm" svg:y2="11.946cm">
              <text:p/>
            </draw:line>
            <draw:polygon draw:style-name="gr182" draw:text-style-name="P11" draw:layer="layout" svg:width="1.583cm" svg:height="1.021cm" svg:x="3.888cm" svg:y="11.668cm" svg:viewBox="0 0 1584 1022" draw:points="0,155 0,0 1584,867 1584,1022">
              <text:p/>
            </draw:polygon>
            <draw:polygon draw:style-name="gr183" draw:text-style-name="P15" draw:layer="layout" svg:width="2.714cm" svg:height="3.004cm" svg:x="3.888cm" svg:y="9.685cm" svg:viewBox="0 0 2715 3005" draw:points="1131,0 2715,867 2715,2230 2658,2261 2658,2416 1584,3005 0,2137 0,1983 1074,1394 1074,31">
              <text:p/>
            </draw:polygon>
            <draw:polygon draw:style-name="gr184" draw:text-style-name="P16" draw:layer="layout" svg:width="0.678cm" svg:height="0.371cm" svg:x="4.567cm" svg:y="11.76cm" svg:viewBox="0 0 679 372" draw:points="0,155 283,0 679,217 396,372">
              <text:p/>
            </draw:polygon>
            <draw:line draw:style-name="gr185" draw:text-style-name="P14" draw:layer="layout" svg:x1="5.924cm" svg:y1="12.008cm" svg:x2="6.037cm" svg:y2="11.946cm">
              <text:p/>
            </draw:line>
            <draw:line draw:style-name="gr186" draw:text-style-name="P14" draw:layer="layout" svg:x1="5.754cm" svg:y1="12.039cm" svg:x2="5.867cm" svg:y2="11.977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87" draw:text-style-name="P3" draw:layer="layout" svg:width="1.307cm" svg:height="0.836cm" svg:x="24.437cm" svg:y="10.868cm" svg:viewBox="0 0 1308 837" svg:d="M0 837c370 0 951-264 1201-439 251-174 0-398-126-398z">
            <text:p/>
          </draw:path>
          <draw:g>
            <draw:polygon draw:style-name="gr188" draw:text-style-name="P17" draw:layer="layout" svg:width="0.758cm" svg:height="2.071cm" svg:x="23.678cm" svg:y="9.633cm" svg:viewBox="0 0 759 2072" draw:points="0,1594 0,0 759,478 759,2072">
              <text:p/>
            </draw:polygon>
            <draw:polygon draw:style-name="gr189" draw:text-style-name="P18" draw:layer="layout" svg:width="1.074cm" svg:height="2.27cm" svg:x="24.437cm" svg:y="9.434cm" svg:viewBox="0 0 1075 2271" draw:points="0,2271 0,677 1075,0 1075,1594">
              <text:p/>
            </draw:polygon>
            <draw:polygon draw:style-name="gr190" draw:text-style-name="P19" draw:layer="layout" svg:width="1.833cm" svg:height="1.154cm" svg:x="23.678cm" svg:y="8.956cm" svg:viewBox="0 0 1834 1155" draw:points="759,1155 0,677 1075,0 1834,478">
              <text:p/>
            </draw:polygon>
            <draw:polygon draw:style-name="gr191" draw:text-style-name="P20" draw:layer="layout" svg:width="1.833cm" svg:height="2.748cm" svg:x="23.678cm" svg:y="8.956cm" svg:viewBox="0 0 1834 2749" draw:points="0,2271 0,677 1075,0 1834,478 1834,2072 759,2749">
              <text:p/>
            </draw:polygon>
            <draw:line draw:style-name="gr192" draw:text-style-name="P21" draw:layer="layout" svg:x1="24.31cm" svg:y1="11.307cm" svg:x2="23.804cm" svg:y2="10.988cm">
              <text:p/>
            </draw:line>
            <draw:line draw:style-name="gr193" draw:text-style-name="P21" draw:layer="layout" svg:x1="24.31cm" svg:y1="11.466cm" svg:x2="23.804cm" svg:y2="11.147cm">
              <text:p/>
            </draw:line>
            <draw:line draw:style-name="gr194" draw:text-style-name="P21" draw:layer="layout" svg:x1="24.31cm" svg:y1="11.387cm" svg:x2="23.804cm" svg:y2="11.068cm">
              <text:p/>
            </draw:line>
            <draw:polyline draw:style-name="gr195" draw:text-style-name="P21" draw:layer="layout" svg:width="0.631cm" svg:height="0.477cm" svg:x="23.741cm" svg:y="9.872cm" svg:viewBox="0 0 632 478" draw:points="632,478 0,80 0,0">
              <text:p/>
            </draw:polyline>
            <draw:polyline draw:style-name="gr196" draw:text-style-name="P21" draw:layer="layout" svg:width="0.62cm" svg:height="0.479cm" svg:x="23.752cm" svg:y="9.871cm" svg:viewBox="0 0 621 480" draw:points="621,480 621,400 0,0">
              <text:p/>
            </draw:polyline>
            <draw:polygon draw:style-name="gr197" draw:text-style-name="P22" draw:layer="layout" svg:width="0.073cm" svg:height="0.14cm" svg:x="23.975cm" svg:y="10.667cm" svg:viewBox="0 0 74 141" draw:points="0,94 0,0 74,47 74,141">
              <text:p/>
            </draw:polygon>
            <draw:line draw:style-name="gr198" draw:text-style-name="P21" draw:layer="layout" svg:x1="24.31cm" svg:y1="11.227cm" svg:x2="23.804cm" svg:y2="10.908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99" draw:text-style-name="P3" draw:layer="layout" svg:width="1.307cm" svg:height="0.836cm" svg:x="23.079cm" svg:y="7.979cm" svg:viewBox="0 0 1308 837" svg:d="M0 837c370 0 951-264 1201-439 251-174 0-398-126-398z">
            <text:p/>
          </draw:path>
          <draw:g>
            <draw:polygon draw:style-name="gr200" draw:text-style-name="P17" draw:layer="layout" svg:width="0.758cm" svg:height="2.071cm" svg:x="22.32cm" svg:y="6.744cm" svg:viewBox="0 0 759 2072" draw:points="0,1594 0,0 759,478 759,2072">
              <text:p/>
            </draw:polygon>
            <draw:polygon draw:style-name="gr201" draw:text-style-name="P18" draw:layer="layout" svg:width="1.074cm" svg:height="2.27cm" svg:x="23.079cm" svg:y="6.545cm" svg:viewBox="0 0 1075 2271" draw:points="0,2271 0,677 1075,0 1075,1594">
              <text:p/>
            </draw:polygon>
            <draw:polygon draw:style-name="gr202" draw:text-style-name="P19" draw:layer="layout" svg:width="1.833cm" svg:height="1.154cm" svg:x="22.32cm" svg:y="6.067cm" svg:viewBox="0 0 1834 1155" draw:points="759,1155 0,677 1075,0 1834,478">
              <text:p/>
            </draw:polygon>
            <draw:polygon draw:style-name="gr203" draw:text-style-name="P20" draw:layer="layout" svg:width="1.833cm" svg:height="2.748cm" svg:x="22.32cm" svg:y="6.067cm" svg:viewBox="0 0 1834 2749" draw:points="0,2271 0,677 1075,0 1834,478 1834,2072 759,2749">
              <text:p/>
            </draw:polygon>
            <draw:line draw:style-name="gr204" draw:text-style-name="P21" draw:layer="layout" svg:x1="22.952cm" svg:y1="8.418cm" svg:x2="22.446cm" svg:y2="8.099cm">
              <text:p/>
            </draw:line>
            <draw:line draw:style-name="gr205" draw:text-style-name="P21" draw:layer="layout" svg:x1="22.952cm" svg:y1="8.577cm" svg:x2="22.446cm" svg:y2="8.258cm">
              <text:p/>
            </draw:line>
            <draw:line draw:style-name="gr206" draw:text-style-name="P21" draw:layer="layout" svg:x1="22.952cm" svg:y1="8.498cm" svg:x2="22.446cm" svg:y2="8.179cm">
              <text:p/>
            </draw:line>
            <draw:polyline draw:style-name="gr207" draw:text-style-name="P21" draw:layer="layout" svg:width="0.631cm" svg:height="0.477cm" svg:x="22.383cm" svg:y="6.983cm" svg:viewBox="0 0 632 478" draw:points="632,478 0,80 0,0">
              <text:p/>
            </draw:polyline>
            <draw:polyline draw:style-name="gr208" draw:text-style-name="P21" draw:layer="layout" svg:width="0.62cm" svg:height="0.479cm" svg:x="22.394cm" svg:y="6.982cm" svg:viewBox="0 0 621 480" draw:points="621,480 621,400 0,0">
              <text:p/>
            </draw:polyline>
            <draw:polygon draw:style-name="gr209" draw:text-style-name="P22" draw:layer="layout" svg:width="0.073cm" svg:height="0.14cm" svg:x="22.617cm" svg:y="7.778cm" svg:viewBox="0 0 74 141" draw:points="0,94 0,0 74,47 74,141">
              <text:p/>
            </draw:polygon>
            <draw:line draw:style-name="gr210" draw:text-style-name="P21" draw:layer="layout" svg:x1="22.952cm" svg:y1="8.338cm" svg:x2="22.446cm" svg:y2="8.019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11" draw:text-style-name="P8" draw:layer="layout" svg:width="1.307cm" svg:height="0.836cm" svg:x="56.379cm" svg:y="24.506cm" svg:viewBox="0 0 1308 837" svg:d="M0 837c370 0 951-264 1201-439 251-174 0-398-126-398z">
            <text:p/>
          </draw:path>
          <draw:g>
            <draw:polygon draw:style-name="gr212" draw:text-style-name="P11" draw:layer="layout" svg:width="0.758cm" svg:height="2.071cm" svg:x="55.62cm" svg:y="23.271cm" svg:viewBox="0 0 759 2072" draw:points="0,1594 0,0 759,478 759,2072">
              <text:p/>
            </draw:polygon>
            <draw:polygon draw:style-name="gr213" draw:text-style-name="P23" draw:layer="layout" svg:width="1.074cm" svg:height="2.27cm" svg:x="56.379cm" svg:y="23.072cm" svg:viewBox="0 0 1075 2271" draw:points="0,2271 0,677 1075,0 1075,1594">
              <text:p/>
            </draw:polygon>
            <draw:polygon draw:style-name="gr214" draw:text-style-name="P9" draw:layer="layout" svg:width="1.833cm" svg:height="1.154cm" svg:x="55.62cm" svg:y="22.594cm" svg:viewBox="0 0 1834 1155" draw:points="759,1155 0,677 1075,0 1834,478">
              <text:p/>
            </draw:polygon>
            <draw:polygon draw:style-name="gr215" draw:text-style-name="P15" draw:layer="layout" svg:width="1.833cm" svg:height="2.748cm" svg:x="55.62cm" svg:y="22.594cm" svg:viewBox="0 0 1834 2749" draw:points="0,2271 0,677 1075,0 1834,478 1834,2072 759,2749">
              <text:p/>
            </draw:polygon>
            <draw:line draw:style-name="gr216" draw:text-style-name="P14" draw:layer="layout" svg:x1="56.252cm" svg:y1="24.945cm" svg:x2="55.746cm" svg:y2="24.626cm">
              <text:p/>
            </draw:line>
            <draw:line draw:style-name="gr217" draw:text-style-name="P14" draw:layer="layout" svg:x1="56.252cm" svg:y1="25.104cm" svg:x2="55.746cm" svg:y2="24.785cm">
              <text:p/>
            </draw:line>
            <draw:line draw:style-name="gr218" draw:text-style-name="P14" draw:layer="layout" svg:x1="56.252cm" svg:y1="25.025cm" svg:x2="55.746cm" svg:y2="24.706cm">
              <text:p/>
            </draw:line>
            <draw:polyline draw:style-name="gr219" draw:text-style-name="P14" draw:layer="layout" svg:width="0.631cm" svg:height="0.477cm" svg:x="55.683cm" svg:y="23.51cm" svg:viewBox="0 0 632 478" draw:points="632,478 0,80 0,0">
              <text:p/>
            </draw:polyline>
            <draw:polyline draw:style-name="gr220" draw:text-style-name="P14" draw:layer="layout" svg:width="0.62cm" svg:height="0.479cm" svg:x="55.694cm" svg:y="23.509cm" svg:viewBox="0 0 621 480" draw:points="621,480 621,400 0,0">
              <text:p/>
            </draw:polyline>
            <draw:polygon draw:style-name="gr221" draw:text-style-name="P24" draw:layer="layout" svg:width="0.073cm" svg:height="0.14cm" svg:x="55.917cm" svg:y="24.305cm" svg:viewBox="0 0 74 141" draw:points="0,94 0,0 74,47 74,141">
              <text:p/>
            </draw:polygon>
            <draw:line draw:style-name="gr222" draw:text-style-name="P14" draw:layer="layout" svg:x1="56.252cm" svg:y1="24.865cm" svg:x2="55.746cm" svg:y2="24.546cm">
              <text:p/>
            </draw:line>
          </draw:g>
        </draw:g>
        <draw:frame draw:style-name="gr113" draw:text-style-name="P26" draw:layer="layout" svg:width="0.968cm" svg:height="1.127cm" svg:x="19.404cm" svg:y="6.986cm">
          <draw:text-box>
            <text:p text:style-name="P25">2</text:p>
          </draw:text-box>
        </draw:frame>
        <draw:frame draw:style-name="gr113" draw:text-style-name="P26" draw:layer="layout" svg:width="0.968cm" svg:height="1.127cm" svg:x="19.27cm" svg:y="9.198cm">
          <draw:text-box>
            <text:p text:style-name="P25">3</text:p>
          </draw:text-box>
        </draw:frame>
        <draw:frame draw:style-name="gr113" draw:text-style-name="P26" draw:layer="layout" svg:width="0.968cm" svg:height="1.127cm" svg:x="20.416cm" svg:y="10.471cm">
          <draw:text-box>
            <text:p text:style-name="P25">2</text:p>
          </draw:text-box>
        </draw:frame>
        <draw:frame draw:style-name="gr113" draw:text-style-name="P26" draw:layer="layout" svg:width="0.968cm" svg:height="1.127cm" svg:x="22.191cm" svg:y="11.746cm">
          <draw:text-box>
            <text:p text:style-name="P25">3</text:p>
          </draw:text-box>
        </draw:frame>
        <draw:frame draw:style-name="gr113" draw:text-style-name="P26" draw:layer="layout" svg:width="0.968cm" svg:height="1.127cm" svg:x="15.78cm" svg:y="8.321cm">
          <draw:text-box>
            <text:p text:style-name="P25">1</text:p>
          </draw:text-box>
        </draw:frame>
        <draw:frame draw:style-name="gr113" draw:text-style-name="P26" draw:layer="layout" svg:width="0.968cm" svg:height="1.127cm" svg:x="13.893cm" svg:y="9.757cm">
          <draw:text-box>
            <text:p text:style-name="P25">2</text:p>
          </draw:text-box>
        </draw:frame>
        <draw:frame draw:style-name="gr113" draw:text-style-name="P26" draw:layer="layout" svg:width="0.968cm" svg:height="1.127cm" svg:x="14.823cm" svg:y="11.944cm">
          <draw:text-box>
            <text:p text:style-name="P25">3</text:p>
          </draw:text-box>
        </draw:frame>
        <draw:frame draw:style-name="gr113" draw:text-style-name="P26" draw:layer="layout" svg:width="0.968cm" svg:height="1.127cm" svg:x="18.488cm" svg:y="12.585cm">
          <draw:text-box>
            <text:p text:style-name="P25">1</text:p>
          </draw:text-box>
        </draw:frame>
        <draw:frame draw:style-name="gr113" draw:text-style-name="P26" draw:layer="layout" svg:width="0.968cm" svg:height="1.127cm" svg:x="11.054cm" svg:y="11.522cm">
          <draw:text-box>
            <text:p text:style-name="P25">1</text:p>
          </draw:text-box>
        </draw:frame>
        <draw:g>
          <draw:custom-shape draw:style-name="gr223" draw:text-style-name="P28" draw:layer="layout" svg:width="2.476cm" svg:height="1.425cm" svg:x="9.735cm" svg:y="9.107cm">
            <text:p text:style-name="P27"><text:span text:style-name="T1">1001</text:span></text:p>
            <draw:enhanced-geometry svg:viewBox="0 0 21600 21600" draw:type="rectangle" draw:enhanced-path="M 0 0 L 21600 0 21600 21600 0 21600 0 0 Z N"/>
          </draw:custom-shape>
          <draw:custom-shape draw:style-name="gr224" draw:text-style-name="P29" draw:layer="layout" svg:width="3.155cm" svg:height="1.425cm" svg:x="6.614cm" svg:y="9.10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5" draw:text-style-name="P30" draw:layer="layout" svg:width="6.106cm" svg:height="1.27cm" draw:transform="rotate (-3.14159265358979) translate (12.279cm 11.62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6" draw:text-style-name="P32" draw:layer="layout" svg:width="7.971cm" svg:height="4.071cm" svg:x="9.633cm" svg:y="3.629cm">
          <text:p text:style-name="P31">Destino<text:tab/>máscara<text:tab/>interfaz</text:p>
          <text:p text:style-name="P31">10000<text:tab/>11100<text:tab/>1</text:p>
          <text:p text:style-name="P31">10001<text:tab/>11111<text:tab/>2</text:p>
          <text:p text:style-name="P31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32" draw:layer="layout" svg:width="7.971cm" svg:height="4.071cm" svg:x="16.264cm" svg:y="13.645cm">
          <text:p text:style-name="P31">Destino<text:tab/>máscara<text:tab/>interfaz</text:p>
          <text:p text:style-name="P31">00000<text:tab/>11100<text:tab/>1</text:p>
          <text:p text:style-name="P31">10000<text:tab/>11100<text:tab/>2</text:p>
          <text:p text:style-name="P31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32" draw:layer="layout" svg:width="7.971cm" svg:height="4.071cm" svg:x="5.856cm" svg:y="12.552cm">
          <text:p text:style-name="P31">Destino<text:tab/>máscara<text:tab/>interfaz</text:p>
          <text:p text:style-name="P31">00000<text:tab/>11100<text:tab/>1</text:p>
          <text:p text:style-name="P31">00100<text:tab/>11111<text:tab/>2</text:p>
          <text:p text:style-name="P31">00000<text:tab/>00000<text:tab/>3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22.862cm" svg:height="14.959cm" svg:x="3.46cm" svg:y="3.01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3.218cm" svg:y1="11.528cm" svg:x2="17.978cm" svg:y2="8.209cm">
            <text:p/>
          </draw:line>
          <draw:line draw:style-name="gr2" draw:text-style-name="P2" draw:layer="layout" svg:x1="13.272cm" svg:y1="11.488cm" svg:x2="19.945cm" svg:y2="12.619cm">
            <text:p/>
          </draw:line>
          <draw:line draw:style-name="gr2" draw:text-style-name="P2" draw:layer="layout" svg:x1="20.827cm" svg:y1="12.008cm" svg:x2="17.91cm" svg:y2="8.175cm">
            <text:p/>
          </draw:line>
          <draw:line draw:style-name="gr2" draw:text-style-name="P2" draw:layer="layout" svg:x1="17.783cm" svg:y1="8.3cm" svg:x2="22.931cm" svg:y2="7.633cm">
            <text:p/>
          </draw:line>
          <draw:line draw:style-name="gr2" draw:text-style-name="P2" draw:layer="layout" svg:x1="20.759cm" svg:y1="12.28cm" svg:x2="24.626cm" svg:y2="10.584cm">
            <text:p/>
          </draw:line>
          <draw:line draw:style-name="gr3" draw:text-style-name="P2" draw:layer="layout" svg:x1="5.495cm" svg:y1="11.431cm" svg:x2="13.229cm" svg:y2="11.431cm">
            <text:p/>
          </draw:line>
        </draw:g>
        <draw:g>
          <draw:path draw:style-name="gr227" draw:text-style-name="P3" draw:layer="layout" svg:width="1.09cm" svg:height="0.979cm" svg:x="21.354cm" svg:y="12.83cm" svg:viewBox="0 0 1091 980" svg:d="M0 980c475 0 1091-280 1091-560s-18-420-364-420c0 300-727 579-727 980z">
            <text:p/>
          </draw:path>
          <draw:path draw:style-name="gr228" draw:text-style-name="P4" draw:layer="layout" svg:width="2.666cm" svg:height="1.68cm" svg:x="19.415cm" svg:y="12.2cm" svg:viewBox="0 0 2667 1681" svg:d="M2667 0c0 0 0 1121-1 840 2 491-575 841-1331 841s-1334-350-1335-841c1 1 0-350 0-840 0 490 606 840 1334 840s1333-350 1333-840z">
            <text:p/>
          </draw:path>
          <draw:path draw:style-name="gr229" draw:text-style-name="P5" draw:layer="layout" svg:width="2.665cm" svg:height="1.678cm" svg:x="19.414cm" svg:y="11.36cm" svg:viewBox="0 0 2666 1679" svg:d="M1333 0c756 0 1333 363 1333 839s-577 840-1333 840-1333-364-1333-840 577-839 1333-839z">
            <text:p/>
          </draw:path>
          <draw:polygon draw:style-name="gr230" draw:text-style-name="P6" draw:layer="layout" svg:width="0.727cm" svg:height="0.419cm" svg:x="20.869cm" svg:y="12.27cm" svg:viewBox="0 0 728 420" draw:points="364,0 243,70 728,350 606,420 121,140 0,210 0,0">
            <text:p/>
          </draw:polygon>
          <draw:polygon draw:style-name="gr231" draw:text-style-name="P6" draw:layer="layout" svg:width="0.726cm" svg:height="0.419cm" svg:x="19.899cm" svg:y="11.71cm" svg:viewBox="0 0 727 420" draw:points="606,280 727,210 727,420 363,420 484,350 0,70 121,0">
            <text:p/>
          </draw:polygon>
          <draw:polygon draw:style-name="gr232" draw:text-style-name="P6" draw:layer="layout" svg:width="0.727cm" svg:height="0.419cm" svg:x="19.899cm" svg:y="12.27cm" svg:viewBox="0 0 728 420" draw:points="121,280 607,0 728,70 242,350 363,420 0,420 0,210">
            <text:p/>
          </draw:polygon>
          <draw:polygon draw:style-name="gr233" draw:text-style-name="P6" draw:layer="layout" svg:width="0.726cm" svg:height="0.419cm" svg:x="20.869cm" svg:y="11.71cm" svg:viewBox="0 0 727 420" draw:points="484,70 363,0 727,0 727,210 606,140 121,420 0,350">
            <text:p/>
          </draw:polygon>
          <draw:path draw:style-name="gr234" draw:text-style-name="P7" draw:layer="layout" svg:width="2.667cm" svg:height="2.519cm" svg:x="19.414cm" svg:y="11.36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235" draw:text-style-name="P3" draw:layer="layout" svg:width="1.09cm" svg:height="0.979cm" svg:x="13.961cm" svg:y="11.948cm" svg:viewBox="0 0 1091 980" svg:d="M0 980c475 0 1091-280 1091-560s-18-420-364-420c0 300-727 579-727 980z">
            <text:p/>
          </draw:path>
          <draw:path draw:style-name="gr236" draw:text-style-name="P4" draw:layer="layout" svg:width="2.666cm" svg:height="1.68cm" svg:x="12.022cm" svg:y="11.318cm" svg:viewBox="0 0 2667 1681" svg:d="M2667 0c0 0 0 1121-1 840 2 491-575 841-1331 841s-1334-350-1335-841c1 1 0-350 0-840 0 490 606 840 1334 840s1333-350 1333-840z">
            <text:p/>
          </draw:path>
          <draw:path draw:style-name="gr237" draw:text-style-name="P5" draw:layer="layout" svg:width="2.665cm" svg:height="1.678cm" svg:x="12.021cm" svg:y="10.478cm" svg:viewBox="0 0 2666 1679" svg:d="M1333 0c756 0 1333 363 1333 839s-577 840-1333 840-1333-364-1333-840 577-839 1333-839z">
            <text:p/>
          </draw:path>
          <draw:polygon draw:style-name="gr238" draw:text-style-name="P6" draw:layer="layout" svg:width="0.727cm" svg:height="0.419cm" svg:x="13.476cm" svg:y="11.388cm" svg:viewBox="0 0 728 420" draw:points="364,0 243,70 728,350 606,420 121,140 0,210 0,0">
            <text:p/>
          </draw:polygon>
          <draw:polygon draw:style-name="gr239" draw:text-style-name="P6" draw:layer="layout" svg:width="0.726cm" svg:height="0.419cm" svg:x="12.506cm" svg:y="10.828cm" svg:viewBox="0 0 727 420" draw:points="606,280 727,210 727,420 363,420 484,350 0,70 121,0">
            <text:p/>
          </draw:polygon>
          <draw:polygon draw:style-name="gr240" draw:text-style-name="P6" draw:layer="layout" svg:width="0.727cm" svg:height="0.419cm" svg:x="12.506cm" svg:y="11.388cm" svg:viewBox="0 0 728 420" draw:points="121,280 607,0 728,70 242,350 363,420 0,420 0,210">
            <text:p/>
          </draw:polygon>
          <draw:polygon draw:style-name="gr241" draw:text-style-name="P6" draw:layer="layout" svg:width="0.726cm" svg:height="0.419cm" svg:x="13.476cm" svg:y="10.828cm" svg:viewBox="0 0 727 420" draw:points="484,70 363,0 727,0 727,210 606,140 121,420 0,350">
            <text:p/>
          </draw:polygon>
          <draw:path draw:style-name="gr242" draw:text-style-name="P7" draw:layer="layout" svg:width="2.667cm" svg:height="2.519cm" svg:x="12.021cm" svg:y="10.478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243" draw:text-style-name="P3" draw:layer="layout" svg:width="1.09cm" svg:height="0.979cm" svg:x="18.675cm" svg:y="8.625cm" svg:viewBox="0 0 1091 980" svg:d="M0 980c475 0 1091-280 1091-560s-18-420-364-420c0 300-727 579-727 980z">
            <text:p/>
          </draw:path>
          <draw:path draw:style-name="gr244" draw:text-style-name="P4" draw:layer="layout" svg:width="2.666cm" svg:height="1.68cm" svg:x="16.736cm" svg:y="7.995cm" svg:viewBox="0 0 2667 1681" svg:d="M2667 0c0 0 0 1121-1 840 2 491-575 841-1331 841s-1334-350-1335-841c1 1 0-350 0-840 0 490 606 840 1334 840s1333-350 1333-840z">
            <text:p/>
          </draw:path>
          <draw:path draw:style-name="gr245" draw:text-style-name="P5" draw:layer="layout" svg:width="2.665cm" svg:height="1.678cm" svg:x="16.735cm" svg:y="7.155cm" svg:viewBox="0 0 2666 1679" svg:d="M1333 0c756 0 1333 363 1333 839s-577 840-1333 840-1333-364-1333-840 577-839 1333-839z">
            <text:p/>
          </draw:path>
          <draw:polygon draw:style-name="gr246" draw:text-style-name="P6" draw:layer="layout" svg:width="0.727cm" svg:height="0.419cm" svg:x="18.19cm" svg:y="8.065cm" svg:viewBox="0 0 728 420" draw:points="364,0 243,70 728,350 606,420 121,140 0,210 0,0">
            <text:p/>
          </draw:polygon>
          <draw:polygon draw:style-name="gr247" draw:text-style-name="P6" draw:layer="layout" svg:width="0.726cm" svg:height="0.419cm" svg:x="17.22cm" svg:y="7.505cm" svg:viewBox="0 0 727 420" draw:points="606,280 727,210 727,420 363,420 484,350 0,70 121,0">
            <text:p/>
          </draw:polygon>
          <draw:polygon draw:style-name="gr248" draw:text-style-name="P6" draw:layer="layout" svg:width="0.727cm" svg:height="0.419cm" svg:x="17.22cm" svg:y="8.065cm" svg:viewBox="0 0 728 420" draw:points="121,280 607,0 728,70 242,350 363,420 0,420 0,210">
            <text:p/>
          </draw:polygon>
          <draw:polygon draw:style-name="gr249" draw:text-style-name="P6" draw:layer="layout" svg:width="0.726cm" svg:height="0.419cm" svg:x="18.19cm" svg:y="7.505cm" svg:viewBox="0 0 727 420" draw:points="484,70 363,0 727,0 727,210 606,140 121,420 0,350">
            <text:p/>
          </draw:polygon>
          <draw:path draw:style-name="gr250" draw:text-style-name="P7" draw:layer="layout" svg:width="2.667cm" svg:height="2.519cm" svg:x="16.735cm" svg:y="7.155cm" svg:viewBox="0 0 2668 2520" svg:d="M1333 0c756 0 1335 364 1335 840l-1 840c0 490-606 840-1333 840s-1334-350-1334-840c0 0 1-840 0-841 0-476 577-839 1333-839z">
            <text:p/>
          </draw:path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51" draw:text-style-name="P8" draw:layer="layout" svg:width="1.47cm" svg:height="0.866cm" svg:x="5.471cm" svg:y="11.822cm" svg:viewBox="0 0 1471 867" svg:d="M2 867c155 0 1469-310 1469-588 0-279-354-279-509-279 0 93-1017 186-960 867z">
            <text:p/>
          </draw:path>
          <draw:g>
            <draw:polygon draw:style-name="gr252" draw:text-style-name="P9" draw:layer="layout" svg:width="2.657cm" svg:height="1.455cm" svg:x="3.888cm" svg:y="11.079cm" svg:viewBox="0 0 2658 1456" draw:points="1584,1456 0,589 1074,0 2658,867">
              <text:p/>
            </draw:polygon>
            <draw:polygon draw:style-name="gr253" draw:text-style-name="P10" draw:layer="layout" svg:width="1.752cm" svg:height="0.959cm" svg:x="4.51cm" svg:y="11.234cm" svg:viewBox="0 0 1753 960" draw:points="0,248 452,0 1753,713 1301,960">
              <text:p/>
            </draw:polygon>
            <draw:polygon draw:style-name="gr254" draw:text-style-name="P11" draw:layer="layout" svg:width="1.583cm" svg:height="2.229cm" svg:x="4.962cm" svg:y="9.716cm" svg:viewBox="0 0 1584 2230" draw:points="0,1363 0,0 1584,867 1584,2230">
              <text:p/>
            </draw:polygon>
            <draw:polygon draw:style-name="gr255" draw:text-style-name="P12" draw:layer="layout" svg:width="1.469cm" svg:height="1.95cm" svg:x="5.019cm" svg:y="9.809cm" svg:viewBox="0 0 1470 1951" draw:points="0,1146 0,0 1470,805 1470,1951">
              <text:p/>
            </draw:polygon>
            <draw:polygon draw:style-name="gr256" draw:text-style-name="P9" draw:layer="layout" svg:width="1.639cm" svg:height="0.897cm" svg:x="4.962cm" svg:y="9.685cm" svg:viewBox="0 0 1640 898" draw:points="1584,898 0,31 56,0 1640,867">
              <text:p/>
            </draw:polygon>
            <draw:polygon draw:style-name="gr257" draw:text-style-name="P13" draw:layer="layout" svg:width="0.055cm" svg:height="1.393cm" svg:x="6.546cm" svg:y="10.552cm" svg:viewBox="0 0 56 1394" draw:points="0,1394 0,31 56,0 56,1363">
              <text:p/>
            </draw:polygon>
            <draw:polygon draw:style-name="gr258" draw:text-style-name="P13" draw:layer="layout" svg:width="1.073cm" svg:height="0.742cm" svg:x="5.472cm" svg:y="11.946cm" svg:viewBox="0 0 1074 743" draw:points="0,743 0,589 1074,0 1074,155">
              <text:p/>
            </draw:polygon>
            <draw:line draw:style-name="gr259" draw:text-style-name="P14" draw:layer="layout" svg:x1="4.623cm" svg:y1="11.42cm" svg:x2="5.924cm" svg:y2="12.133cm">
              <text:p/>
            </draw:line>
            <draw:line draw:style-name="gr260" draw:text-style-name="P14" draw:layer="layout" svg:x1="4.736cm" svg:y1="11.358cm" svg:x2="6.037cm" svg:y2="12.071cm">
              <text:p/>
            </draw:line>
            <draw:line draw:style-name="gr261" draw:text-style-name="P14" draw:layer="layout" svg:x1="4.85cm" svg:y1="11.296cm" svg:x2="6.151cm" svg:y2="12.009cm">
              <text:p/>
            </draw:line>
            <draw:line draw:style-name="gr262" draw:text-style-name="P14" draw:layer="layout" svg:x1="5.98cm" svg:y1="11.916cm" svg:x2="6.093cm" svg:y2="11.854cm">
              <text:p/>
            </draw:line>
            <draw:line draw:style-name="gr263" draw:text-style-name="P14" draw:layer="layout" svg:x1="5.868cm" svg:y1="11.854cm" svg:x2="5.981cm" svg:y2="11.792cm">
              <text:p/>
            </draw:line>
            <draw:line draw:style-name="gr264" draw:text-style-name="P14" draw:layer="layout" svg:x1="5.754cm" svg:y1="11.792cm" svg:x2="5.867cm" svg:y2="11.73cm">
              <text:p/>
            </draw:line>
            <draw:line draw:style-name="gr265" draw:text-style-name="P14" draw:layer="layout" svg:x1="5.811cm" svg:y1="11.946cm" svg:x2="5.924cm" svg:y2="11.884cm">
              <text:p/>
            </draw:line>
            <draw:line draw:style-name="gr266" draw:text-style-name="P14" draw:layer="layout" svg:x1="5.697cm" svg:y1="11.884cm" svg:x2="5.81cm" svg:y2="11.822cm">
              <text:p/>
            </draw:line>
            <draw:line draw:style-name="gr267" draw:text-style-name="P14" draw:layer="layout" svg:x1="5.585cm" svg:y1="11.822cm" svg:x2="5.698cm" svg:y2="11.76cm">
              <text:p/>
            </draw:line>
            <draw:line draw:style-name="gr268" draw:text-style-name="P14" draw:layer="layout" svg:x1="5.641cm" svg:y1="11.73cm" svg:x2="5.754cm" svg:y2="11.668cm">
              <text:p/>
            </draw:line>
            <draw:line draw:style-name="gr269" draw:text-style-name="P14" draw:layer="layout" svg:x1="5.472cm" svg:y1="11.76cm" svg:x2="5.585cm" svg:y2="11.698cm">
              <text:p/>
            </draw:line>
            <draw:line draw:style-name="gr270" draw:text-style-name="P14" draw:layer="layout" svg:x1="5.528cm" svg:y1="11.668cm" svg:x2="5.641cm" svg:y2="11.606cm">
              <text:p/>
            </draw:line>
            <draw:line draw:style-name="gr271" draw:text-style-name="P14" draw:layer="layout" svg:x1="5.415cm" svg:y1="11.606cm" svg:x2="5.528cm" svg:y2="11.544cm">
              <text:p/>
            </draw:line>
            <draw:line draw:style-name="gr272" draw:text-style-name="P14" draw:layer="layout" svg:x1="5.302cm" svg:y1="11.544cm" svg:x2="5.415cm" svg:y2="11.482cm">
              <text:p/>
            </draw:line>
            <draw:line draw:style-name="gr273" draw:text-style-name="P14" draw:layer="layout" svg:x1="5.358cm" svg:y1="11.698cm" svg:x2="5.471cm" svg:y2="11.636cm">
              <text:p/>
            </draw:line>
            <draw:line draw:style-name="gr274" draw:text-style-name="P14" draw:layer="layout" svg:x1="5.245cm" svg:y1="11.636cm" svg:x2="5.358cm" svg:y2="11.574cm">
              <text:p/>
            </draw:line>
            <draw:line draw:style-name="gr275" draw:text-style-name="P14" draw:layer="layout" svg:x1="5.133cm" svg:y1="11.575cm" svg:x2="5.246cm" svg:y2="11.513cm">
              <text:p/>
            </draw:line>
            <draw:line draw:style-name="gr276" draw:text-style-name="P14" draw:layer="layout" svg:x1="5.189cm" svg:y1="11.482cm" svg:x2="5.302cm" svg:y2="11.42cm">
              <text:p/>
            </draw:line>
            <draw:line draw:style-name="gr277" draw:text-style-name="P14" draw:layer="layout" svg:x1="5.019cm" svg:y1="11.513cm" svg:x2="5.132cm" svg:y2="11.451cm">
              <text:p/>
            </draw:line>
            <draw:line draw:style-name="gr278" draw:text-style-name="P14" draw:layer="layout" svg:x1="5.076cm" svg:y1="11.42cm" svg:x2="5.189cm" svg:y2="11.358cm">
              <text:p/>
            </draw:line>
            <draw:line draw:style-name="gr279" draw:text-style-name="P14" draw:layer="layout" svg:x1="4.962cm" svg:y1="11.358cm" svg:x2="5.075cm" svg:y2="11.296cm">
              <text:p/>
            </draw:line>
            <draw:line draw:style-name="gr280" draw:text-style-name="P14" draw:layer="layout" svg:x1="4.906cm" svg:y1="11.451cm" svg:x2="5.019cm" svg:y2="11.389cm">
              <text:p/>
            </draw:line>
            <draw:line draw:style-name="gr281" draw:text-style-name="P14" draw:layer="layout" svg:x1="5.641cm" svg:y1="11.977cm" svg:x2="5.754cm" svg:y2="11.915cm">
              <text:p/>
            </draw:line>
            <draw:line draw:style-name="gr282" draw:text-style-name="P14" draw:layer="layout" svg:x1="5.528cm" svg:y1="11.916cm" svg:x2="5.641cm" svg:y2="11.854cm">
              <text:p/>
            </draw:line>
            <draw:line draw:style-name="gr283" draw:text-style-name="P14" draw:layer="layout" svg:x1="5.415cm" svg:y1="11.854cm" svg:x2="5.528cm" svg:y2="11.792cm">
              <text:p/>
            </draw:line>
            <draw:line draw:style-name="gr284" draw:text-style-name="P14" draw:layer="layout" svg:x1="5.358cm" svg:y1="11.946cm" svg:x2="5.471cm" svg:y2="11.884cm">
              <text:p/>
            </draw:line>
            <draw:line draw:style-name="gr285" draw:text-style-name="P14" draw:layer="layout" svg:x1="5.245cm" svg:y1="11.884cm" svg:x2="5.358cm" svg:y2="11.822cm">
              <text:p/>
            </draw:line>
            <draw:line draw:style-name="gr286" draw:text-style-name="P14" draw:layer="layout" svg:x1="5.302cm" svg:y1="11.792cm" svg:x2="5.415cm" svg:y2="11.73cm">
              <text:p/>
            </draw:line>
            <draw:line draw:style-name="gr287" draw:text-style-name="P14" draw:layer="layout" svg:x1="5.189cm" svg:y1="11.73cm" svg:x2="5.302cm" svg:y2="11.668cm">
              <text:p/>
            </draw:line>
            <draw:line draw:style-name="gr288" draw:text-style-name="P14" draw:layer="layout" svg:x1="5.076cm" svg:y1="11.668cm" svg:x2="5.189cm" svg:y2="11.606cm">
              <text:p/>
            </draw:line>
            <draw:line draw:style-name="gr289" draw:text-style-name="P14" draw:layer="layout" svg:x1="4.962cm" svg:y1="11.606cm" svg:x2="5.075cm" svg:y2="11.544cm">
              <text:p/>
            </draw:line>
            <draw:line draw:style-name="gr290" draw:text-style-name="P14" draw:layer="layout" svg:x1="4.793cm" svg:y1="11.636cm" svg:x2="4.906cm" svg:y2="11.574cm">
              <text:p/>
            </draw:line>
            <draw:line draw:style-name="gr291" draw:text-style-name="P14" draw:layer="layout" svg:x1="4.85cm" svg:y1="11.544cm" svg:x2="4.963cm" svg:y2="11.482cm">
              <text:p/>
            </draw:line>
            <draw:line draw:style-name="gr292" draw:text-style-name="P14" draw:layer="layout" svg:x1="4.679cm" svg:y1="11.575cm" svg:x2="4.792cm" svg:y2="11.513cm">
              <text:p/>
            </draw:line>
            <draw:line draw:style-name="gr293" draw:text-style-name="P14" draw:layer="layout" svg:x1="5.585cm" svg:y1="12.071cm" svg:x2="5.698cm" svg:y2="12.009cm">
              <text:p/>
            </draw:line>
            <draw:line draw:style-name="gr294" draw:text-style-name="P14" draw:layer="layout" svg:x1="5.472cm" svg:y1="12.008cm" svg:x2="5.585cm" svg:y2="11.946cm">
              <text:p/>
            </draw:line>
            <draw:polygon draw:style-name="gr295" draw:text-style-name="P11" draw:layer="layout" svg:width="1.583cm" svg:height="1.021cm" svg:x="3.888cm" svg:y="11.668cm" svg:viewBox="0 0 1584 1022" draw:points="0,155 0,0 1584,867 1584,1022">
              <text:p/>
            </draw:polygon>
            <draw:polygon draw:style-name="gr296" draw:text-style-name="P15" draw:layer="layout" svg:width="2.714cm" svg:height="3.004cm" svg:x="3.888cm" svg:y="9.685cm" svg:viewBox="0 0 2715 3005" draw:points="1131,0 2715,867 2715,2230 2658,2261 2658,2416 1584,3005 0,2137 0,1983 1074,1394 1074,31">
              <text:p/>
            </draw:polygon>
            <draw:polygon draw:style-name="gr297" draw:text-style-name="P16" draw:layer="layout" svg:width="0.678cm" svg:height="0.371cm" svg:x="4.567cm" svg:y="11.76cm" svg:viewBox="0 0 679 372" draw:points="0,155 283,0 679,217 396,372">
              <text:p/>
            </draw:polygon>
            <draw:line draw:style-name="gr298" draw:text-style-name="P14" draw:layer="layout" svg:x1="5.924cm" svg:y1="12.008cm" svg:x2="6.037cm" svg:y2="11.946cm">
              <text:p/>
            </draw:line>
            <draw:line draw:style-name="gr299" draw:text-style-name="P14" draw:layer="layout" svg:x1="5.754cm" svg:y1="12.039cm" svg:x2="5.867cm" svg:y2="11.977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00" draw:text-style-name="P3" draw:layer="layout" svg:width="1.307cm" svg:height="0.836cm" svg:x="24.437cm" svg:y="10.868cm" svg:viewBox="0 0 1308 837" svg:d="M0 837c370 0 951-264 1201-439 251-174 0-398-126-398z">
            <text:p/>
          </draw:path>
          <draw:g>
            <draw:polygon draw:style-name="gr301" draw:text-style-name="P17" draw:layer="layout" svg:width="0.758cm" svg:height="2.071cm" svg:x="23.678cm" svg:y="9.633cm" svg:viewBox="0 0 759 2072" draw:points="0,1594 0,0 759,478 759,2072">
              <text:p/>
            </draw:polygon>
            <draw:polygon draw:style-name="gr302" draw:text-style-name="P18" draw:layer="layout" svg:width="1.074cm" svg:height="2.27cm" svg:x="24.437cm" svg:y="9.434cm" svg:viewBox="0 0 1075 2271" draw:points="0,2271 0,677 1075,0 1075,1594">
              <text:p/>
            </draw:polygon>
            <draw:polygon draw:style-name="gr303" draw:text-style-name="P19" draw:layer="layout" svg:width="1.833cm" svg:height="1.154cm" svg:x="23.678cm" svg:y="8.956cm" svg:viewBox="0 0 1834 1155" draw:points="759,1155 0,677 1075,0 1834,478">
              <text:p/>
            </draw:polygon>
            <draw:polygon draw:style-name="gr304" draw:text-style-name="P20" draw:layer="layout" svg:width="1.833cm" svg:height="2.748cm" svg:x="23.678cm" svg:y="8.956cm" svg:viewBox="0 0 1834 2749" draw:points="0,2271 0,677 1075,0 1834,478 1834,2072 759,2749">
              <text:p/>
            </draw:polygon>
            <draw:line draw:style-name="gr305" draw:text-style-name="P21" draw:layer="layout" svg:x1="24.31cm" svg:y1="11.307cm" svg:x2="23.804cm" svg:y2="10.988cm">
              <text:p/>
            </draw:line>
            <draw:line draw:style-name="gr306" draw:text-style-name="P21" draw:layer="layout" svg:x1="24.31cm" svg:y1="11.466cm" svg:x2="23.804cm" svg:y2="11.147cm">
              <text:p/>
            </draw:line>
            <draw:line draw:style-name="gr307" draw:text-style-name="P21" draw:layer="layout" svg:x1="24.31cm" svg:y1="11.387cm" svg:x2="23.804cm" svg:y2="11.068cm">
              <text:p/>
            </draw:line>
            <draw:polyline draw:style-name="gr308" draw:text-style-name="P21" draw:layer="layout" svg:width="0.631cm" svg:height="0.477cm" svg:x="23.741cm" svg:y="9.872cm" svg:viewBox="0 0 632 478" draw:points="632,478 0,80 0,0">
              <text:p/>
            </draw:polyline>
            <draw:polyline draw:style-name="gr309" draw:text-style-name="P21" draw:layer="layout" svg:width="0.62cm" svg:height="0.479cm" svg:x="23.752cm" svg:y="9.871cm" svg:viewBox="0 0 621 480" draw:points="621,480 621,400 0,0">
              <text:p/>
            </draw:polyline>
            <draw:polygon draw:style-name="gr310" draw:text-style-name="P22" draw:layer="layout" svg:width="0.073cm" svg:height="0.14cm" svg:x="23.975cm" svg:y="10.667cm" svg:viewBox="0 0 74 141" draw:points="0,94 0,0 74,47 74,141">
              <text:p/>
            </draw:polygon>
            <draw:line draw:style-name="gr311" draw:text-style-name="P21" draw:layer="layout" svg:x1="24.31cm" svg:y1="11.227cm" svg:x2="23.804cm" svg:y2="10.908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12" draw:text-style-name="P3" draw:layer="layout" svg:width="1.307cm" svg:height="0.836cm" svg:x="23.079cm" svg:y="7.979cm" svg:viewBox="0 0 1308 837" svg:d="M0 837c370 0 951-264 1201-439 251-174 0-398-126-398z">
            <text:p/>
          </draw:path>
          <draw:g>
            <draw:polygon draw:style-name="gr313" draw:text-style-name="P17" draw:layer="layout" svg:width="0.758cm" svg:height="2.071cm" svg:x="22.32cm" svg:y="6.744cm" svg:viewBox="0 0 759 2072" draw:points="0,1594 0,0 759,478 759,2072">
              <text:p/>
            </draw:polygon>
            <draw:polygon draw:style-name="gr314" draw:text-style-name="P18" draw:layer="layout" svg:width="1.074cm" svg:height="2.27cm" svg:x="23.079cm" svg:y="6.545cm" svg:viewBox="0 0 1075 2271" draw:points="0,2271 0,677 1075,0 1075,1594">
              <text:p/>
            </draw:polygon>
            <draw:polygon draw:style-name="gr315" draw:text-style-name="P19" draw:layer="layout" svg:width="1.833cm" svg:height="1.154cm" svg:x="22.32cm" svg:y="6.067cm" svg:viewBox="0 0 1834 1155" draw:points="759,1155 0,677 1075,0 1834,478">
              <text:p/>
            </draw:polygon>
            <draw:polygon draw:style-name="gr316" draw:text-style-name="P20" draw:layer="layout" svg:width="1.833cm" svg:height="2.748cm" svg:x="22.32cm" svg:y="6.067cm" svg:viewBox="0 0 1834 2749" draw:points="0,2271 0,677 1075,0 1834,478 1834,2072 759,2749">
              <text:p/>
            </draw:polygon>
            <draw:line draw:style-name="gr317" draw:text-style-name="P21" draw:layer="layout" svg:x1="22.952cm" svg:y1="8.418cm" svg:x2="22.446cm" svg:y2="8.099cm">
              <text:p/>
            </draw:line>
            <draw:line draw:style-name="gr318" draw:text-style-name="P21" draw:layer="layout" svg:x1="22.952cm" svg:y1="8.577cm" svg:x2="22.446cm" svg:y2="8.258cm">
              <text:p/>
            </draw:line>
            <draw:line draw:style-name="gr319" draw:text-style-name="P21" draw:layer="layout" svg:x1="22.952cm" svg:y1="8.498cm" svg:x2="22.446cm" svg:y2="8.179cm">
              <text:p/>
            </draw:line>
            <draw:polyline draw:style-name="gr320" draw:text-style-name="P21" draw:layer="layout" svg:width="0.631cm" svg:height="0.477cm" svg:x="22.383cm" svg:y="6.983cm" svg:viewBox="0 0 632 478" draw:points="632,478 0,80 0,0">
              <text:p/>
            </draw:polyline>
            <draw:polyline draw:style-name="gr321" draw:text-style-name="P21" draw:layer="layout" svg:width="0.62cm" svg:height="0.479cm" svg:x="22.394cm" svg:y="6.982cm" svg:viewBox="0 0 621 480" draw:points="621,480 621,400 0,0">
              <text:p/>
            </draw:polyline>
            <draw:polygon draw:style-name="gr322" draw:text-style-name="P22" draw:layer="layout" svg:width="0.073cm" svg:height="0.14cm" svg:x="22.617cm" svg:y="7.778cm" svg:viewBox="0 0 74 141" draw:points="0,94 0,0 74,47 74,141">
              <text:p/>
            </draw:polygon>
            <draw:line draw:style-name="gr323" draw:text-style-name="P21" draw:layer="layout" svg:x1="22.952cm" svg:y1="8.338cm" svg:x2="22.446cm" svg:y2="8.019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24" draw:text-style-name="P8" draw:layer="layout" svg:width="1.307cm" svg:height="0.836cm" svg:x="56.379cm" svg:y="24.506cm" svg:viewBox="0 0 1308 837" svg:d="M0 837c370 0 951-264 1201-439 251-174 0-398-126-398z">
            <text:p/>
          </draw:path>
          <draw:g>
            <draw:polygon draw:style-name="gr325" draw:text-style-name="P11" draw:layer="layout" svg:width="0.758cm" svg:height="2.071cm" svg:x="55.62cm" svg:y="23.271cm" svg:viewBox="0 0 759 2072" draw:points="0,1594 0,0 759,478 759,2072">
              <text:p/>
            </draw:polygon>
            <draw:polygon draw:style-name="gr326" draw:text-style-name="P23" draw:layer="layout" svg:width="1.074cm" svg:height="2.27cm" svg:x="56.379cm" svg:y="23.072cm" svg:viewBox="0 0 1075 2271" draw:points="0,2271 0,677 1075,0 1075,1594">
              <text:p/>
            </draw:polygon>
            <draw:polygon draw:style-name="gr327" draw:text-style-name="P9" draw:layer="layout" svg:width="1.833cm" svg:height="1.154cm" svg:x="55.62cm" svg:y="22.594cm" svg:viewBox="0 0 1834 1155" draw:points="759,1155 0,677 1075,0 1834,478">
              <text:p/>
            </draw:polygon>
            <draw:polygon draw:style-name="gr328" draw:text-style-name="P15" draw:layer="layout" svg:width="1.833cm" svg:height="2.748cm" svg:x="55.62cm" svg:y="22.594cm" svg:viewBox="0 0 1834 2749" draw:points="0,2271 0,677 1075,0 1834,478 1834,2072 759,2749">
              <text:p/>
            </draw:polygon>
            <draw:line draw:style-name="gr329" draw:text-style-name="P14" draw:layer="layout" svg:x1="56.252cm" svg:y1="24.945cm" svg:x2="55.746cm" svg:y2="24.626cm">
              <text:p/>
            </draw:line>
            <draw:line draw:style-name="gr330" draw:text-style-name="P14" draw:layer="layout" svg:x1="56.252cm" svg:y1="25.104cm" svg:x2="55.746cm" svg:y2="24.785cm">
              <text:p/>
            </draw:line>
            <draw:line draw:style-name="gr331" draw:text-style-name="P14" draw:layer="layout" svg:x1="56.252cm" svg:y1="25.025cm" svg:x2="55.746cm" svg:y2="24.706cm">
              <text:p/>
            </draw:line>
            <draw:polyline draw:style-name="gr332" draw:text-style-name="P14" draw:layer="layout" svg:width="0.631cm" svg:height="0.477cm" svg:x="55.683cm" svg:y="23.51cm" svg:viewBox="0 0 632 478" draw:points="632,478 0,80 0,0">
              <text:p/>
            </draw:polyline>
            <draw:polyline draw:style-name="gr333" draw:text-style-name="P14" draw:layer="layout" svg:width="0.62cm" svg:height="0.479cm" svg:x="55.694cm" svg:y="23.509cm" svg:viewBox="0 0 621 480" draw:points="621,480 621,400 0,0">
              <text:p/>
            </draw:polyline>
            <draw:polygon draw:style-name="gr334" draw:text-style-name="P24" draw:layer="layout" svg:width="0.073cm" svg:height="0.14cm" svg:x="55.917cm" svg:y="24.305cm" svg:viewBox="0 0 74 141" draw:points="0,94 0,0 74,47 74,141">
              <text:p/>
            </draw:polygon>
            <draw:line draw:style-name="gr335" draw:text-style-name="P14" draw:layer="layout" svg:x1="56.252cm" svg:y1="24.865cm" svg:x2="55.746cm" svg:y2="24.546cm">
              <text:p/>
            </draw:line>
          </draw:g>
        </draw:g>
        <draw:frame draw:style-name="gr113" draw:text-style-name="P26" draw:layer="layout" svg:width="0.968cm" svg:height="1.127cm" svg:x="19.404cm" svg:y="6.986cm">
          <draw:text-box>
            <text:p text:style-name="P25">2</text:p>
          </draw:text-box>
        </draw:frame>
        <draw:frame draw:style-name="gr113" draw:text-style-name="P26" draw:layer="layout" svg:width="0.968cm" svg:height="1.127cm" svg:x="19.27cm" svg:y="9.198cm">
          <draw:text-box>
            <text:p text:style-name="P25">3</text:p>
          </draw:text-box>
        </draw:frame>
        <draw:frame draw:style-name="gr113" draw:text-style-name="P26" draw:layer="layout" svg:width="0.968cm" svg:height="1.127cm" svg:x="20.416cm" svg:y="10.471cm">
          <draw:text-box>
            <text:p text:style-name="P25">2</text:p>
          </draw:text-box>
        </draw:frame>
        <draw:frame draw:style-name="gr113" draw:text-style-name="P26" draw:layer="layout" svg:width="0.968cm" svg:height="1.127cm" svg:x="22.191cm" svg:y="11.746cm">
          <draw:text-box>
            <text:p text:style-name="P25">3</text:p>
          </draw:text-box>
        </draw:frame>
        <draw:frame draw:style-name="gr113" draw:text-style-name="P26" draw:layer="layout" svg:width="0.968cm" svg:height="1.127cm" svg:x="15.78cm" svg:y="8.321cm">
          <draw:text-box>
            <text:p text:style-name="P25">1</text:p>
          </draw:text-box>
        </draw:frame>
        <draw:frame draw:style-name="gr113" draw:text-style-name="P26" draw:layer="layout" svg:width="0.968cm" svg:height="1.127cm" svg:x="13.893cm" svg:y="9.757cm">
          <draw:text-box>
            <text:p text:style-name="P25">2</text:p>
          </draw:text-box>
        </draw:frame>
        <draw:frame draw:style-name="gr113" draw:text-style-name="P26" draw:layer="layout" svg:width="0.968cm" svg:height="1.127cm" svg:x="14.823cm" svg:y="11.944cm">
          <draw:text-box>
            <text:p text:style-name="P25">3</text:p>
          </draw:text-box>
        </draw:frame>
        <draw:frame draw:style-name="gr113" draw:text-style-name="P26" draw:layer="layout" svg:width="0.968cm" svg:height="1.127cm" svg:x="18.488cm" svg:y="12.585cm">
          <draw:text-box>
            <text:p text:style-name="P25">1</text:p>
          </draw:text-box>
        </draw:frame>
        <draw:frame draw:style-name="gr113" draw:text-style-name="P26" draw:layer="layout" svg:width="0.968cm" svg:height="1.127cm" svg:x="11.054cm" svg:y="11.522cm">
          <draw:text-box>
            <text:p text:style-name="P25">1</text:p>
          </draw:text-box>
        </draw:frame>
        <draw:custom-shape draw:style-name="gr226" draw:text-style-name="P32" draw:layer="layout" svg:width="7.971cm" svg:height="4.071cm" svg:x="9.633cm" svg:y="3.629cm">
          <text:p text:style-name="P31">Destino<text:tab/>máscara<text:tab/>interfaz</text:p>
          <text:p text:style-name="P31">10000<text:tab/>11100<text:tab/>1</text:p>
          <text:p text:style-name="P31">10001<text:tab/>11111<text:tab/>2</text:p>
          <text:p text:style-name="P31">00100<text:tab/>11100<text:tab/>3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22.862cm" svg:height="14.959cm" svg:x="3.46cm" svg:y="3.01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3.218cm" svg:y1="11.528cm" svg:x2="17.978cm" svg:y2="8.209cm">
            <text:p/>
          </draw:line>
          <draw:line draw:style-name="gr2" draw:text-style-name="P2" draw:layer="layout" svg:x1="13.272cm" svg:y1="11.488cm" svg:x2="19.945cm" svg:y2="12.619cm">
            <text:p/>
          </draw:line>
          <draw:line draw:style-name="gr2" draw:text-style-name="P2" draw:layer="layout" svg:x1="20.827cm" svg:y1="12.008cm" svg:x2="17.91cm" svg:y2="8.175cm">
            <text:p/>
          </draw:line>
          <draw:line draw:style-name="gr2" draw:text-style-name="P2" draw:layer="layout" svg:x1="17.783cm" svg:y1="8.3cm" svg:x2="22.931cm" svg:y2="7.633cm">
            <text:p/>
          </draw:line>
          <draw:line draw:style-name="gr2" draw:text-style-name="P2" draw:layer="layout" svg:x1="20.759cm" svg:y1="12.28cm" svg:x2="24.626cm" svg:y2="10.584cm">
            <text:p/>
          </draw:line>
          <draw:line draw:style-name="gr3" draw:text-style-name="P2" draw:layer="layout" svg:x1="5.495cm" svg:y1="11.431cm" svg:x2="13.229cm" svg:y2="11.431cm">
            <text:p/>
          </draw:line>
        </draw:g>
        <draw:g>
          <draw:path draw:style-name="gr336" draw:text-style-name="P3" draw:layer="layout" svg:width="1.09cm" svg:height="0.979cm" svg:x="21.354cm" svg:y="12.83cm" svg:viewBox="0 0 1091 980" svg:d="M0 980c475 0 1091-280 1091-560s-18-420-364-420c0 300-727 579-727 980z">
            <text:p/>
          </draw:path>
          <draw:path draw:style-name="gr337" draw:text-style-name="P4" draw:layer="layout" svg:width="2.666cm" svg:height="1.68cm" svg:x="19.415cm" svg:y="12.2cm" svg:viewBox="0 0 2667 1681" svg:d="M2667 0c0 0 0 1121-1 840 2 491-575 841-1331 841s-1334-350-1335-841c1 1 0-350 0-840 0 490 606 840 1334 840s1333-350 1333-840z">
            <text:p/>
          </draw:path>
          <draw:path draw:style-name="gr338" draw:text-style-name="P5" draw:layer="layout" svg:width="2.665cm" svg:height="1.678cm" svg:x="19.414cm" svg:y="11.36cm" svg:viewBox="0 0 2666 1679" svg:d="M1333 0c756 0 1333 363 1333 839s-577 840-1333 840-1333-364-1333-840 577-839 1333-839z">
            <text:p/>
          </draw:path>
          <draw:polygon draw:style-name="gr339" draw:text-style-name="P6" draw:layer="layout" svg:width="0.727cm" svg:height="0.419cm" svg:x="20.869cm" svg:y="12.27cm" svg:viewBox="0 0 728 420" draw:points="364,0 243,70 728,350 606,420 121,140 0,210 0,0">
            <text:p/>
          </draw:polygon>
          <draw:polygon draw:style-name="gr340" draw:text-style-name="P6" draw:layer="layout" svg:width="0.726cm" svg:height="0.419cm" svg:x="19.899cm" svg:y="11.71cm" svg:viewBox="0 0 727 420" draw:points="606,280 727,210 727,420 363,420 484,350 0,70 121,0">
            <text:p/>
          </draw:polygon>
          <draw:polygon draw:style-name="gr341" draw:text-style-name="P6" draw:layer="layout" svg:width="0.727cm" svg:height="0.419cm" svg:x="19.899cm" svg:y="12.27cm" svg:viewBox="0 0 728 420" draw:points="121,280 607,0 728,70 242,350 363,420 0,420 0,210">
            <text:p/>
          </draw:polygon>
          <draw:polygon draw:style-name="gr342" draw:text-style-name="P6" draw:layer="layout" svg:width="0.726cm" svg:height="0.419cm" svg:x="20.869cm" svg:y="11.71cm" svg:viewBox="0 0 727 420" draw:points="484,70 363,0 727,0 727,210 606,140 121,420 0,350">
            <text:p/>
          </draw:polygon>
          <draw:path draw:style-name="gr343" draw:text-style-name="P7" draw:layer="layout" svg:width="2.667cm" svg:height="2.519cm" svg:x="19.414cm" svg:y="11.36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344" draw:text-style-name="P3" draw:layer="layout" svg:width="1.09cm" svg:height="0.979cm" svg:x="13.961cm" svg:y="11.948cm" svg:viewBox="0 0 1091 980" svg:d="M0 980c475 0 1091-280 1091-560s-18-420-364-420c0 300-727 579-727 980z">
            <text:p/>
          </draw:path>
          <draw:path draw:style-name="gr345" draw:text-style-name="P4" draw:layer="layout" svg:width="2.666cm" svg:height="1.68cm" svg:x="12.022cm" svg:y="11.318cm" svg:viewBox="0 0 2667 1681" svg:d="M2667 0c0 0 0 1121-1 840 2 491-575 841-1331 841s-1334-350-1335-841c1 1 0-350 0-840 0 490 606 840 1334 840s1333-350 1333-840z">
            <text:p/>
          </draw:path>
          <draw:path draw:style-name="gr346" draw:text-style-name="P5" draw:layer="layout" svg:width="2.665cm" svg:height="1.678cm" svg:x="12.021cm" svg:y="10.478cm" svg:viewBox="0 0 2666 1679" svg:d="M1333 0c756 0 1333 363 1333 839s-577 840-1333 840-1333-364-1333-840 577-839 1333-839z">
            <text:p/>
          </draw:path>
          <draw:polygon draw:style-name="gr347" draw:text-style-name="P6" draw:layer="layout" svg:width="0.727cm" svg:height="0.419cm" svg:x="13.476cm" svg:y="11.388cm" svg:viewBox="0 0 728 420" draw:points="364,0 243,70 728,350 606,420 121,140 0,210 0,0">
            <text:p/>
          </draw:polygon>
          <draw:polygon draw:style-name="gr348" draw:text-style-name="P6" draw:layer="layout" svg:width="0.726cm" svg:height="0.419cm" svg:x="12.506cm" svg:y="10.828cm" svg:viewBox="0 0 727 420" draw:points="606,280 727,210 727,420 363,420 484,350 0,70 121,0">
            <text:p/>
          </draw:polygon>
          <draw:polygon draw:style-name="gr349" draw:text-style-name="P6" draw:layer="layout" svg:width="0.727cm" svg:height="0.419cm" svg:x="12.506cm" svg:y="11.388cm" svg:viewBox="0 0 728 420" draw:points="121,280 607,0 728,70 242,350 363,420 0,420 0,210">
            <text:p/>
          </draw:polygon>
          <draw:polygon draw:style-name="gr350" draw:text-style-name="P6" draw:layer="layout" svg:width="0.726cm" svg:height="0.419cm" svg:x="13.476cm" svg:y="10.828cm" svg:viewBox="0 0 727 420" draw:points="484,70 363,0 727,0 727,210 606,140 121,420 0,350">
            <text:p/>
          </draw:polygon>
          <draw:path draw:style-name="gr351" draw:text-style-name="P7" draw:layer="layout" svg:width="2.667cm" svg:height="2.519cm" svg:x="12.021cm" svg:y="10.478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352" draw:text-style-name="P3" draw:layer="layout" svg:width="1.09cm" svg:height="0.979cm" svg:x="18.675cm" svg:y="8.625cm" svg:viewBox="0 0 1091 980" svg:d="M0 980c475 0 1091-280 1091-560s-18-420-364-420c0 300-727 579-727 980z">
            <text:p/>
          </draw:path>
          <draw:path draw:style-name="gr353" draw:text-style-name="P4" draw:layer="layout" svg:width="2.666cm" svg:height="1.68cm" svg:x="16.736cm" svg:y="7.995cm" svg:viewBox="0 0 2667 1681" svg:d="M2667 0c0 0 0 1121-1 840 2 491-575 841-1331 841s-1334-350-1335-841c1 1 0-350 0-840 0 490 606 840 1334 840s1333-350 1333-840z">
            <text:p/>
          </draw:path>
          <draw:path draw:style-name="gr354" draw:text-style-name="P5" draw:layer="layout" svg:width="2.665cm" svg:height="1.678cm" svg:x="16.735cm" svg:y="7.155cm" svg:viewBox="0 0 2666 1679" svg:d="M1333 0c756 0 1333 363 1333 839s-577 840-1333 840-1333-364-1333-840 577-839 1333-839z">
            <text:p/>
          </draw:path>
          <draw:polygon draw:style-name="gr355" draw:text-style-name="P6" draw:layer="layout" svg:width="0.727cm" svg:height="0.419cm" svg:x="18.19cm" svg:y="8.065cm" svg:viewBox="0 0 728 420" draw:points="364,0 243,70 728,350 606,420 121,140 0,210 0,0">
            <text:p/>
          </draw:polygon>
          <draw:polygon draw:style-name="gr356" draw:text-style-name="P6" draw:layer="layout" svg:width="0.726cm" svg:height="0.419cm" svg:x="17.22cm" svg:y="7.505cm" svg:viewBox="0 0 727 420" draw:points="606,280 727,210 727,420 363,420 484,350 0,70 121,0">
            <text:p/>
          </draw:polygon>
          <draw:polygon draw:style-name="gr357" draw:text-style-name="P6" draw:layer="layout" svg:width="0.727cm" svg:height="0.419cm" svg:x="17.22cm" svg:y="8.065cm" svg:viewBox="0 0 728 420" draw:points="121,280 607,0 728,70 242,350 363,420 0,420 0,210">
            <text:p/>
          </draw:polygon>
          <draw:polygon draw:style-name="gr358" draw:text-style-name="P6" draw:layer="layout" svg:width="0.726cm" svg:height="0.419cm" svg:x="18.19cm" svg:y="7.505cm" svg:viewBox="0 0 727 420" draw:points="484,70 363,0 727,0 727,210 606,140 121,420 0,350">
            <text:p/>
          </draw:polygon>
          <draw:path draw:style-name="gr359" draw:text-style-name="P7" draw:layer="layout" svg:width="2.667cm" svg:height="2.519cm" svg:x="16.735cm" svg:y="7.155cm" svg:viewBox="0 0 2668 2520" svg:d="M1333 0c756 0 1335 364 1335 840l-1 840c0 490-606 840-1333 840s-1334-350-1334-840c0 0 1-840 0-841 0-476 577-839 1333-839z">
            <text:p/>
          </draw:path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60" draw:text-style-name="P8" draw:layer="layout" svg:width="1.47cm" svg:height="0.866cm" svg:x="5.471cm" svg:y="11.822cm" svg:viewBox="0 0 1471 867" svg:d="M2 867c155 0 1469-310 1469-588 0-279-354-279-509-279 0 93-1017 186-960 867z">
            <text:p/>
          </draw:path>
          <draw:g>
            <draw:polygon draw:style-name="gr361" draw:text-style-name="P9" draw:layer="layout" svg:width="2.657cm" svg:height="1.455cm" svg:x="3.888cm" svg:y="11.079cm" svg:viewBox="0 0 2658 1456" draw:points="1584,1456 0,589 1074,0 2658,867">
              <text:p/>
            </draw:polygon>
            <draw:polygon draw:style-name="gr362" draw:text-style-name="P10" draw:layer="layout" svg:width="1.752cm" svg:height="0.959cm" svg:x="4.51cm" svg:y="11.234cm" svg:viewBox="0 0 1753 960" draw:points="0,248 452,0 1753,713 1301,960">
              <text:p/>
            </draw:polygon>
            <draw:polygon draw:style-name="gr363" draw:text-style-name="P11" draw:layer="layout" svg:width="1.583cm" svg:height="2.229cm" svg:x="4.962cm" svg:y="9.716cm" svg:viewBox="0 0 1584 2230" draw:points="0,1363 0,0 1584,867 1584,2230">
              <text:p/>
            </draw:polygon>
            <draw:polygon draw:style-name="gr364" draw:text-style-name="P12" draw:layer="layout" svg:width="1.469cm" svg:height="1.95cm" svg:x="5.019cm" svg:y="9.809cm" svg:viewBox="0 0 1470 1951" draw:points="0,1146 0,0 1470,805 1470,1951">
              <text:p/>
            </draw:polygon>
            <draw:polygon draw:style-name="gr365" draw:text-style-name="P9" draw:layer="layout" svg:width="1.639cm" svg:height="0.897cm" svg:x="4.962cm" svg:y="9.685cm" svg:viewBox="0 0 1640 898" draw:points="1584,898 0,31 56,0 1640,867">
              <text:p/>
            </draw:polygon>
            <draw:polygon draw:style-name="gr366" draw:text-style-name="P13" draw:layer="layout" svg:width="0.055cm" svg:height="1.393cm" svg:x="6.546cm" svg:y="10.552cm" svg:viewBox="0 0 56 1394" draw:points="0,1394 0,31 56,0 56,1363">
              <text:p/>
            </draw:polygon>
            <draw:polygon draw:style-name="gr367" draw:text-style-name="P13" draw:layer="layout" svg:width="1.073cm" svg:height="0.742cm" svg:x="5.472cm" svg:y="11.946cm" svg:viewBox="0 0 1074 743" draw:points="0,743 0,589 1074,0 1074,155">
              <text:p/>
            </draw:polygon>
            <draw:line draw:style-name="gr368" draw:text-style-name="P14" draw:layer="layout" svg:x1="4.623cm" svg:y1="11.42cm" svg:x2="5.924cm" svg:y2="12.133cm">
              <text:p/>
            </draw:line>
            <draw:line draw:style-name="gr369" draw:text-style-name="P14" draw:layer="layout" svg:x1="4.736cm" svg:y1="11.358cm" svg:x2="6.037cm" svg:y2="12.071cm">
              <text:p/>
            </draw:line>
            <draw:line draw:style-name="gr370" draw:text-style-name="P14" draw:layer="layout" svg:x1="4.85cm" svg:y1="11.296cm" svg:x2="6.151cm" svg:y2="12.009cm">
              <text:p/>
            </draw:line>
            <draw:line draw:style-name="gr371" draw:text-style-name="P14" draw:layer="layout" svg:x1="5.98cm" svg:y1="11.916cm" svg:x2="6.093cm" svg:y2="11.854cm">
              <text:p/>
            </draw:line>
            <draw:line draw:style-name="gr372" draw:text-style-name="P14" draw:layer="layout" svg:x1="5.868cm" svg:y1="11.854cm" svg:x2="5.981cm" svg:y2="11.792cm">
              <text:p/>
            </draw:line>
            <draw:line draw:style-name="gr373" draw:text-style-name="P14" draw:layer="layout" svg:x1="5.754cm" svg:y1="11.792cm" svg:x2="5.867cm" svg:y2="11.73cm">
              <text:p/>
            </draw:line>
            <draw:line draw:style-name="gr374" draw:text-style-name="P14" draw:layer="layout" svg:x1="5.811cm" svg:y1="11.946cm" svg:x2="5.924cm" svg:y2="11.884cm">
              <text:p/>
            </draw:line>
            <draw:line draw:style-name="gr375" draw:text-style-name="P14" draw:layer="layout" svg:x1="5.697cm" svg:y1="11.884cm" svg:x2="5.81cm" svg:y2="11.822cm">
              <text:p/>
            </draw:line>
            <draw:line draw:style-name="gr376" draw:text-style-name="P14" draw:layer="layout" svg:x1="5.585cm" svg:y1="11.822cm" svg:x2="5.698cm" svg:y2="11.76cm">
              <text:p/>
            </draw:line>
            <draw:line draw:style-name="gr377" draw:text-style-name="P14" draw:layer="layout" svg:x1="5.641cm" svg:y1="11.73cm" svg:x2="5.754cm" svg:y2="11.668cm">
              <text:p/>
            </draw:line>
            <draw:line draw:style-name="gr378" draw:text-style-name="P14" draw:layer="layout" svg:x1="5.472cm" svg:y1="11.76cm" svg:x2="5.585cm" svg:y2="11.698cm">
              <text:p/>
            </draw:line>
            <draw:line draw:style-name="gr379" draw:text-style-name="P14" draw:layer="layout" svg:x1="5.528cm" svg:y1="11.668cm" svg:x2="5.641cm" svg:y2="11.606cm">
              <text:p/>
            </draw:line>
            <draw:line draw:style-name="gr380" draw:text-style-name="P14" draw:layer="layout" svg:x1="5.415cm" svg:y1="11.606cm" svg:x2="5.528cm" svg:y2="11.544cm">
              <text:p/>
            </draw:line>
            <draw:line draw:style-name="gr381" draw:text-style-name="P14" draw:layer="layout" svg:x1="5.302cm" svg:y1="11.544cm" svg:x2="5.415cm" svg:y2="11.482cm">
              <text:p/>
            </draw:line>
            <draw:line draw:style-name="gr382" draw:text-style-name="P14" draw:layer="layout" svg:x1="5.358cm" svg:y1="11.698cm" svg:x2="5.471cm" svg:y2="11.636cm">
              <text:p/>
            </draw:line>
            <draw:line draw:style-name="gr383" draw:text-style-name="P14" draw:layer="layout" svg:x1="5.245cm" svg:y1="11.636cm" svg:x2="5.358cm" svg:y2="11.574cm">
              <text:p/>
            </draw:line>
            <draw:line draw:style-name="gr384" draw:text-style-name="P14" draw:layer="layout" svg:x1="5.133cm" svg:y1="11.575cm" svg:x2="5.246cm" svg:y2="11.513cm">
              <text:p/>
            </draw:line>
            <draw:line draw:style-name="gr385" draw:text-style-name="P14" draw:layer="layout" svg:x1="5.189cm" svg:y1="11.482cm" svg:x2="5.302cm" svg:y2="11.42cm">
              <text:p/>
            </draw:line>
            <draw:line draw:style-name="gr386" draw:text-style-name="P14" draw:layer="layout" svg:x1="5.019cm" svg:y1="11.513cm" svg:x2="5.132cm" svg:y2="11.451cm">
              <text:p/>
            </draw:line>
            <draw:line draw:style-name="gr387" draw:text-style-name="P14" draw:layer="layout" svg:x1="5.076cm" svg:y1="11.42cm" svg:x2="5.189cm" svg:y2="11.358cm">
              <text:p/>
            </draw:line>
            <draw:line draw:style-name="gr388" draw:text-style-name="P14" draw:layer="layout" svg:x1="4.962cm" svg:y1="11.358cm" svg:x2="5.075cm" svg:y2="11.296cm">
              <text:p/>
            </draw:line>
            <draw:line draw:style-name="gr389" draw:text-style-name="P14" draw:layer="layout" svg:x1="4.906cm" svg:y1="11.451cm" svg:x2="5.019cm" svg:y2="11.389cm">
              <text:p/>
            </draw:line>
            <draw:line draw:style-name="gr390" draw:text-style-name="P14" draw:layer="layout" svg:x1="5.641cm" svg:y1="11.977cm" svg:x2="5.754cm" svg:y2="11.915cm">
              <text:p/>
            </draw:line>
            <draw:line draw:style-name="gr391" draw:text-style-name="P14" draw:layer="layout" svg:x1="5.528cm" svg:y1="11.916cm" svg:x2="5.641cm" svg:y2="11.854cm">
              <text:p/>
            </draw:line>
            <draw:line draw:style-name="gr392" draw:text-style-name="P14" draw:layer="layout" svg:x1="5.415cm" svg:y1="11.854cm" svg:x2="5.528cm" svg:y2="11.792cm">
              <text:p/>
            </draw:line>
            <draw:line draw:style-name="gr393" draw:text-style-name="P14" draw:layer="layout" svg:x1="5.358cm" svg:y1="11.946cm" svg:x2="5.471cm" svg:y2="11.884cm">
              <text:p/>
            </draw:line>
            <draw:line draw:style-name="gr394" draw:text-style-name="P14" draw:layer="layout" svg:x1="5.245cm" svg:y1="11.884cm" svg:x2="5.358cm" svg:y2="11.822cm">
              <text:p/>
            </draw:line>
            <draw:line draw:style-name="gr395" draw:text-style-name="P14" draw:layer="layout" svg:x1="5.302cm" svg:y1="11.792cm" svg:x2="5.415cm" svg:y2="11.73cm">
              <text:p/>
            </draw:line>
            <draw:line draw:style-name="gr396" draw:text-style-name="P14" draw:layer="layout" svg:x1="5.189cm" svg:y1="11.73cm" svg:x2="5.302cm" svg:y2="11.668cm">
              <text:p/>
            </draw:line>
            <draw:line draw:style-name="gr397" draw:text-style-name="P14" draw:layer="layout" svg:x1="5.076cm" svg:y1="11.668cm" svg:x2="5.189cm" svg:y2="11.606cm">
              <text:p/>
            </draw:line>
            <draw:line draw:style-name="gr398" draw:text-style-name="P14" draw:layer="layout" svg:x1="4.962cm" svg:y1="11.606cm" svg:x2="5.075cm" svg:y2="11.544cm">
              <text:p/>
            </draw:line>
            <draw:line draw:style-name="gr399" draw:text-style-name="P14" draw:layer="layout" svg:x1="4.793cm" svg:y1="11.636cm" svg:x2="4.906cm" svg:y2="11.574cm">
              <text:p/>
            </draw:line>
            <draw:line draw:style-name="gr400" draw:text-style-name="P14" draw:layer="layout" svg:x1="4.85cm" svg:y1="11.544cm" svg:x2="4.963cm" svg:y2="11.482cm">
              <text:p/>
            </draw:line>
            <draw:line draw:style-name="gr401" draw:text-style-name="P14" draw:layer="layout" svg:x1="4.679cm" svg:y1="11.575cm" svg:x2="4.792cm" svg:y2="11.513cm">
              <text:p/>
            </draw:line>
            <draw:line draw:style-name="gr402" draw:text-style-name="P14" draw:layer="layout" svg:x1="5.585cm" svg:y1="12.071cm" svg:x2="5.698cm" svg:y2="12.009cm">
              <text:p/>
            </draw:line>
            <draw:line draw:style-name="gr403" draw:text-style-name="P14" draw:layer="layout" svg:x1="5.472cm" svg:y1="12.008cm" svg:x2="5.585cm" svg:y2="11.946cm">
              <text:p/>
            </draw:line>
            <draw:polygon draw:style-name="gr404" draw:text-style-name="P11" draw:layer="layout" svg:width="1.583cm" svg:height="1.021cm" svg:x="3.888cm" svg:y="11.668cm" svg:viewBox="0 0 1584 1022" draw:points="0,155 0,0 1584,867 1584,1022">
              <text:p/>
            </draw:polygon>
            <draw:polygon draw:style-name="gr405" draw:text-style-name="P15" draw:layer="layout" svg:width="2.714cm" svg:height="3.004cm" svg:x="3.888cm" svg:y="9.685cm" svg:viewBox="0 0 2715 3005" draw:points="1131,0 2715,867 2715,2230 2658,2261 2658,2416 1584,3005 0,2137 0,1983 1074,1394 1074,31">
              <text:p/>
            </draw:polygon>
            <draw:polygon draw:style-name="gr406" draw:text-style-name="P16" draw:layer="layout" svg:width="0.678cm" svg:height="0.371cm" svg:x="4.567cm" svg:y="11.76cm" svg:viewBox="0 0 679 372" draw:points="0,155 283,0 679,217 396,372">
              <text:p/>
            </draw:polygon>
            <draw:line draw:style-name="gr407" draw:text-style-name="P14" draw:layer="layout" svg:x1="5.924cm" svg:y1="12.008cm" svg:x2="6.037cm" svg:y2="11.946cm">
              <text:p/>
            </draw:line>
            <draw:line draw:style-name="gr408" draw:text-style-name="P14" draw:layer="layout" svg:x1="5.754cm" svg:y1="12.039cm" svg:x2="5.867cm" svg:y2="11.977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09" draw:text-style-name="P3" draw:layer="layout" svg:width="1.307cm" svg:height="0.836cm" svg:x="24.437cm" svg:y="10.868cm" svg:viewBox="0 0 1308 837" svg:d="M0 837c370 0 951-264 1201-439 251-174 0-398-126-398z">
            <text:p/>
          </draw:path>
          <draw:g>
            <draw:polygon draw:style-name="gr410" draw:text-style-name="P17" draw:layer="layout" svg:width="0.758cm" svg:height="2.071cm" svg:x="23.678cm" svg:y="9.633cm" svg:viewBox="0 0 759 2072" draw:points="0,1594 0,0 759,478 759,2072">
              <text:p/>
            </draw:polygon>
            <draw:polygon draw:style-name="gr411" draw:text-style-name="P18" draw:layer="layout" svg:width="1.074cm" svg:height="2.27cm" svg:x="24.437cm" svg:y="9.434cm" svg:viewBox="0 0 1075 2271" draw:points="0,2271 0,677 1075,0 1075,1594">
              <text:p/>
            </draw:polygon>
            <draw:polygon draw:style-name="gr412" draw:text-style-name="P19" draw:layer="layout" svg:width="1.833cm" svg:height="1.154cm" svg:x="23.678cm" svg:y="8.956cm" svg:viewBox="0 0 1834 1155" draw:points="759,1155 0,677 1075,0 1834,478">
              <text:p/>
            </draw:polygon>
            <draw:polygon draw:style-name="gr413" draw:text-style-name="P20" draw:layer="layout" svg:width="1.833cm" svg:height="2.748cm" svg:x="23.678cm" svg:y="8.956cm" svg:viewBox="0 0 1834 2749" draw:points="0,2271 0,677 1075,0 1834,478 1834,2072 759,2749">
              <text:p/>
            </draw:polygon>
            <draw:line draw:style-name="gr414" draw:text-style-name="P21" draw:layer="layout" svg:x1="24.31cm" svg:y1="11.307cm" svg:x2="23.804cm" svg:y2="10.988cm">
              <text:p/>
            </draw:line>
            <draw:line draw:style-name="gr415" draw:text-style-name="P21" draw:layer="layout" svg:x1="24.31cm" svg:y1="11.466cm" svg:x2="23.804cm" svg:y2="11.147cm">
              <text:p/>
            </draw:line>
            <draw:line draw:style-name="gr416" draw:text-style-name="P21" draw:layer="layout" svg:x1="24.31cm" svg:y1="11.387cm" svg:x2="23.804cm" svg:y2="11.068cm">
              <text:p/>
            </draw:line>
            <draw:polyline draw:style-name="gr417" draw:text-style-name="P21" draw:layer="layout" svg:width="0.631cm" svg:height="0.477cm" svg:x="23.741cm" svg:y="9.872cm" svg:viewBox="0 0 632 478" draw:points="632,478 0,80 0,0">
              <text:p/>
            </draw:polyline>
            <draw:polyline draw:style-name="gr418" draw:text-style-name="P21" draw:layer="layout" svg:width="0.62cm" svg:height="0.479cm" svg:x="23.752cm" svg:y="9.871cm" svg:viewBox="0 0 621 480" draw:points="621,480 621,400 0,0">
              <text:p/>
            </draw:polyline>
            <draw:polygon draw:style-name="gr419" draw:text-style-name="P22" draw:layer="layout" svg:width="0.073cm" svg:height="0.14cm" svg:x="23.975cm" svg:y="10.667cm" svg:viewBox="0 0 74 141" draw:points="0,94 0,0 74,47 74,141">
              <text:p/>
            </draw:polygon>
            <draw:line draw:style-name="gr420" draw:text-style-name="P21" draw:layer="layout" svg:x1="24.31cm" svg:y1="11.227cm" svg:x2="23.804cm" svg:y2="10.908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21" draw:text-style-name="P3" draw:layer="layout" svg:width="1.307cm" svg:height="0.836cm" svg:x="23.079cm" svg:y="7.979cm" svg:viewBox="0 0 1308 837" svg:d="M0 837c370 0 951-264 1201-439 251-174 0-398-126-398z">
            <text:p/>
          </draw:path>
          <draw:g>
            <draw:polygon draw:style-name="gr422" draw:text-style-name="P17" draw:layer="layout" svg:width="0.758cm" svg:height="2.071cm" svg:x="22.32cm" svg:y="6.744cm" svg:viewBox="0 0 759 2072" draw:points="0,1594 0,0 759,478 759,2072">
              <text:p/>
            </draw:polygon>
            <draw:polygon draw:style-name="gr423" draw:text-style-name="P18" draw:layer="layout" svg:width="1.074cm" svg:height="2.27cm" svg:x="23.079cm" svg:y="6.545cm" svg:viewBox="0 0 1075 2271" draw:points="0,2271 0,677 1075,0 1075,1594">
              <text:p/>
            </draw:polygon>
            <draw:polygon draw:style-name="gr424" draw:text-style-name="P19" draw:layer="layout" svg:width="1.833cm" svg:height="1.154cm" svg:x="22.32cm" svg:y="6.067cm" svg:viewBox="0 0 1834 1155" draw:points="759,1155 0,677 1075,0 1834,478">
              <text:p/>
            </draw:polygon>
            <draw:polygon draw:style-name="gr425" draw:text-style-name="P20" draw:layer="layout" svg:width="1.833cm" svg:height="2.748cm" svg:x="22.32cm" svg:y="6.067cm" svg:viewBox="0 0 1834 2749" draw:points="0,2271 0,677 1075,0 1834,478 1834,2072 759,2749">
              <text:p/>
            </draw:polygon>
            <draw:line draw:style-name="gr426" draw:text-style-name="P21" draw:layer="layout" svg:x1="22.952cm" svg:y1="8.418cm" svg:x2="22.446cm" svg:y2="8.099cm">
              <text:p/>
            </draw:line>
            <draw:line draw:style-name="gr427" draw:text-style-name="P21" draw:layer="layout" svg:x1="22.952cm" svg:y1="8.577cm" svg:x2="22.446cm" svg:y2="8.258cm">
              <text:p/>
            </draw:line>
            <draw:line draw:style-name="gr428" draw:text-style-name="P21" draw:layer="layout" svg:x1="22.952cm" svg:y1="8.498cm" svg:x2="22.446cm" svg:y2="8.179cm">
              <text:p/>
            </draw:line>
            <draw:polyline draw:style-name="gr429" draw:text-style-name="P21" draw:layer="layout" svg:width="0.631cm" svg:height="0.477cm" svg:x="22.383cm" svg:y="6.983cm" svg:viewBox="0 0 632 478" draw:points="632,478 0,80 0,0">
              <text:p/>
            </draw:polyline>
            <draw:polyline draw:style-name="gr430" draw:text-style-name="P21" draw:layer="layout" svg:width="0.62cm" svg:height="0.479cm" svg:x="22.394cm" svg:y="6.982cm" svg:viewBox="0 0 621 480" draw:points="621,480 621,400 0,0">
              <text:p/>
            </draw:polyline>
            <draw:polygon draw:style-name="gr431" draw:text-style-name="P22" draw:layer="layout" svg:width="0.073cm" svg:height="0.14cm" svg:x="22.617cm" svg:y="7.778cm" svg:viewBox="0 0 74 141" draw:points="0,94 0,0 74,47 74,141">
              <text:p/>
            </draw:polygon>
            <draw:line draw:style-name="gr432" draw:text-style-name="P21" draw:layer="layout" svg:x1="22.952cm" svg:y1="8.338cm" svg:x2="22.446cm" svg:y2="8.019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33" draw:text-style-name="P8" draw:layer="layout" svg:width="1.307cm" svg:height="0.836cm" svg:x="56.379cm" svg:y="24.506cm" svg:viewBox="0 0 1308 837" svg:d="M0 837c370 0 951-264 1201-439 251-174 0-398-126-398z">
            <text:p/>
          </draw:path>
          <draw:g>
            <draw:polygon draw:style-name="gr434" draw:text-style-name="P11" draw:layer="layout" svg:width="0.758cm" svg:height="2.071cm" svg:x="55.62cm" svg:y="23.271cm" svg:viewBox="0 0 759 2072" draw:points="0,1594 0,0 759,478 759,2072">
              <text:p/>
            </draw:polygon>
            <draw:polygon draw:style-name="gr435" draw:text-style-name="P23" draw:layer="layout" svg:width="1.074cm" svg:height="2.27cm" svg:x="56.379cm" svg:y="23.072cm" svg:viewBox="0 0 1075 2271" draw:points="0,2271 0,677 1075,0 1075,1594">
              <text:p/>
            </draw:polygon>
            <draw:polygon draw:style-name="gr436" draw:text-style-name="P9" draw:layer="layout" svg:width="1.833cm" svg:height="1.154cm" svg:x="55.62cm" svg:y="22.594cm" svg:viewBox="0 0 1834 1155" draw:points="759,1155 0,677 1075,0 1834,478">
              <text:p/>
            </draw:polygon>
            <draw:polygon draw:style-name="gr437" draw:text-style-name="P15" draw:layer="layout" svg:width="1.833cm" svg:height="2.748cm" svg:x="55.62cm" svg:y="22.594cm" svg:viewBox="0 0 1834 2749" draw:points="0,2271 0,677 1075,0 1834,478 1834,2072 759,2749">
              <text:p/>
            </draw:polygon>
            <draw:line draw:style-name="gr438" draw:text-style-name="P14" draw:layer="layout" svg:x1="56.252cm" svg:y1="24.945cm" svg:x2="55.746cm" svg:y2="24.626cm">
              <text:p/>
            </draw:line>
            <draw:line draw:style-name="gr439" draw:text-style-name="P14" draw:layer="layout" svg:x1="56.252cm" svg:y1="25.104cm" svg:x2="55.746cm" svg:y2="24.785cm">
              <text:p/>
            </draw:line>
            <draw:line draw:style-name="gr440" draw:text-style-name="P14" draw:layer="layout" svg:x1="56.252cm" svg:y1="25.025cm" svg:x2="55.746cm" svg:y2="24.706cm">
              <text:p/>
            </draw:line>
            <draw:polyline draw:style-name="gr441" draw:text-style-name="P14" draw:layer="layout" svg:width="0.631cm" svg:height="0.477cm" svg:x="55.683cm" svg:y="23.51cm" svg:viewBox="0 0 632 478" draw:points="632,478 0,80 0,0">
              <text:p/>
            </draw:polyline>
            <draw:polyline draw:style-name="gr442" draw:text-style-name="P14" draw:layer="layout" svg:width="0.62cm" svg:height="0.479cm" svg:x="55.694cm" svg:y="23.509cm" svg:viewBox="0 0 621 480" draw:points="621,480 621,400 0,0">
              <text:p/>
            </draw:polyline>
            <draw:polygon draw:style-name="gr443" draw:text-style-name="P24" draw:layer="layout" svg:width="0.073cm" svg:height="0.14cm" svg:x="55.917cm" svg:y="24.305cm" svg:viewBox="0 0 74 141" draw:points="0,94 0,0 74,47 74,141">
              <text:p/>
            </draw:polygon>
            <draw:line draw:style-name="gr444" draw:text-style-name="P14" draw:layer="layout" svg:x1="56.252cm" svg:y1="24.865cm" svg:x2="55.746cm" svg:y2="24.546cm">
              <text:p/>
            </draw:line>
          </draw:g>
        </draw:g>
        <draw:frame draw:style-name="gr113" draw:text-style-name="P26" draw:layer="layout" svg:width="0.968cm" svg:height="1.127cm" svg:x="19.404cm" svg:y="6.986cm">
          <draw:text-box>
            <text:p text:style-name="P25">2</text:p>
          </draw:text-box>
        </draw:frame>
        <draw:frame draw:style-name="gr113" draw:text-style-name="P26" draw:layer="layout" svg:width="0.968cm" svg:height="1.127cm" svg:x="19.27cm" svg:y="9.198cm">
          <draw:text-box>
            <text:p text:style-name="P25">3</text:p>
          </draw:text-box>
        </draw:frame>
        <draw:frame draw:style-name="gr113" draw:text-style-name="P26" draw:layer="layout" svg:width="0.968cm" svg:height="1.127cm" svg:x="20.416cm" svg:y="10.471cm">
          <draw:text-box>
            <text:p text:style-name="P25">2</text:p>
          </draw:text-box>
        </draw:frame>
        <draw:frame draw:style-name="gr113" draw:text-style-name="P26" draw:layer="layout" svg:width="0.968cm" svg:height="1.127cm" svg:x="22.191cm" svg:y="11.746cm">
          <draw:text-box>
            <text:p text:style-name="P25">3</text:p>
          </draw:text-box>
        </draw:frame>
        <draw:frame draw:style-name="gr113" draw:text-style-name="P26" draw:layer="layout" svg:width="0.968cm" svg:height="1.127cm" svg:x="15.78cm" svg:y="8.321cm">
          <draw:text-box>
            <text:p text:style-name="P25">1</text:p>
          </draw:text-box>
        </draw:frame>
        <draw:frame draw:style-name="gr113" draw:text-style-name="P26" draw:layer="layout" svg:width="0.968cm" svg:height="1.127cm" svg:x="13.893cm" svg:y="9.757cm">
          <draw:text-box>
            <text:p text:style-name="P25">2</text:p>
          </draw:text-box>
        </draw:frame>
        <draw:frame draw:style-name="gr113" draw:text-style-name="P26" draw:layer="layout" svg:width="0.968cm" svg:height="1.127cm" svg:x="14.823cm" svg:y="11.944cm">
          <draw:text-box>
            <text:p text:style-name="P25">3</text:p>
          </draw:text-box>
        </draw:frame>
        <draw:frame draw:style-name="gr113" draw:text-style-name="P26" draw:layer="layout" svg:width="0.968cm" svg:height="1.127cm" svg:x="18.488cm" svg:y="12.585cm">
          <draw:text-box>
            <text:p text:style-name="P25">1</text:p>
          </draw:text-box>
        </draw:frame>
        <draw:frame draw:style-name="gr113" draw:text-style-name="P26" draw:layer="layout" svg:width="0.968cm" svg:height="1.127cm" svg:x="11.054cm" svg:y="11.522cm">
          <draw:text-box>
            <text:p text:style-name="P25">1</text:p>
          </draw:text-box>
        </draw:frame>
        <draw:custom-shape draw:style-name="gr226" draw:text-style-name="P32" draw:layer="layout" svg:width="7.971cm" svg:height="4.071cm" svg:x="9.633cm" svg:y="3.629cm">
          <text:p text:style-name="P31">Destino<text:tab/>máscara<text:tab/>interfaz</text:p>
          <text:p text:style-name="P31">10000<text:tab/>11100<text:tab/>1</text:p>
          <text:p text:style-name="P31">10001<text:tab/>11111<text:tab/>2</text:p>
          <text:p text:style-name="P31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32" draw:layer="layout" svg:width="7.971cm" svg:height="4.071cm" svg:x="5.856cm" svg:y="12.552cm">
          <text:p text:style-name="P31">Destino<text:tab/>máscara<text:tab/>interfaz</text:p>
          <text:p text:style-name="P31">00000<text:tab/>11100<text:tab/>1</text:p>
          <text:p text:style-name="P31">00100<text:tab/>11111<text:tab/>2</text:p>
          <text:p text:style-name="P31">00000<text:tab/>00000<text:tab/>3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22.862cm" svg:height="14.959cm" svg:x="3.46cm" svg:y="3.01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3.218cm" svg:y1="11.528cm" svg:x2="17.978cm" svg:y2="8.209cm">
            <text:p/>
          </draw:line>
          <draw:line draw:style-name="gr2" draw:text-style-name="P2" draw:layer="layout" svg:x1="13.272cm" svg:y1="11.488cm" svg:x2="19.945cm" svg:y2="12.619cm">
            <text:p/>
          </draw:line>
          <draw:line draw:style-name="gr2" draw:text-style-name="P2" draw:layer="layout" svg:x1="20.827cm" svg:y1="12.008cm" svg:x2="17.91cm" svg:y2="8.175cm">
            <text:p/>
          </draw:line>
          <draw:line draw:style-name="gr2" draw:text-style-name="P2" draw:layer="layout" svg:x1="17.783cm" svg:y1="8.3cm" svg:x2="22.931cm" svg:y2="7.633cm">
            <text:p/>
          </draw:line>
          <draw:line draw:style-name="gr2" draw:text-style-name="P2" draw:layer="layout" svg:x1="20.759cm" svg:y1="12.28cm" svg:x2="24.626cm" svg:y2="10.584cm">
            <text:p/>
          </draw:line>
          <draw:line draw:style-name="gr3" draw:text-style-name="P2" draw:layer="layout" svg:x1="5.495cm" svg:y1="11.431cm" svg:x2="13.229cm" svg:y2="11.431cm">
            <text:p/>
          </draw:line>
        </draw:g>
        <draw:g>
          <draw:path draw:style-name="gr445" draw:text-style-name="P3" draw:layer="layout" svg:width="1.09cm" svg:height="0.979cm" svg:x="21.354cm" svg:y="12.83cm" svg:viewBox="0 0 1091 980" svg:d="M0 980c475 0 1091-280 1091-560s-18-420-364-420c0 300-727 579-727 980z">
            <text:p/>
          </draw:path>
          <draw:path draw:style-name="gr446" draw:text-style-name="P4" draw:layer="layout" svg:width="2.666cm" svg:height="1.68cm" svg:x="19.415cm" svg:y="12.2cm" svg:viewBox="0 0 2667 1681" svg:d="M2667 0c0 0 0 1121-1 840 2 491-575 841-1331 841s-1334-350-1335-841c1 1 0-350 0-840 0 490 606 840 1334 840s1333-350 1333-840z">
            <text:p/>
          </draw:path>
          <draw:path draw:style-name="gr447" draw:text-style-name="P5" draw:layer="layout" svg:width="2.665cm" svg:height="1.678cm" svg:x="19.414cm" svg:y="11.36cm" svg:viewBox="0 0 2666 1679" svg:d="M1333 0c756 0 1333 363 1333 839s-577 840-1333 840-1333-364-1333-840 577-839 1333-839z">
            <text:p/>
          </draw:path>
          <draw:polygon draw:style-name="gr448" draw:text-style-name="P6" draw:layer="layout" svg:width="0.727cm" svg:height="0.419cm" svg:x="20.869cm" svg:y="12.27cm" svg:viewBox="0 0 728 420" draw:points="364,0 243,70 728,350 606,420 121,140 0,210 0,0">
            <text:p/>
          </draw:polygon>
          <draw:polygon draw:style-name="gr449" draw:text-style-name="P6" draw:layer="layout" svg:width="0.726cm" svg:height="0.419cm" svg:x="19.899cm" svg:y="11.71cm" svg:viewBox="0 0 727 420" draw:points="606,280 727,210 727,420 363,420 484,350 0,70 121,0">
            <text:p/>
          </draw:polygon>
          <draw:polygon draw:style-name="gr450" draw:text-style-name="P6" draw:layer="layout" svg:width="0.727cm" svg:height="0.419cm" svg:x="19.899cm" svg:y="12.27cm" svg:viewBox="0 0 728 420" draw:points="121,280 607,0 728,70 242,350 363,420 0,420 0,210">
            <text:p/>
          </draw:polygon>
          <draw:polygon draw:style-name="gr451" draw:text-style-name="P6" draw:layer="layout" svg:width="0.726cm" svg:height="0.419cm" svg:x="20.869cm" svg:y="11.71cm" svg:viewBox="0 0 727 420" draw:points="484,70 363,0 727,0 727,210 606,140 121,420 0,350">
            <text:p/>
          </draw:polygon>
          <draw:path draw:style-name="gr452" draw:text-style-name="P7" draw:layer="layout" svg:width="2.667cm" svg:height="2.519cm" svg:x="19.414cm" svg:y="11.36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453" draw:text-style-name="P3" draw:layer="layout" svg:width="1.09cm" svg:height="0.979cm" svg:x="13.961cm" svg:y="11.948cm" svg:viewBox="0 0 1091 980" svg:d="M0 980c475 0 1091-280 1091-560s-18-420-364-420c0 300-727 579-727 980z">
            <text:p/>
          </draw:path>
          <draw:path draw:style-name="gr454" draw:text-style-name="P4" draw:layer="layout" svg:width="2.666cm" svg:height="1.68cm" svg:x="12.022cm" svg:y="11.318cm" svg:viewBox="0 0 2667 1681" svg:d="M2667 0c0 0 0 1121-1 840 2 491-575 841-1331 841s-1334-350-1335-841c1 1 0-350 0-840 0 490 606 840 1334 840s1333-350 1333-840z">
            <text:p/>
          </draw:path>
          <draw:path draw:style-name="gr455" draw:text-style-name="P5" draw:layer="layout" svg:width="2.665cm" svg:height="1.678cm" svg:x="12.021cm" svg:y="10.478cm" svg:viewBox="0 0 2666 1679" svg:d="M1333 0c756 0 1333 363 1333 839s-577 840-1333 840-1333-364-1333-840 577-839 1333-839z">
            <text:p/>
          </draw:path>
          <draw:polygon draw:style-name="gr456" draw:text-style-name="P6" draw:layer="layout" svg:width="0.727cm" svg:height="0.419cm" svg:x="13.476cm" svg:y="11.388cm" svg:viewBox="0 0 728 420" draw:points="364,0 243,70 728,350 606,420 121,140 0,210 0,0">
            <text:p/>
          </draw:polygon>
          <draw:polygon draw:style-name="gr457" draw:text-style-name="P6" draw:layer="layout" svg:width="0.726cm" svg:height="0.419cm" svg:x="12.506cm" svg:y="10.828cm" svg:viewBox="0 0 727 420" draw:points="606,280 727,210 727,420 363,420 484,350 0,70 121,0">
            <text:p/>
          </draw:polygon>
          <draw:polygon draw:style-name="gr458" draw:text-style-name="P6" draw:layer="layout" svg:width="0.727cm" svg:height="0.419cm" svg:x="12.506cm" svg:y="11.388cm" svg:viewBox="0 0 728 420" draw:points="121,280 607,0 728,70 242,350 363,420 0,420 0,210">
            <text:p/>
          </draw:polygon>
          <draw:polygon draw:style-name="gr459" draw:text-style-name="P6" draw:layer="layout" svg:width="0.726cm" svg:height="0.419cm" svg:x="13.476cm" svg:y="10.828cm" svg:viewBox="0 0 727 420" draw:points="484,70 363,0 727,0 727,210 606,140 121,420 0,350">
            <text:p/>
          </draw:polygon>
          <draw:path draw:style-name="gr460" draw:text-style-name="P7" draw:layer="layout" svg:width="2.667cm" svg:height="2.519cm" svg:x="12.021cm" svg:y="10.478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461" draw:text-style-name="P3" draw:layer="layout" svg:width="1.09cm" svg:height="0.979cm" svg:x="18.675cm" svg:y="8.625cm" svg:viewBox="0 0 1091 980" svg:d="M0 980c475 0 1091-280 1091-560s-18-420-364-420c0 300-727 579-727 980z">
            <text:p/>
          </draw:path>
          <draw:path draw:style-name="gr462" draw:text-style-name="P4" draw:layer="layout" svg:width="2.666cm" svg:height="1.68cm" svg:x="16.736cm" svg:y="7.995cm" svg:viewBox="0 0 2667 1681" svg:d="M2667 0c0 0 0 1121-1 840 2 491-575 841-1331 841s-1334-350-1335-841c1 1 0-350 0-840 0 490 606 840 1334 840s1333-350 1333-840z">
            <text:p/>
          </draw:path>
          <draw:path draw:style-name="gr463" draw:text-style-name="P5" draw:layer="layout" svg:width="2.665cm" svg:height="1.678cm" svg:x="16.735cm" svg:y="7.155cm" svg:viewBox="0 0 2666 1679" svg:d="M1333 0c756 0 1333 363 1333 839s-577 840-1333 840-1333-364-1333-840 577-839 1333-839z">
            <text:p/>
          </draw:path>
          <draw:polygon draw:style-name="gr464" draw:text-style-name="P6" draw:layer="layout" svg:width="0.727cm" svg:height="0.419cm" svg:x="18.19cm" svg:y="8.065cm" svg:viewBox="0 0 728 420" draw:points="364,0 243,70 728,350 606,420 121,140 0,210 0,0">
            <text:p/>
          </draw:polygon>
          <draw:polygon draw:style-name="gr465" draw:text-style-name="P6" draw:layer="layout" svg:width="0.726cm" svg:height="0.419cm" svg:x="17.22cm" svg:y="7.505cm" svg:viewBox="0 0 727 420" draw:points="606,280 727,210 727,420 363,420 484,350 0,70 121,0">
            <text:p/>
          </draw:polygon>
          <draw:polygon draw:style-name="gr466" draw:text-style-name="P6" draw:layer="layout" svg:width="0.727cm" svg:height="0.419cm" svg:x="17.22cm" svg:y="8.065cm" svg:viewBox="0 0 728 420" draw:points="121,280 607,0 728,70 242,350 363,420 0,420 0,210">
            <text:p/>
          </draw:polygon>
          <draw:polygon draw:style-name="gr467" draw:text-style-name="P6" draw:layer="layout" svg:width="0.726cm" svg:height="0.419cm" svg:x="18.19cm" svg:y="7.505cm" svg:viewBox="0 0 727 420" draw:points="484,70 363,0 727,0 727,210 606,140 121,420 0,350">
            <text:p/>
          </draw:polygon>
          <draw:path draw:style-name="gr468" draw:text-style-name="P7" draw:layer="layout" svg:width="2.667cm" svg:height="2.519cm" svg:x="16.735cm" svg:y="7.155cm" svg:viewBox="0 0 2668 2520" svg:d="M1333 0c756 0 1335 364 1335 840l-1 840c0 490-606 840-1333 840s-1334-350-1334-840c0 0 1-840 0-841 0-476 577-839 1333-839z">
            <text:p/>
          </draw:path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469" draw:text-style-name="P8" draw:layer="layout" svg:width="1.47cm" svg:height="0.866cm" svg:x="5.471cm" svg:y="11.822cm" svg:viewBox="0 0 1471 867" svg:d="M2 867c155 0 1469-310 1469-588 0-279-354-279-509-279 0 93-1017 186-960 867z">
            <text:p/>
          </draw:path>
          <draw:g>
            <draw:polygon draw:style-name="gr470" draw:text-style-name="P9" draw:layer="layout" svg:width="2.657cm" svg:height="1.455cm" svg:x="3.888cm" svg:y="11.079cm" svg:viewBox="0 0 2658 1456" draw:points="1584,1456 0,589 1074,0 2658,867">
              <text:p/>
            </draw:polygon>
            <draw:polygon draw:style-name="gr471" draw:text-style-name="P10" draw:layer="layout" svg:width="1.752cm" svg:height="0.959cm" svg:x="4.51cm" svg:y="11.234cm" svg:viewBox="0 0 1753 960" draw:points="0,248 452,0 1753,713 1301,960">
              <text:p/>
            </draw:polygon>
            <draw:polygon draw:style-name="gr472" draw:text-style-name="P11" draw:layer="layout" svg:width="1.583cm" svg:height="2.229cm" svg:x="4.962cm" svg:y="9.716cm" svg:viewBox="0 0 1584 2230" draw:points="0,1363 0,0 1584,867 1584,2230">
              <text:p/>
            </draw:polygon>
            <draw:polygon draw:style-name="gr473" draw:text-style-name="P12" draw:layer="layout" svg:width="1.469cm" svg:height="1.95cm" svg:x="5.019cm" svg:y="9.809cm" svg:viewBox="0 0 1470 1951" draw:points="0,1146 0,0 1470,805 1470,1951">
              <text:p/>
            </draw:polygon>
            <draw:polygon draw:style-name="gr474" draw:text-style-name="P9" draw:layer="layout" svg:width="1.639cm" svg:height="0.897cm" svg:x="4.962cm" svg:y="9.685cm" svg:viewBox="0 0 1640 898" draw:points="1584,898 0,31 56,0 1640,867">
              <text:p/>
            </draw:polygon>
            <draw:polygon draw:style-name="gr475" draw:text-style-name="P13" draw:layer="layout" svg:width="0.055cm" svg:height="1.393cm" svg:x="6.546cm" svg:y="10.552cm" svg:viewBox="0 0 56 1394" draw:points="0,1394 0,31 56,0 56,1363">
              <text:p/>
            </draw:polygon>
            <draw:polygon draw:style-name="gr476" draw:text-style-name="P13" draw:layer="layout" svg:width="1.073cm" svg:height="0.742cm" svg:x="5.472cm" svg:y="11.946cm" svg:viewBox="0 0 1074 743" draw:points="0,743 0,589 1074,0 1074,155">
              <text:p/>
            </draw:polygon>
            <draw:line draw:style-name="gr477" draw:text-style-name="P14" draw:layer="layout" svg:x1="4.623cm" svg:y1="11.42cm" svg:x2="5.924cm" svg:y2="12.133cm">
              <text:p/>
            </draw:line>
            <draw:line draw:style-name="gr478" draw:text-style-name="P14" draw:layer="layout" svg:x1="4.736cm" svg:y1="11.358cm" svg:x2="6.037cm" svg:y2="12.071cm">
              <text:p/>
            </draw:line>
            <draw:line draw:style-name="gr479" draw:text-style-name="P14" draw:layer="layout" svg:x1="4.85cm" svg:y1="11.296cm" svg:x2="6.151cm" svg:y2="12.009cm">
              <text:p/>
            </draw:line>
            <draw:line draw:style-name="gr480" draw:text-style-name="P14" draw:layer="layout" svg:x1="5.98cm" svg:y1="11.916cm" svg:x2="6.093cm" svg:y2="11.854cm">
              <text:p/>
            </draw:line>
            <draw:line draw:style-name="gr481" draw:text-style-name="P14" draw:layer="layout" svg:x1="5.868cm" svg:y1="11.854cm" svg:x2="5.981cm" svg:y2="11.792cm">
              <text:p/>
            </draw:line>
            <draw:line draw:style-name="gr482" draw:text-style-name="P14" draw:layer="layout" svg:x1="5.754cm" svg:y1="11.792cm" svg:x2="5.867cm" svg:y2="11.73cm">
              <text:p/>
            </draw:line>
            <draw:line draw:style-name="gr483" draw:text-style-name="P14" draw:layer="layout" svg:x1="5.811cm" svg:y1="11.946cm" svg:x2="5.924cm" svg:y2="11.884cm">
              <text:p/>
            </draw:line>
            <draw:line draw:style-name="gr484" draw:text-style-name="P14" draw:layer="layout" svg:x1="5.697cm" svg:y1="11.884cm" svg:x2="5.81cm" svg:y2="11.822cm">
              <text:p/>
            </draw:line>
            <draw:line draw:style-name="gr485" draw:text-style-name="P14" draw:layer="layout" svg:x1="5.585cm" svg:y1="11.822cm" svg:x2="5.698cm" svg:y2="11.76cm">
              <text:p/>
            </draw:line>
            <draw:line draw:style-name="gr486" draw:text-style-name="P14" draw:layer="layout" svg:x1="5.641cm" svg:y1="11.73cm" svg:x2="5.754cm" svg:y2="11.668cm">
              <text:p/>
            </draw:line>
            <draw:line draw:style-name="gr487" draw:text-style-name="P14" draw:layer="layout" svg:x1="5.472cm" svg:y1="11.76cm" svg:x2="5.585cm" svg:y2="11.698cm">
              <text:p/>
            </draw:line>
            <draw:line draw:style-name="gr488" draw:text-style-name="P14" draw:layer="layout" svg:x1="5.528cm" svg:y1="11.668cm" svg:x2="5.641cm" svg:y2="11.606cm">
              <text:p/>
            </draw:line>
            <draw:line draw:style-name="gr489" draw:text-style-name="P14" draw:layer="layout" svg:x1="5.415cm" svg:y1="11.606cm" svg:x2="5.528cm" svg:y2="11.544cm">
              <text:p/>
            </draw:line>
            <draw:line draw:style-name="gr490" draw:text-style-name="P14" draw:layer="layout" svg:x1="5.302cm" svg:y1="11.544cm" svg:x2="5.415cm" svg:y2="11.482cm">
              <text:p/>
            </draw:line>
            <draw:line draw:style-name="gr491" draw:text-style-name="P14" draw:layer="layout" svg:x1="5.358cm" svg:y1="11.698cm" svg:x2="5.471cm" svg:y2="11.636cm">
              <text:p/>
            </draw:line>
            <draw:line draw:style-name="gr492" draw:text-style-name="P14" draw:layer="layout" svg:x1="5.245cm" svg:y1="11.636cm" svg:x2="5.358cm" svg:y2="11.574cm">
              <text:p/>
            </draw:line>
            <draw:line draw:style-name="gr493" draw:text-style-name="P14" draw:layer="layout" svg:x1="5.133cm" svg:y1="11.575cm" svg:x2="5.246cm" svg:y2="11.513cm">
              <text:p/>
            </draw:line>
            <draw:line draw:style-name="gr494" draw:text-style-name="P14" draw:layer="layout" svg:x1="5.189cm" svg:y1="11.482cm" svg:x2="5.302cm" svg:y2="11.42cm">
              <text:p/>
            </draw:line>
            <draw:line draw:style-name="gr495" draw:text-style-name="P14" draw:layer="layout" svg:x1="5.019cm" svg:y1="11.513cm" svg:x2="5.132cm" svg:y2="11.451cm">
              <text:p/>
            </draw:line>
            <draw:line draw:style-name="gr496" draw:text-style-name="P14" draw:layer="layout" svg:x1="5.076cm" svg:y1="11.42cm" svg:x2="5.189cm" svg:y2="11.358cm">
              <text:p/>
            </draw:line>
            <draw:line draw:style-name="gr497" draw:text-style-name="P14" draw:layer="layout" svg:x1="4.962cm" svg:y1="11.358cm" svg:x2="5.075cm" svg:y2="11.296cm">
              <text:p/>
            </draw:line>
            <draw:line draw:style-name="gr498" draw:text-style-name="P14" draw:layer="layout" svg:x1="4.906cm" svg:y1="11.451cm" svg:x2="5.019cm" svg:y2="11.389cm">
              <text:p/>
            </draw:line>
            <draw:line draw:style-name="gr499" draw:text-style-name="P14" draw:layer="layout" svg:x1="5.641cm" svg:y1="11.977cm" svg:x2="5.754cm" svg:y2="11.915cm">
              <text:p/>
            </draw:line>
            <draw:line draw:style-name="gr500" draw:text-style-name="P14" draw:layer="layout" svg:x1="5.528cm" svg:y1="11.916cm" svg:x2="5.641cm" svg:y2="11.854cm">
              <text:p/>
            </draw:line>
            <draw:line draw:style-name="gr501" draw:text-style-name="P14" draw:layer="layout" svg:x1="5.415cm" svg:y1="11.854cm" svg:x2="5.528cm" svg:y2="11.792cm">
              <text:p/>
            </draw:line>
            <draw:line draw:style-name="gr502" draw:text-style-name="P14" draw:layer="layout" svg:x1="5.358cm" svg:y1="11.946cm" svg:x2="5.471cm" svg:y2="11.884cm">
              <text:p/>
            </draw:line>
            <draw:line draw:style-name="gr503" draw:text-style-name="P14" draw:layer="layout" svg:x1="5.245cm" svg:y1="11.884cm" svg:x2="5.358cm" svg:y2="11.822cm">
              <text:p/>
            </draw:line>
            <draw:line draw:style-name="gr504" draw:text-style-name="P14" draw:layer="layout" svg:x1="5.302cm" svg:y1="11.792cm" svg:x2="5.415cm" svg:y2="11.73cm">
              <text:p/>
            </draw:line>
            <draw:line draw:style-name="gr505" draw:text-style-name="P14" draw:layer="layout" svg:x1="5.189cm" svg:y1="11.73cm" svg:x2="5.302cm" svg:y2="11.668cm">
              <text:p/>
            </draw:line>
            <draw:line draw:style-name="gr506" draw:text-style-name="P14" draw:layer="layout" svg:x1="5.076cm" svg:y1="11.668cm" svg:x2="5.189cm" svg:y2="11.606cm">
              <text:p/>
            </draw:line>
            <draw:line draw:style-name="gr507" draw:text-style-name="P14" draw:layer="layout" svg:x1="4.962cm" svg:y1="11.606cm" svg:x2="5.075cm" svg:y2="11.544cm">
              <text:p/>
            </draw:line>
            <draw:line draw:style-name="gr508" draw:text-style-name="P14" draw:layer="layout" svg:x1="4.793cm" svg:y1="11.636cm" svg:x2="4.906cm" svg:y2="11.574cm">
              <text:p/>
            </draw:line>
            <draw:line draw:style-name="gr509" draw:text-style-name="P14" draw:layer="layout" svg:x1="4.85cm" svg:y1="11.544cm" svg:x2="4.963cm" svg:y2="11.482cm">
              <text:p/>
            </draw:line>
            <draw:line draw:style-name="gr510" draw:text-style-name="P14" draw:layer="layout" svg:x1="4.679cm" svg:y1="11.575cm" svg:x2="4.792cm" svg:y2="11.513cm">
              <text:p/>
            </draw:line>
            <draw:line draw:style-name="gr511" draw:text-style-name="P14" draw:layer="layout" svg:x1="5.585cm" svg:y1="12.071cm" svg:x2="5.698cm" svg:y2="12.009cm">
              <text:p/>
            </draw:line>
            <draw:line draw:style-name="gr512" draw:text-style-name="P14" draw:layer="layout" svg:x1="5.472cm" svg:y1="12.008cm" svg:x2="5.585cm" svg:y2="11.946cm">
              <text:p/>
            </draw:line>
            <draw:polygon draw:style-name="gr513" draw:text-style-name="P11" draw:layer="layout" svg:width="1.583cm" svg:height="1.021cm" svg:x="3.888cm" svg:y="11.668cm" svg:viewBox="0 0 1584 1022" draw:points="0,155 0,0 1584,867 1584,1022">
              <text:p/>
            </draw:polygon>
            <draw:polygon draw:style-name="gr514" draw:text-style-name="P15" draw:layer="layout" svg:width="2.714cm" svg:height="3.004cm" svg:x="3.888cm" svg:y="9.685cm" svg:viewBox="0 0 2715 3005" draw:points="1131,0 2715,867 2715,2230 2658,2261 2658,2416 1584,3005 0,2137 0,1983 1074,1394 1074,31">
              <text:p/>
            </draw:polygon>
            <draw:polygon draw:style-name="gr515" draw:text-style-name="P16" draw:layer="layout" svg:width="0.678cm" svg:height="0.371cm" svg:x="4.567cm" svg:y="11.76cm" svg:viewBox="0 0 679 372" draw:points="0,155 283,0 679,217 396,372">
              <text:p/>
            </draw:polygon>
            <draw:line draw:style-name="gr516" draw:text-style-name="P14" draw:layer="layout" svg:x1="5.924cm" svg:y1="12.008cm" svg:x2="6.037cm" svg:y2="11.946cm">
              <text:p/>
            </draw:line>
            <draw:line draw:style-name="gr517" draw:text-style-name="P14" draw:layer="layout" svg:x1="5.754cm" svg:y1="12.039cm" svg:x2="5.867cm" svg:y2="11.977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18" draw:text-style-name="P3" draw:layer="layout" svg:width="1.307cm" svg:height="0.836cm" svg:x="24.437cm" svg:y="10.868cm" svg:viewBox="0 0 1308 837" svg:d="M0 837c370 0 951-264 1201-439 251-174 0-398-126-398z">
            <text:p/>
          </draw:path>
          <draw:g>
            <draw:polygon draw:style-name="gr519" draw:text-style-name="P17" draw:layer="layout" svg:width="0.758cm" svg:height="2.071cm" svg:x="23.678cm" svg:y="9.633cm" svg:viewBox="0 0 759 2072" draw:points="0,1594 0,0 759,478 759,2072">
              <text:p/>
            </draw:polygon>
            <draw:polygon draw:style-name="gr520" draw:text-style-name="P18" draw:layer="layout" svg:width="1.074cm" svg:height="2.27cm" svg:x="24.437cm" svg:y="9.434cm" svg:viewBox="0 0 1075 2271" draw:points="0,2271 0,677 1075,0 1075,1594">
              <text:p/>
            </draw:polygon>
            <draw:polygon draw:style-name="gr521" draw:text-style-name="P19" draw:layer="layout" svg:width="1.833cm" svg:height="1.154cm" svg:x="23.678cm" svg:y="8.956cm" svg:viewBox="0 0 1834 1155" draw:points="759,1155 0,677 1075,0 1834,478">
              <text:p/>
            </draw:polygon>
            <draw:polygon draw:style-name="gr522" draw:text-style-name="P20" draw:layer="layout" svg:width="1.833cm" svg:height="2.748cm" svg:x="23.678cm" svg:y="8.956cm" svg:viewBox="0 0 1834 2749" draw:points="0,2271 0,677 1075,0 1834,478 1834,2072 759,2749">
              <text:p/>
            </draw:polygon>
            <draw:line draw:style-name="gr523" draw:text-style-name="P21" draw:layer="layout" svg:x1="24.31cm" svg:y1="11.307cm" svg:x2="23.804cm" svg:y2="10.988cm">
              <text:p/>
            </draw:line>
            <draw:line draw:style-name="gr524" draw:text-style-name="P21" draw:layer="layout" svg:x1="24.31cm" svg:y1="11.466cm" svg:x2="23.804cm" svg:y2="11.147cm">
              <text:p/>
            </draw:line>
            <draw:line draw:style-name="gr525" draw:text-style-name="P21" draw:layer="layout" svg:x1="24.31cm" svg:y1="11.387cm" svg:x2="23.804cm" svg:y2="11.068cm">
              <text:p/>
            </draw:line>
            <draw:polyline draw:style-name="gr526" draw:text-style-name="P21" draw:layer="layout" svg:width="0.631cm" svg:height="0.477cm" svg:x="23.741cm" svg:y="9.872cm" svg:viewBox="0 0 632 478" draw:points="632,478 0,80 0,0">
              <text:p/>
            </draw:polyline>
            <draw:polyline draw:style-name="gr527" draw:text-style-name="P21" draw:layer="layout" svg:width="0.62cm" svg:height="0.479cm" svg:x="23.752cm" svg:y="9.871cm" svg:viewBox="0 0 621 480" draw:points="621,480 621,400 0,0">
              <text:p/>
            </draw:polyline>
            <draw:polygon draw:style-name="gr528" draw:text-style-name="P22" draw:layer="layout" svg:width="0.073cm" svg:height="0.14cm" svg:x="23.975cm" svg:y="10.667cm" svg:viewBox="0 0 74 141" draw:points="0,94 0,0 74,47 74,141">
              <text:p/>
            </draw:polygon>
            <draw:line draw:style-name="gr529" draw:text-style-name="P21" draw:layer="layout" svg:x1="24.31cm" svg:y1="11.227cm" svg:x2="23.804cm" svg:y2="10.908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30" draw:text-style-name="P3" draw:layer="layout" svg:width="1.307cm" svg:height="0.836cm" svg:x="23.079cm" svg:y="7.979cm" svg:viewBox="0 0 1308 837" svg:d="M0 837c370 0 951-264 1201-439 251-174 0-398-126-398z">
            <text:p/>
          </draw:path>
          <draw:g>
            <draw:polygon draw:style-name="gr531" draw:text-style-name="P17" draw:layer="layout" svg:width="0.758cm" svg:height="2.071cm" svg:x="22.32cm" svg:y="6.744cm" svg:viewBox="0 0 759 2072" draw:points="0,1594 0,0 759,478 759,2072">
              <text:p/>
            </draw:polygon>
            <draw:polygon draw:style-name="gr532" draw:text-style-name="P18" draw:layer="layout" svg:width="1.074cm" svg:height="2.27cm" svg:x="23.079cm" svg:y="6.545cm" svg:viewBox="0 0 1075 2271" draw:points="0,2271 0,677 1075,0 1075,1594">
              <text:p/>
            </draw:polygon>
            <draw:polygon draw:style-name="gr533" draw:text-style-name="P19" draw:layer="layout" svg:width="1.833cm" svg:height="1.154cm" svg:x="22.32cm" svg:y="6.067cm" svg:viewBox="0 0 1834 1155" draw:points="759,1155 0,677 1075,0 1834,478">
              <text:p/>
            </draw:polygon>
            <draw:polygon draw:style-name="gr534" draw:text-style-name="P20" draw:layer="layout" svg:width="1.833cm" svg:height="2.748cm" svg:x="22.32cm" svg:y="6.067cm" svg:viewBox="0 0 1834 2749" draw:points="0,2271 0,677 1075,0 1834,478 1834,2072 759,2749">
              <text:p/>
            </draw:polygon>
            <draw:line draw:style-name="gr535" draw:text-style-name="P21" draw:layer="layout" svg:x1="22.952cm" svg:y1="8.418cm" svg:x2="22.446cm" svg:y2="8.099cm">
              <text:p/>
            </draw:line>
            <draw:line draw:style-name="gr536" draw:text-style-name="P21" draw:layer="layout" svg:x1="22.952cm" svg:y1="8.577cm" svg:x2="22.446cm" svg:y2="8.258cm">
              <text:p/>
            </draw:line>
            <draw:line draw:style-name="gr537" draw:text-style-name="P21" draw:layer="layout" svg:x1="22.952cm" svg:y1="8.498cm" svg:x2="22.446cm" svg:y2="8.179cm">
              <text:p/>
            </draw:line>
            <draw:polyline draw:style-name="gr538" draw:text-style-name="P21" draw:layer="layout" svg:width="0.631cm" svg:height="0.477cm" svg:x="22.383cm" svg:y="6.983cm" svg:viewBox="0 0 632 478" draw:points="632,478 0,80 0,0">
              <text:p/>
            </draw:polyline>
            <draw:polyline draw:style-name="gr539" draw:text-style-name="P21" draw:layer="layout" svg:width="0.62cm" svg:height="0.479cm" svg:x="22.394cm" svg:y="6.982cm" svg:viewBox="0 0 621 480" draw:points="621,480 621,400 0,0">
              <text:p/>
            </draw:polyline>
            <draw:polygon draw:style-name="gr540" draw:text-style-name="P22" draw:layer="layout" svg:width="0.073cm" svg:height="0.14cm" svg:x="22.617cm" svg:y="7.778cm" svg:viewBox="0 0 74 141" draw:points="0,94 0,0 74,47 74,141">
              <text:p/>
            </draw:polygon>
            <draw:line draw:style-name="gr541" draw:text-style-name="P21" draw:layer="layout" svg:x1="22.952cm" svg:y1="8.338cm" svg:x2="22.446cm" svg:y2="8.019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42" draw:text-style-name="P8" draw:layer="layout" svg:width="1.307cm" svg:height="0.836cm" svg:x="56.379cm" svg:y="24.506cm" svg:viewBox="0 0 1308 837" svg:d="M0 837c370 0 951-264 1201-439 251-174 0-398-126-398z">
            <text:p/>
          </draw:path>
          <draw:g>
            <draw:polygon draw:style-name="gr543" draw:text-style-name="P11" draw:layer="layout" svg:width="0.758cm" svg:height="2.071cm" svg:x="55.62cm" svg:y="23.271cm" svg:viewBox="0 0 759 2072" draw:points="0,1594 0,0 759,478 759,2072">
              <text:p/>
            </draw:polygon>
            <draw:polygon draw:style-name="gr544" draw:text-style-name="P23" draw:layer="layout" svg:width="1.074cm" svg:height="2.27cm" svg:x="56.379cm" svg:y="23.072cm" svg:viewBox="0 0 1075 2271" draw:points="0,2271 0,677 1075,0 1075,1594">
              <text:p/>
            </draw:polygon>
            <draw:polygon draw:style-name="gr545" draw:text-style-name="P9" draw:layer="layout" svg:width="1.833cm" svg:height="1.154cm" svg:x="55.62cm" svg:y="22.594cm" svg:viewBox="0 0 1834 1155" draw:points="759,1155 0,677 1075,0 1834,478">
              <text:p/>
            </draw:polygon>
            <draw:polygon draw:style-name="gr546" draw:text-style-name="P15" draw:layer="layout" svg:width="1.833cm" svg:height="2.748cm" svg:x="55.62cm" svg:y="22.594cm" svg:viewBox="0 0 1834 2749" draw:points="0,2271 0,677 1075,0 1834,478 1834,2072 759,2749">
              <text:p/>
            </draw:polygon>
            <draw:line draw:style-name="gr547" draw:text-style-name="P14" draw:layer="layout" svg:x1="56.252cm" svg:y1="24.945cm" svg:x2="55.746cm" svg:y2="24.626cm">
              <text:p/>
            </draw:line>
            <draw:line draw:style-name="gr548" draw:text-style-name="P14" draw:layer="layout" svg:x1="56.252cm" svg:y1="25.104cm" svg:x2="55.746cm" svg:y2="24.785cm">
              <text:p/>
            </draw:line>
            <draw:line draw:style-name="gr549" draw:text-style-name="P14" draw:layer="layout" svg:x1="56.252cm" svg:y1="25.025cm" svg:x2="55.746cm" svg:y2="24.706cm">
              <text:p/>
            </draw:line>
            <draw:polyline draw:style-name="gr550" draw:text-style-name="P14" draw:layer="layout" svg:width="0.631cm" svg:height="0.477cm" svg:x="55.683cm" svg:y="23.51cm" svg:viewBox="0 0 632 478" draw:points="632,478 0,80 0,0">
              <text:p/>
            </draw:polyline>
            <draw:polyline draw:style-name="gr551" draw:text-style-name="P14" draw:layer="layout" svg:width="0.62cm" svg:height="0.479cm" svg:x="55.694cm" svg:y="23.509cm" svg:viewBox="0 0 621 480" draw:points="621,480 621,400 0,0">
              <text:p/>
            </draw:polyline>
            <draw:polygon draw:style-name="gr552" draw:text-style-name="P24" draw:layer="layout" svg:width="0.073cm" svg:height="0.14cm" svg:x="55.917cm" svg:y="24.305cm" svg:viewBox="0 0 74 141" draw:points="0,94 0,0 74,47 74,141">
              <text:p/>
            </draw:polygon>
            <draw:line draw:style-name="gr553" draw:text-style-name="P14" draw:layer="layout" svg:x1="56.252cm" svg:y1="24.865cm" svg:x2="55.746cm" svg:y2="24.546cm">
              <text:p/>
            </draw:line>
          </draw:g>
        </draw:g>
        <draw:frame draw:style-name="gr113" draw:text-style-name="P26" draw:layer="layout" svg:width="0.968cm" svg:height="1.127cm" svg:x="19.404cm" svg:y="6.986cm">
          <draw:text-box>
            <text:p text:style-name="P25">2</text:p>
          </draw:text-box>
        </draw:frame>
        <draw:frame draw:style-name="gr113" draw:text-style-name="P26" draw:layer="layout" svg:width="0.968cm" svg:height="1.127cm" svg:x="19.27cm" svg:y="9.198cm">
          <draw:text-box>
            <text:p text:style-name="P25">3</text:p>
          </draw:text-box>
        </draw:frame>
        <draw:frame draw:style-name="gr113" draw:text-style-name="P26" draw:layer="layout" svg:width="0.968cm" svg:height="1.127cm" svg:x="20.416cm" svg:y="10.471cm">
          <draw:text-box>
            <text:p text:style-name="P25">2</text:p>
          </draw:text-box>
        </draw:frame>
        <draw:frame draw:style-name="gr113" draw:text-style-name="P26" draw:layer="layout" svg:width="0.968cm" svg:height="1.127cm" svg:x="22.191cm" svg:y="11.746cm">
          <draw:text-box>
            <text:p text:style-name="P25">3</text:p>
          </draw:text-box>
        </draw:frame>
        <draw:frame draw:style-name="gr113" draw:text-style-name="P26" draw:layer="layout" svg:width="0.968cm" svg:height="1.127cm" svg:x="15.78cm" svg:y="8.321cm">
          <draw:text-box>
            <text:p text:style-name="P25">1</text:p>
          </draw:text-box>
        </draw:frame>
        <draw:frame draw:style-name="gr113" draw:text-style-name="P26" draw:layer="layout" svg:width="0.968cm" svg:height="1.127cm" svg:x="13.893cm" svg:y="9.757cm">
          <draw:text-box>
            <text:p text:style-name="P25">2</text:p>
          </draw:text-box>
        </draw:frame>
        <draw:frame draw:style-name="gr113" draw:text-style-name="P26" draw:layer="layout" svg:width="0.968cm" svg:height="1.127cm" svg:x="14.823cm" svg:y="11.944cm">
          <draw:text-box>
            <text:p text:style-name="P25">3</text:p>
          </draw:text-box>
        </draw:frame>
        <draw:frame draw:style-name="gr113" draw:text-style-name="P26" draw:layer="layout" svg:width="0.968cm" svg:height="1.127cm" svg:x="18.488cm" svg:y="12.585cm">
          <draw:text-box>
            <text:p text:style-name="P25">1</text:p>
          </draw:text-box>
        </draw:frame>
        <draw:frame draw:style-name="gr113" draw:text-style-name="P26" draw:layer="layout" svg:width="0.968cm" svg:height="1.127cm" svg:x="11.054cm" svg:y="11.522cm">
          <draw:text-box>
            <text:p text:style-name="P25">1</text:p>
          </draw:text-box>
        </draw:frame>
        <draw:custom-shape draw:style-name="gr226" draw:text-style-name="P32" draw:layer="layout" svg:width="7.971cm" svg:height="4.071cm" svg:x="9.633cm" svg:y="3.629cm">
          <text:p text:style-name="P31">Destino<text:tab/>máscara<text:tab/>interfaz</text:p>
          <text:p text:style-name="P31">10000<text:tab/>11100<text:tab/>1</text:p>
          <text:p text:style-name="P31">10001<text:tab/>11111<text:tab/>2</text:p>
          <text:p text:style-name="P31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32" draw:layer="layout" svg:width="7.971cm" svg:height="4.071cm" svg:x="16.264cm" svg:y="13.645cm">
          <text:p text:style-name="P31">Destino<text:tab/>máscara<text:tab/>interfaz</text:p>
          <text:p text:style-name="P31">00000<text:tab/>11100<text:tab/>1</text:p>
          <text:p text:style-name="P31">10000<text:tab/>11100<text:tab/>2</text:p>
          <text:p text:style-name="P31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32" draw:layer="layout" svg:width="7.971cm" svg:height="4.071cm" svg:x="5.856cm" svg:y="12.552cm">
          <text:p text:style-name="P31">Destino<text:tab/>máscara<text:tab/>interfaz</text:p>
          <text:p text:style-name="P31">00000<text:tab/>11100<text:tab/>1</text:p>
          <text:p text:style-name="P31">00100<text:tab/>11111<text:tab/>2</text:p>
          <text:p text:style-name="P31">00000<text:tab/>00000<text:tab/>3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1" draw:layer="layout" svg:width="22.862cm" svg:height="14.959cm" svg:x="3.46cm" svg:y="3.019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3.218cm" svg:y1="11.528cm" svg:x2="17.978cm" svg:y2="8.209cm">
            <text:p/>
          </draw:line>
          <draw:line draw:style-name="gr2" draw:text-style-name="P2" draw:layer="layout" svg:x1="13.272cm" svg:y1="11.488cm" svg:x2="19.945cm" svg:y2="12.619cm">
            <text:p/>
          </draw:line>
          <draw:line draw:style-name="gr2" draw:text-style-name="P2" draw:layer="layout" svg:x1="20.827cm" svg:y1="12.008cm" svg:x2="17.91cm" svg:y2="8.175cm">
            <text:p/>
          </draw:line>
          <draw:line draw:style-name="gr2" draw:text-style-name="P2" draw:layer="layout" svg:x1="17.783cm" svg:y1="8.3cm" svg:x2="22.931cm" svg:y2="7.633cm">
            <text:p/>
          </draw:line>
          <draw:line draw:style-name="gr2" draw:text-style-name="P2" draw:layer="layout" svg:x1="20.759cm" svg:y1="12.28cm" svg:x2="24.626cm" svg:y2="10.584cm">
            <text:p/>
          </draw:line>
          <draw:line draw:style-name="gr3" draw:text-style-name="P2" draw:layer="layout" svg:x1="5.495cm" svg:y1="11.431cm" svg:x2="13.229cm" svg:y2="11.431cm">
            <text:p/>
          </draw:line>
        </draw:g>
        <draw:g>
          <draw:path draw:style-name="gr554" draw:text-style-name="P3" draw:layer="layout" svg:width="1.09cm" svg:height="0.979cm" svg:x="21.354cm" svg:y="12.83cm" svg:viewBox="0 0 1091 980" svg:d="M0 980c475 0 1091-280 1091-560s-18-420-364-420c0 300-727 579-727 980z">
            <text:p/>
          </draw:path>
          <draw:path draw:style-name="gr555" draw:text-style-name="P4" draw:layer="layout" svg:width="2.666cm" svg:height="1.68cm" svg:x="19.415cm" svg:y="12.2cm" svg:viewBox="0 0 2667 1681" svg:d="M2667 0c0 0 0 1121-1 840 2 491-575 841-1331 841s-1334-350-1335-841c1 1 0-350 0-840 0 490 606 840 1334 840s1333-350 1333-840z">
            <text:p/>
          </draw:path>
          <draw:path draw:style-name="gr556" draw:text-style-name="P5" draw:layer="layout" svg:width="2.665cm" svg:height="1.678cm" svg:x="19.414cm" svg:y="11.36cm" svg:viewBox="0 0 2666 1679" svg:d="M1333 0c756 0 1333 363 1333 839s-577 840-1333 840-1333-364-1333-840 577-839 1333-839z">
            <text:p/>
          </draw:path>
          <draw:polygon draw:style-name="gr557" draw:text-style-name="P6" draw:layer="layout" svg:width="0.727cm" svg:height="0.419cm" svg:x="20.869cm" svg:y="12.27cm" svg:viewBox="0 0 728 420" draw:points="364,0 243,70 728,350 606,420 121,140 0,210 0,0">
            <text:p/>
          </draw:polygon>
          <draw:polygon draw:style-name="gr558" draw:text-style-name="P6" draw:layer="layout" svg:width="0.726cm" svg:height="0.419cm" svg:x="19.899cm" svg:y="11.71cm" svg:viewBox="0 0 727 420" draw:points="606,280 727,210 727,420 363,420 484,350 0,70 121,0">
            <text:p/>
          </draw:polygon>
          <draw:polygon draw:style-name="gr559" draw:text-style-name="P6" draw:layer="layout" svg:width="0.727cm" svg:height="0.419cm" svg:x="19.899cm" svg:y="12.27cm" svg:viewBox="0 0 728 420" draw:points="121,280 607,0 728,70 242,350 363,420 0,420 0,210">
            <text:p/>
          </draw:polygon>
          <draw:polygon draw:style-name="gr560" draw:text-style-name="P6" draw:layer="layout" svg:width="0.726cm" svg:height="0.419cm" svg:x="20.869cm" svg:y="11.71cm" svg:viewBox="0 0 727 420" draw:points="484,70 363,0 727,0 727,210 606,140 121,420 0,350">
            <text:p/>
          </draw:polygon>
          <draw:path draw:style-name="gr561" draw:text-style-name="P7" draw:layer="layout" svg:width="2.667cm" svg:height="2.519cm" svg:x="19.414cm" svg:y="11.36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562" draw:text-style-name="P3" draw:layer="layout" svg:width="1.09cm" svg:height="0.979cm" svg:x="13.961cm" svg:y="11.948cm" svg:viewBox="0 0 1091 980" svg:d="M0 980c475 0 1091-280 1091-560s-18-420-364-420c0 300-727 579-727 980z">
            <text:p/>
          </draw:path>
          <draw:path draw:style-name="gr563" draw:text-style-name="P4" draw:layer="layout" svg:width="2.666cm" svg:height="1.68cm" svg:x="12.022cm" svg:y="11.318cm" svg:viewBox="0 0 2667 1681" svg:d="M2667 0c0 0 0 1121-1 840 2 491-575 841-1331 841s-1334-350-1335-841c1 1 0-350 0-840 0 490 606 840 1334 840s1333-350 1333-840z">
            <text:p/>
          </draw:path>
          <draw:path draw:style-name="gr564" draw:text-style-name="P5" draw:layer="layout" svg:width="2.665cm" svg:height="1.678cm" svg:x="12.021cm" svg:y="10.478cm" svg:viewBox="0 0 2666 1679" svg:d="M1333 0c756 0 1333 363 1333 839s-577 840-1333 840-1333-364-1333-840 577-839 1333-839z">
            <text:p/>
          </draw:path>
          <draw:polygon draw:style-name="gr565" draw:text-style-name="P6" draw:layer="layout" svg:width="0.727cm" svg:height="0.419cm" svg:x="13.476cm" svg:y="11.388cm" svg:viewBox="0 0 728 420" draw:points="364,0 243,70 728,350 606,420 121,140 0,210 0,0">
            <text:p/>
          </draw:polygon>
          <draw:polygon draw:style-name="gr566" draw:text-style-name="P6" draw:layer="layout" svg:width="0.726cm" svg:height="0.419cm" svg:x="12.506cm" svg:y="10.828cm" svg:viewBox="0 0 727 420" draw:points="606,280 727,210 727,420 363,420 484,350 0,70 121,0">
            <text:p/>
          </draw:polygon>
          <draw:polygon draw:style-name="gr567" draw:text-style-name="P6" draw:layer="layout" svg:width="0.727cm" svg:height="0.419cm" svg:x="12.506cm" svg:y="11.388cm" svg:viewBox="0 0 728 420" draw:points="121,280 607,0 728,70 242,350 363,420 0,420 0,210">
            <text:p/>
          </draw:polygon>
          <draw:polygon draw:style-name="gr568" draw:text-style-name="P6" draw:layer="layout" svg:width="0.726cm" svg:height="0.419cm" svg:x="13.476cm" svg:y="10.828cm" svg:viewBox="0 0 727 420" draw:points="484,70 363,0 727,0 727,210 606,140 121,420 0,350">
            <text:p/>
          </draw:polygon>
          <draw:path draw:style-name="gr569" draw:text-style-name="P7" draw:layer="layout" svg:width="2.667cm" svg:height="2.519cm" svg:x="12.021cm" svg:y="10.478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570" draw:text-style-name="P3" draw:layer="layout" svg:width="1.09cm" svg:height="0.979cm" svg:x="18.675cm" svg:y="8.625cm" svg:viewBox="0 0 1091 980" svg:d="M0 980c475 0 1091-280 1091-560s-18-420-364-420c0 300-727 579-727 980z">
            <text:p/>
          </draw:path>
          <draw:path draw:style-name="gr571" draw:text-style-name="P4" draw:layer="layout" svg:width="2.666cm" svg:height="1.68cm" svg:x="16.736cm" svg:y="7.995cm" svg:viewBox="0 0 2667 1681" svg:d="M2667 0c0 0 0 1121-1 840 2 491-575 841-1331 841s-1334-350-1335-841c1 1 0-350 0-840 0 490 606 840 1334 840s1333-350 1333-840z">
            <text:p/>
          </draw:path>
          <draw:path draw:style-name="gr572" draw:text-style-name="P5" draw:layer="layout" svg:width="2.665cm" svg:height="1.678cm" svg:x="16.735cm" svg:y="7.155cm" svg:viewBox="0 0 2666 1679" svg:d="M1333 0c756 0 1333 363 1333 839s-577 840-1333 840-1333-364-1333-840 577-839 1333-839z">
            <text:p/>
          </draw:path>
          <draw:polygon draw:style-name="gr573" draw:text-style-name="P6" draw:layer="layout" svg:width="0.727cm" svg:height="0.419cm" svg:x="18.19cm" svg:y="8.065cm" svg:viewBox="0 0 728 420" draw:points="364,0 243,70 728,350 606,420 121,140 0,210 0,0">
            <text:p/>
          </draw:polygon>
          <draw:polygon draw:style-name="gr574" draw:text-style-name="P6" draw:layer="layout" svg:width="0.726cm" svg:height="0.419cm" svg:x="17.22cm" svg:y="7.505cm" svg:viewBox="0 0 727 420" draw:points="606,280 727,210 727,420 363,420 484,350 0,70 121,0">
            <text:p/>
          </draw:polygon>
          <draw:polygon draw:style-name="gr575" draw:text-style-name="P6" draw:layer="layout" svg:width="0.727cm" svg:height="0.419cm" svg:x="17.22cm" svg:y="8.065cm" svg:viewBox="0 0 728 420" draw:points="121,280 607,0 728,70 242,350 363,420 0,420 0,210">
            <text:p/>
          </draw:polygon>
          <draw:polygon draw:style-name="gr576" draw:text-style-name="P6" draw:layer="layout" svg:width="0.726cm" svg:height="0.419cm" svg:x="18.19cm" svg:y="7.505cm" svg:viewBox="0 0 727 420" draw:points="484,70 363,0 727,0 727,210 606,140 121,420 0,350">
            <text:p/>
          </draw:polygon>
          <draw:path draw:style-name="gr577" draw:text-style-name="P7" draw:layer="layout" svg:width="2.667cm" svg:height="2.519cm" svg:x="16.735cm" svg:y="7.155cm" svg:viewBox="0 0 2668 2520" svg:d="M1333 0c756 0 1335 364 1335 840l-1 840c0 490-606 840-1333 840s-1334-350-1334-840c0 0 1-840 0-841 0-476 577-839 1333-839z">
            <text:p/>
          </draw:path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578" draw:text-style-name="P8" draw:layer="layout" svg:width="1.47cm" svg:height="0.866cm" svg:x="5.471cm" svg:y="11.822cm" svg:viewBox="0 0 1471 867" svg:d="M2 867c155 0 1469-310 1469-588 0-279-354-279-509-279 0 93-1017 186-960 867z">
            <text:p/>
          </draw:path>
          <draw:g>
            <draw:polygon draw:style-name="gr579" draw:text-style-name="P9" draw:layer="layout" svg:width="2.657cm" svg:height="1.455cm" svg:x="3.888cm" svg:y="11.079cm" svg:viewBox="0 0 2658 1456" draw:points="1584,1456 0,589 1074,0 2658,867">
              <text:p/>
            </draw:polygon>
            <draw:polygon draw:style-name="gr580" draw:text-style-name="P10" draw:layer="layout" svg:width="1.752cm" svg:height="0.959cm" svg:x="4.51cm" svg:y="11.234cm" svg:viewBox="0 0 1753 960" draw:points="0,248 452,0 1753,713 1301,960">
              <text:p/>
            </draw:polygon>
            <draw:polygon draw:style-name="gr581" draw:text-style-name="P11" draw:layer="layout" svg:width="1.583cm" svg:height="2.229cm" svg:x="4.962cm" svg:y="9.716cm" svg:viewBox="0 0 1584 2230" draw:points="0,1363 0,0 1584,867 1584,2230">
              <text:p/>
            </draw:polygon>
            <draw:polygon draw:style-name="gr582" draw:text-style-name="P12" draw:layer="layout" svg:width="1.469cm" svg:height="1.95cm" svg:x="5.019cm" svg:y="9.809cm" svg:viewBox="0 0 1470 1951" draw:points="0,1146 0,0 1470,805 1470,1951">
              <text:p/>
            </draw:polygon>
            <draw:polygon draw:style-name="gr583" draw:text-style-name="P9" draw:layer="layout" svg:width="1.639cm" svg:height="0.897cm" svg:x="4.962cm" svg:y="9.685cm" svg:viewBox="0 0 1640 898" draw:points="1584,898 0,31 56,0 1640,867">
              <text:p/>
            </draw:polygon>
            <draw:polygon draw:style-name="gr584" draw:text-style-name="P13" draw:layer="layout" svg:width="0.055cm" svg:height="1.393cm" svg:x="6.546cm" svg:y="10.552cm" svg:viewBox="0 0 56 1394" draw:points="0,1394 0,31 56,0 56,1363">
              <text:p/>
            </draw:polygon>
            <draw:polygon draw:style-name="gr585" draw:text-style-name="P13" draw:layer="layout" svg:width="1.073cm" svg:height="0.742cm" svg:x="5.472cm" svg:y="11.946cm" svg:viewBox="0 0 1074 743" draw:points="0,743 0,589 1074,0 1074,155">
              <text:p/>
            </draw:polygon>
            <draw:line draw:style-name="gr586" draw:text-style-name="P14" draw:layer="layout" svg:x1="4.623cm" svg:y1="11.42cm" svg:x2="5.924cm" svg:y2="12.133cm">
              <text:p/>
            </draw:line>
            <draw:line draw:style-name="gr587" draw:text-style-name="P14" draw:layer="layout" svg:x1="4.736cm" svg:y1="11.358cm" svg:x2="6.037cm" svg:y2="12.071cm">
              <text:p/>
            </draw:line>
            <draw:line draw:style-name="gr588" draw:text-style-name="P14" draw:layer="layout" svg:x1="4.85cm" svg:y1="11.296cm" svg:x2="6.151cm" svg:y2="12.009cm">
              <text:p/>
            </draw:line>
            <draw:line draw:style-name="gr589" draw:text-style-name="P14" draw:layer="layout" svg:x1="5.98cm" svg:y1="11.916cm" svg:x2="6.093cm" svg:y2="11.854cm">
              <text:p/>
            </draw:line>
            <draw:line draw:style-name="gr590" draw:text-style-name="P14" draw:layer="layout" svg:x1="5.868cm" svg:y1="11.854cm" svg:x2="5.981cm" svg:y2="11.792cm">
              <text:p/>
            </draw:line>
            <draw:line draw:style-name="gr591" draw:text-style-name="P14" draw:layer="layout" svg:x1="5.754cm" svg:y1="11.792cm" svg:x2="5.867cm" svg:y2="11.73cm">
              <text:p/>
            </draw:line>
            <draw:line draw:style-name="gr592" draw:text-style-name="P14" draw:layer="layout" svg:x1="5.811cm" svg:y1="11.946cm" svg:x2="5.924cm" svg:y2="11.884cm">
              <text:p/>
            </draw:line>
            <draw:line draw:style-name="gr593" draw:text-style-name="P14" draw:layer="layout" svg:x1="5.697cm" svg:y1="11.884cm" svg:x2="5.81cm" svg:y2="11.822cm">
              <text:p/>
            </draw:line>
            <draw:line draw:style-name="gr594" draw:text-style-name="P14" draw:layer="layout" svg:x1="5.585cm" svg:y1="11.822cm" svg:x2="5.698cm" svg:y2="11.76cm">
              <text:p/>
            </draw:line>
            <draw:line draw:style-name="gr595" draw:text-style-name="P14" draw:layer="layout" svg:x1="5.641cm" svg:y1="11.73cm" svg:x2="5.754cm" svg:y2="11.668cm">
              <text:p/>
            </draw:line>
            <draw:line draw:style-name="gr596" draw:text-style-name="P14" draw:layer="layout" svg:x1="5.472cm" svg:y1="11.76cm" svg:x2="5.585cm" svg:y2="11.698cm">
              <text:p/>
            </draw:line>
            <draw:line draw:style-name="gr597" draw:text-style-name="P14" draw:layer="layout" svg:x1="5.528cm" svg:y1="11.668cm" svg:x2="5.641cm" svg:y2="11.606cm">
              <text:p/>
            </draw:line>
            <draw:line draw:style-name="gr598" draw:text-style-name="P14" draw:layer="layout" svg:x1="5.415cm" svg:y1="11.606cm" svg:x2="5.528cm" svg:y2="11.544cm">
              <text:p/>
            </draw:line>
            <draw:line draw:style-name="gr599" draw:text-style-name="P14" draw:layer="layout" svg:x1="5.302cm" svg:y1="11.544cm" svg:x2="5.415cm" svg:y2="11.482cm">
              <text:p/>
            </draw:line>
            <draw:line draw:style-name="gr600" draw:text-style-name="P14" draw:layer="layout" svg:x1="5.358cm" svg:y1="11.698cm" svg:x2="5.471cm" svg:y2="11.636cm">
              <text:p/>
            </draw:line>
            <draw:line draw:style-name="gr601" draw:text-style-name="P14" draw:layer="layout" svg:x1="5.245cm" svg:y1="11.636cm" svg:x2="5.358cm" svg:y2="11.574cm">
              <text:p/>
            </draw:line>
            <draw:line draw:style-name="gr602" draw:text-style-name="P14" draw:layer="layout" svg:x1="5.133cm" svg:y1="11.575cm" svg:x2="5.246cm" svg:y2="11.513cm">
              <text:p/>
            </draw:line>
            <draw:line draw:style-name="gr603" draw:text-style-name="P14" draw:layer="layout" svg:x1="5.189cm" svg:y1="11.482cm" svg:x2="5.302cm" svg:y2="11.42cm">
              <text:p/>
            </draw:line>
            <draw:line draw:style-name="gr604" draw:text-style-name="P14" draw:layer="layout" svg:x1="5.019cm" svg:y1="11.513cm" svg:x2="5.132cm" svg:y2="11.451cm">
              <text:p/>
            </draw:line>
            <draw:line draw:style-name="gr605" draw:text-style-name="P14" draw:layer="layout" svg:x1="5.076cm" svg:y1="11.42cm" svg:x2="5.189cm" svg:y2="11.358cm">
              <text:p/>
            </draw:line>
            <draw:line draw:style-name="gr606" draw:text-style-name="P14" draw:layer="layout" svg:x1="4.962cm" svg:y1="11.358cm" svg:x2="5.075cm" svg:y2="11.296cm">
              <text:p/>
            </draw:line>
            <draw:line draw:style-name="gr607" draw:text-style-name="P14" draw:layer="layout" svg:x1="4.906cm" svg:y1="11.451cm" svg:x2="5.019cm" svg:y2="11.389cm">
              <text:p/>
            </draw:line>
            <draw:line draw:style-name="gr608" draw:text-style-name="P14" draw:layer="layout" svg:x1="5.641cm" svg:y1="11.977cm" svg:x2="5.754cm" svg:y2="11.915cm">
              <text:p/>
            </draw:line>
            <draw:line draw:style-name="gr609" draw:text-style-name="P14" draw:layer="layout" svg:x1="5.528cm" svg:y1="11.916cm" svg:x2="5.641cm" svg:y2="11.854cm">
              <text:p/>
            </draw:line>
            <draw:line draw:style-name="gr610" draw:text-style-name="P14" draw:layer="layout" svg:x1="5.415cm" svg:y1="11.854cm" svg:x2="5.528cm" svg:y2="11.792cm">
              <text:p/>
            </draw:line>
            <draw:line draw:style-name="gr611" draw:text-style-name="P14" draw:layer="layout" svg:x1="5.358cm" svg:y1="11.946cm" svg:x2="5.471cm" svg:y2="11.884cm">
              <text:p/>
            </draw:line>
            <draw:line draw:style-name="gr612" draw:text-style-name="P14" draw:layer="layout" svg:x1="5.245cm" svg:y1="11.884cm" svg:x2="5.358cm" svg:y2="11.822cm">
              <text:p/>
            </draw:line>
            <draw:line draw:style-name="gr613" draw:text-style-name="P14" draw:layer="layout" svg:x1="5.302cm" svg:y1="11.792cm" svg:x2="5.415cm" svg:y2="11.73cm">
              <text:p/>
            </draw:line>
            <draw:line draw:style-name="gr614" draw:text-style-name="P14" draw:layer="layout" svg:x1="5.189cm" svg:y1="11.73cm" svg:x2="5.302cm" svg:y2="11.668cm">
              <text:p/>
            </draw:line>
            <draw:line draw:style-name="gr615" draw:text-style-name="P14" draw:layer="layout" svg:x1="5.076cm" svg:y1="11.668cm" svg:x2="5.189cm" svg:y2="11.606cm">
              <text:p/>
            </draw:line>
            <draw:line draw:style-name="gr616" draw:text-style-name="P14" draw:layer="layout" svg:x1="4.962cm" svg:y1="11.606cm" svg:x2="5.075cm" svg:y2="11.544cm">
              <text:p/>
            </draw:line>
            <draw:line draw:style-name="gr617" draw:text-style-name="P14" draw:layer="layout" svg:x1="4.793cm" svg:y1="11.636cm" svg:x2="4.906cm" svg:y2="11.574cm">
              <text:p/>
            </draw:line>
            <draw:line draw:style-name="gr618" draw:text-style-name="P14" draw:layer="layout" svg:x1="4.85cm" svg:y1="11.544cm" svg:x2="4.963cm" svg:y2="11.482cm">
              <text:p/>
            </draw:line>
            <draw:line draw:style-name="gr619" draw:text-style-name="P14" draw:layer="layout" svg:x1="4.679cm" svg:y1="11.575cm" svg:x2="4.792cm" svg:y2="11.513cm">
              <text:p/>
            </draw:line>
            <draw:line draw:style-name="gr620" draw:text-style-name="P14" draw:layer="layout" svg:x1="5.585cm" svg:y1="12.071cm" svg:x2="5.698cm" svg:y2="12.009cm">
              <text:p/>
            </draw:line>
            <draw:line draw:style-name="gr621" draw:text-style-name="P14" draw:layer="layout" svg:x1="5.472cm" svg:y1="12.008cm" svg:x2="5.585cm" svg:y2="11.946cm">
              <text:p/>
            </draw:line>
            <draw:polygon draw:style-name="gr622" draw:text-style-name="P11" draw:layer="layout" svg:width="1.583cm" svg:height="1.021cm" svg:x="3.888cm" svg:y="11.668cm" svg:viewBox="0 0 1584 1022" draw:points="0,155 0,0 1584,867 1584,1022">
              <text:p/>
            </draw:polygon>
            <draw:polygon draw:style-name="gr623" draw:text-style-name="P15" draw:layer="layout" svg:width="2.714cm" svg:height="3.004cm" svg:x="3.888cm" svg:y="9.685cm" svg:viewBox="0 0 2715 3005" draw:points="1131,0 2715,867 2715,2230 2658,2261 2658,2416 1584,3005 0,2137 0,1983 1074,1394 1074,31">
              <text:p/>
            </draw:polygon>
            <draw:polygon draw:style-name="gr624" draw:text-style-name="P16" draw:layer="layout" svg:width="0.678cm" svg:height="0.371cm" svg:x="4.567cm" svg:y="11.76cm" svg:viewBox="0 0 679 372" draw:points="0,155 283,0 679,217 396,372">
              <text:p/>
            </draw:polygon>
            <draw:line draw:style-name="gr625" draw:text-style-name="P14" draw:layer="layout" svg:x1="5.924cm" svg:y1="12.008cm" svg:x2="6.037cm" svg:y2="11.946cm">
              <text:p/>
            </draw:line>
            <draw:line draw:style-name="gr626" draw:text-style-name="P14" draw:layer="layout" svg:x1="5.754cm" svg:y1="12.039cm" svg:x2="5.867cm" svg:y2="11.977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27" draw:text-style-name="P3" draw:layer="layout" svg:width="1.307cm" svg:height="0.836cm" svg:x="24.437cm" svg:y="10.868cm" svg:viewBox="0 0 1308 837" svg:d="M0 837c370 0 951-264 1201-439 251-174 0-398-126-398z">
            <text:p/>
          </draw:path>
          <draw:g>
            <draw:polygon draw:style-name="gr628" draw:text-style-name="P17" draw:layer="layout" svg:width="0.758cm" svg:height="2.071cm" svg:x="23.678cm" svg:y="9.633cm" svg:viewBox="0 0 759 2072" draw:points="0,1594 0,0 759,478 759,2072">
              <text:p/>
            </draw:polygon>
            <draw:polygon draw:style-name="gr629" draw:text-style-name="P18" draw:layer="layout" svg:width="1.074cm" svg:height="2.27cm" svg:x="24.437cm" svg:y="9.434cm" svg:viewBox="0 0 1075 2271" draw:points="0,2271 0,677 1075,0 1075,1594">
              <text:p/>
            </draw:polygon>
            <draw:polygon draw:style-name="gr630" draw:text-style-name="P19" draw:layer="layout" svg:width="1.833cm" svg:height="1.154cm" svg:x="23.678cm" svg:y="8.956cm" svg:viewBox="0 0 1834 1155" draw:points="759,1155 0,677 1075,0 1834,478">
              <text:p/>
            </draw:polygon>
            <draw:polygon draw:style-name="gr631" draw:text-style-name="P20" draw:layer="layout" svg:width="1.833cm" svg:height="2.748cm" svg:x="23.678cm" svg:y="8.956cm" svg:viewBox="0 0 1834 2749" draw:points="0,2271 0,677 1075,0 1834,478 1834,2072 759,2749">
              <text:p/>
            </draw:polygon>
            <draw:line draw:style-name="gr632" draw:text-style-name="P21" draw:layer="layout" svg:x1="24.31cm" svg:y1="11.307cm" svg:x2="23.804cm" svg:y2="10.988cm">
              <text:p/>
            </draw:line>
            <draw:line draw:style-name="gr633" draw:text-style-name="P21" draw:layer="layout" svg:x1="24.31cm" svg:y1="11.466cm" svg:x2="23.804cm" svg:y2="11.147cm">
              <text:p/>
            </draw:line>
            <draw:line draw:style-name="gr634" draw:text-style-name="P21" draw:layer="layout" svg:x1="24.31cm" svg:y1="11.387cm" svg:x2="23.804cm" svg:y2="11.068cm">
              <text:p/>
            </draw:line>
            <draw:polyline draw:style-name="gr635" draw:text-style-name="P21" draw:layer="layout" svg:width="0.631cm" svg:height="0.477cm" svg:x="23.741cm" svg:y="9.872cm" svg:viewBox="0 0 632 478" draw:points="632,478 0,80 0,0">
              <text:p/>
            </draw:polyline>
            <draw:polyline draw:style-name="gr636" draw:text-style-name="P21" draw:layer="layout" svg:width="0.62cm" svg:height="0.479cm" svg:x="23.752cm" svg:y="9.871cm" svg:viewBox="0 0 621 480" draw:points="621,480 621,400 0,0">
              <text:p/>
            </draw:polyline>
            <draw:polygon draw:style-name="gr637" draw:text-style-name="P22" draw:layer="layout" svg:width="0.073cm" svg:height="0.14cm" svg:x="23.975cm" svg:y="10.667cm" svg:viewBox="0 0 74 141" draw:points="0,94 0,0 74,47 74,141">
              <text:p/>
            </draw:polygon>
            <draw:line draw:style-name="gr638" draw:text-style-name="P21" draw:layer="layout" svg:x1="24.31cm" svg:y1="11.227cm" svg:x2="23.804cm" svg:y2="10.908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39" draw:text-style-name="P3" draw:layer="layout" svg:width="1.307cm" svg:height="0.836cm" svg:x="23.079cm" svg:y="7.979cm" svg:viewBox="0 0 1308 837" svg:d="M0 837c370 0 951-264 1201-439 251-174 0-398-126-398z">
            <text:p/>
          </draw:path>
          <draw:g>
            <draw:polygon draw:style-name="gr640" draw:text-style-name="P17" draw:layer="layout" svg:width="0.758cm" svg:height="2.071cm" svg:x="22.32cm" svg:y="6.744cm" svg:viewBox="0 0 759 2072" draw:points="0,1594 0,0 759,478 759,2072">
              <text:p/>
            </draw:polygon>
            <draw:polygon draw:style-name="gr641" draw:text-style-name="P18" draw:layer="layout" svg:width="1.074cm" svg:height="2.27cm" svg:x="23.079cm" svg:y="6.545cm" svg:viewBox="0 0 1075 2271" draw:points="0,2271 0,677 1075,0 1075,1594">
              <text:p/>
            </draw:polygon>
            <draw:polygon draw:style-name="gr642" draw:text-style-name="P19" draw:layer="layout" svg:width="1.833cm" svg:height="1.154cm" svg:x="22.32cm" svg:y="6.067cm" svg:viewBox="0 0 1834 1155" draw:points="759,1155 0,677 1075,0 1834,478">
              <text:p/>
            </draw:polygon>
            <draw:polygon draw:style-name="gr643" draw:text-style-name="P20" draw:layer="layout" svg:width="1.833cm" svg:height="2.748cm" svg:x="22.32cm" svg:y="6.067cm" svg:viewBox="0 0 1834 2749" draw:points="0,2271 0,677 1075,0 1834,478 1834,2072 759,2749">
              <text:p/>
            </draw:polygon>
            <draw:line draw:style-name="gr644" draw:text-style-name="P21" draw:layer="layout" svg:x1="22.952cm" svg:y1="8.418cm" svg:x2="22.446cm" svg:y2="8.099cm">
              <text:p/>
            </draw:line>
            <draw:line draw:style-name="gr645" draw:text-style-name="P21" draw:layer="layout" svg:x1="22.952cm" svg:y1="8.577cm" svg:x2="22.446cm" svg:y2="8.258cm">
              <text:p/>
            </draw:line>
            <draw:line draw:style-name="gr646" draw:text-style-name="P21" draw:layer="layout" svg:x1="22.952cm" svg:y1="8.498cm" svg:x2="22.446cm" svg:y2="8.179cm">
              <text:p/>
            </draw:line>
            <draw:polyline draw:style-name="gr647" draw:text-style-name="P21" draw:layer="layout" svg:width="0.631cm" svg:height="0.477cm" svg:x="22.383cm" svg:y="6.983cm" svg:viewBox="0 0 632 478" draw:points="632,478 0,80 0,0">
              <text:p/>
            </draw:polyline>
            <draw:polyline draw:style-name="gr648" draw:text-style-name="P21" draw:layer="layout" svg:width="0.62cm" svg:height="0.479cm" svg:x="22.394cm" svg:y="6.982cm" svg:viewBox="0 0 621 480" draw:points="621,480 621,400 0,0">
              <text:p/>
            </draw:polyline>
            <draw:polygon draw:style-name="gr649" draw:text-style-name="P22" draw:layer="layout" svg:width="0.073cm" svg:height="0.14cm" svg:x="22.617cm" svg:y="7.778cm" svg:viewBox="0 0 74 141" draw:points="0,94 0,0 74,47 74,141">
              <text:p/>
            </draw:polygon>
            <draw:line draw:style-name="gr650" draw:text-style-name="P21" draw:layer="layout" svg:x1="22.952cm" svg:y1="8.338cm" svg:x2="22.446cm" svg:y2="8.019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51" draw:text-style-name="P8" draw:layer="layout" svg:width="1.307cm" svg:height="0.836cm" svg:x="56.379cm" svg:y="24.506cm" svg:viewBox="0 0 1308 837" svg:d="M0 837c370 0 951-264 1201-439 251-174 0-398-126-398z">
            <text:p/>
          </draw:path>
          <draw:g>
            <draw:polygon draw:style-name="gr652" draw:text-style-name="P11" draw:layer="layout" svg:width="0.758cm" svg:height="2.071cm" svg:x="55.62cm" svg:y="23.271cm" svg:viewBox="0 0 759 2072" draw:points="0,1594 0,0 759,478 759,2072">
              <text:p/>
            </draw:polygon>
            <draw:polygon draw:style-name="gr653" draw:text-style-name="P23" draw:layer="layout" svg:width="1.074cm" svg:height="2.27cm" svg:x="56.379cm" svg:y="23.072cm" svg:viewBox="0 0 1075 2271" draw:points="0,2271 0,677 1075,0 1075,1594">
              <text:p/>
            </draw:polygon>
            <draw:polygon draw:style-name="gr654" draw:text-style-name="P9" draw:layer="layout" svg:width="1.833cm" svg:height="1.154cm" svg:x="55.62cm" svg:y="22.594cm" svg:viewBox="0 0 1834 1155" draw:points="759,1155 0,677 1075,0 1834,478">
              <text:p/>
            </draw:polygon>
            <draw:polygon draw:style-name="gr655" draw:text-style-name="P15" draw:layer="layout" svg:width="1.833cm" svg:height="2.748cm" svg:x="55.62cm" svg:y="22.594cm" svg:viewBox="0 0 1834 2749" draw:points="0,2271 0,677 1075,0 1834,478 1834,2072 759,2749">
              <text:p/>
            </draw:polygon>
            <draw:line draw:style-name="gr656" draw:text-style-name="P14" draw:layer="layout" svg:x1="56.252cm" svg:y1="24.945cm" svg:x2="55.746cm" svg:y2="24.626cm">
              <text:p/>
            </draw:line>
            <draw:line draw:style-name="gr657" draw:text-style-name="P14" draw:layer="layout" svg:x1="56.252cm" svg:y1="25.104cm" svg:x2="55.746cm" svg:y2="24.785cm">
              <text:p/>
            </draw:line>
            <draw:line draw:style-name="gr658" draw:text-style-name="P14" draw:layer="layout" svg:x1="56.252cm" svg:y1="25.025cm" svg:x2="55.746cm" svg:y2="24.706cm">
              <text:p/>
            </draw:line>
            <draw:polyline draw:style-name="gr659" draw:text-style-name="P14" draw:layer="layout" svg:width="0.631cm" svg:height="0.477cm" svg:x="55.683cm" svg:y="23.51cm" svg:viewBox="0 0 632 478" draw:points="632,478 0,80 0,0">
              <text:p/>
            </draw:polyline>
            <draw:polyline draw:style-name="gr660" draw:text-style-name="P14" draw:layer="layout" svg:width="0.62cm" svg:height="0.479cm" svg:x="55.694cm" svg:y="23.509cm" svg:viewBox="0 0 621 480" draw:points="621,480 621,400 0,0">
              <text:p/>
            </draw:polyline>
            <draw:polygon draw:style-name="gr661" draw:text-style-name="P24" draw:layer="layout" svg:width="0.073cm" svg:height="0.14cm" svg:x="55.917cm" svg:y="24.305cm" svg:viewBox="0 0 74 141" draw:points="0,94 0,0 74,47 74,141">
              <text:p/>
            </draw:polygon>
            <draw:line draw:style-name="gr662" draw:text-style-name="P14" draw:layer="layout" svg:x1="56.252cm" svg:y1="24.865cm" svg:x2="55.746cm" svg:y2="24.546cm">
              <text:p/>
            </draw:line>
          </draw:g>
        </draw:g>
        <draw:frame draw:style-name="gr113" draw:text-style-name="P26" draw:layer="layout" svg:width="0.968cm" svg:height="1.127cm" svg:x="19.404cm" svg:y="6.986cm">
          <draw:text-box>
            <text:p text:style-name="P25">2</text:p>
          </draw:text-box>
        </draw:frame>
        <draw:frame draw:style-name="gr113" draw:text-style-name="P26" draw:layer="layout" svg:width="0.968cm" svg:height="1.127cm" svg:x="19.27cm" svg:y="9.198cm">
          <draw:text-box>
            <text:p text:style-name="P25">3</text:p>
          </draw:text-box>
        </draw:frame>
        <draw:frame draw:style-name="gr113" draw:text-style-name="P26" draw:layer="layout" svg:width="0.968cm" svg:height="1.127cm" svg:x="20.416cm" svg:y="10.471cm">
          <draw:text-box>
            <text:p text:style-name="P25">2</text:p>
          </draw:text-box>
        </draw:frame>
        <draw:frame draw:style-name="gr113" draw:text-style-name="P26" draw:layer="layout" svg:width="0.968cm" svg:height="1.127cm" svg:x="22.191cm" svg:y="11.746cm">
          <draw:text-box>
            <text:p text:style-name="P25">3</text:p>
          </draw:text-box>
        </draw:frame>
        <draw:frame draw:style-name="gr113" draw:text-style-name="P26" draw:layer="layout" svg:width="0.968cm" svg:height="1.127cm" svg:x="15.78cm" svg:y="8.321cm">
          <draw:text-box>
            <text:p text:style-name="P25">1</text:p>
          </draw:text-box>
        </draw:frame>
        <draw:frame draw:style-name="gr113" draw:text-style-name="P26" draw:layer="layout" svg:width="0.968cm" svg:height="1.127cm" svg:x="13.893cm" svg:y="9.757cm">
          <draw:text-box>
            <text:p text:style-name="P25">2</text:p>
          </draw:text-box>
        </draw:frame>
        <draw:frame draw:style-name="gr113" draw:text-style-name="P26" draw:layer="layout" svg:width="0.968cm" svg:height="1.127cm" svg:x="14.823cm" svg:y="11.944cm">
          <draw:text-box>
            <text:p text:style-name="P25">3</text:p>
          </draw:text-box>
        </draw:frame>
        <draw:frame draw:style-name="gr113" draw:text-style-name="P26" draw:layer="layout" svg:width="0.968cm" svg:height="1.127cm" svg:x="18.488cm" svg:y="12.585cm">
          <draw:text-box>
            <text:p text:style-name="P25">1</text:p>
          </draw:text-box>
        </draw:frame>
        <draw:frame draw:style-name="gr113" draw:text-style-name="P26" draw:layer="layout" svg:width="0.968cm" svg:height="1.127cm" svg:x="11.054cm" svg:y="11.522cm">
          <draw:text-box>
            <text:p text:style-name="P25">1</text:p>
          </draw:text-box>
        </draw:frame>
        <draw:custom-shape draw:style-name="gr226" draw:text-style-name="P32" draw:layer="layout" svg:width="7.971cm" svg:height="4.071cm" svg:x="9.633cm" svg:y="3.629cm">
          <text:p text:style-name="P31">Destino<text:tab/>máscara<text:tab/>interfaz</text:p>
          <text:p text:style-name="P31">10000<text:tab/>11100<text:tab/>1</text:p>
          <text:p text:style-name="P31">10001<text:tab/>11111<text:tab/>2</text:p>
          <text:p text:style-name="P31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32" draw:layer="layout" svg:width="7.971cm" svg:height="4.071cm" svg:x="16.264cm" svg:y="13.645cm">
          <text:p text:style-name="P31">Destino<text:tab/>máscara<text:tab/>interfaz</text:p>
          <text:p text:style-name="P31">00000<text:tab/>11100<text:tab/>1</text:p>
          <text:p text:style-name="P31">10000<text:tab/>11100<text:tab/>2</text:p>
          <text:p text:style-name="P31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32" draw:layer="layout" svg:width="7.971cm" svg:height="4.071cm" svg:x="5.856cm" svg:y="12.552cm">
          <text:p text:style-name="P31">Destino<text:tab/>máscara<text:tab/>interfaz</text:p>
          <text:p text:style-name="P31">00000<text:tab/>11100<text:tab/>1</text:p>
          <text:p text:style-name="P31">00100<text:tab/>11111<text:tab/>2</text:p>
          <text:p text:style-name="P31">00000<text:tab/>00000<text:tab/>3</text:p>
          <draw:enhanced-geometry svg:viewBox="0 0 21600 21600" draw:type="rectangle" draw:enhanced-path="M 0 0 L 21600 0 21600 21600 0 21600 0 0 Z N"/>
        </draw:custom-shape>
        <draw:g>
          <draw:custom-shape draw:style-name="gr223" draw:text-style-name="P28" draw:layer="layout" svg:width="2.476cm" svg:height="1.425cm" svg:x="9.734cm" svg:y="9.08cm">
            <text:p text:style-name="P27"><text:span text:style-name="T1">10001</text:span></text:p>
            <draw:enhanced-geometry svg:viewBox="0 0 21600 21600" draw:type="rectangle" draw:enhanced-path="M 0 0 L 21600 0 21600 21600 0 21600 0 0 Z N"/>
          </draw:custom-shape>
          <draw:custom-shape draw:style-name="gr224" draw:text-style-name="P29" draw:layer="layout" svg:width="3.155cm" svg:height="1.425cm" svg:x="6.613cm" svg:y="9.08cm">
            <text:p/>
            <draw:enhanced-geometry svg:viewBox="0 0 21600 21600" draw:type="rectangle" draw:enhanced-path="M 0 0 L 21600 0 21600 21600 0 21600 0 0 Z N"/>
          </draw:custom-shape>
        </draw:g>
        <draw:custom-shape draw:style-name="gr225" draw:text-style-name="P30" draw:layer="layout" svg:width="6.106cm" svg:height="1.27cm" draw:transform="rotate (-3.14159265358979) translate (12.278cm 11.59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frame draw:style-name="gr663" draw:text-style-name="P33" draw:layer="layout" svg:width="27.621cm" svg:height="17.956cm" svg:x="0.847cm" svg:y="1.617cm">
          <draw:image xlink:href="Pictures/100000000000064000000384CF12A48BC812A68B.png" xlink:type="simple" xlink:show="embed" xlink:actuate="onLoad">
            <text:p/>
          </draw:image>
        </draw:frame>
        <draw:custom-shape draw:style-name="gr226" draw:text-style-name="P1" draw:layer="layout" svg:width="7.971cm" svg:height="4.071cm" svg:x="21.676cm" svg:y="2.002cm">
          <text:p text:style-name="P33">Destino<text:tab/>máscara<text:tab/>interfaz</text:p>
          <text:p text:style-name="P33">10000<text:tab/>11100<text:tab/>1</text:p>
          <text:p text:style-name="P33">10001<text:tab/>11111<text:tab/>2</text:p>
          <text:p text:style-name="P33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1" draw:layer="layout" svg:width="7.971cm" svg:height="4.071cm" svg:x="21.812cm" svg:y="10.347cm">
          <text:p text:style-name="P33">Destino<text:tab/>máscara<text:tab/>interfaz</text:p>
          <text:p text:style-name="P33">00000<text:tab/>11100<text:tab/>1</text:p>
          <text:p text:style-name="P33">10000<text:tab/>11100<text:tab/>2</text:p>
          <text:p text:style-name="P33">00100<text:tab/>11100<text:tab/>3</text:p>
          <draw:enhanced-geometry svg:viewBox="0 0 21600 21600" draw:type="rectangle" draw:enhanced-path="M 0 0 L 21600 0 21600 21600 0 21600 0 0 Z N"/>
        </draw:custom-shape>
        <draw:custom-shape draw:style-name="gr226" draw:text-style-name="P1" draw:layer="layout" svg:width="7.971cm" svg:height="4.071cm" svg:x="-0.169cm" svg:y="5.089cm">
          <text:p text:style-name="P33">Destino<text:tab/>máscara<text:tab/>interfaz</text:p>
          <text:p text:style-name="P33">00000<text:tab/>11100<text:tab/>1</text:p>
          <text:p text:style-name="P33">00100<text:tab/>11111<text:tab/>2</text:p>
          <text:p text:style-name="P33">00000<text:tab/>00000<text:tab/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13T21:46:20.584034626</meta:creation-date>
    <dc:date>2016-06-13T22:16:29.140926894</dc:date>
    <dc:creator>Eduardo Grosclaude</dc:creator>
    <meta:editing-duration>PT21M54S</meta:editing-duration>
    <meta:editing-cycles>6</meta:editing-cycles>
    <meta:generator>LibreOffice/5.0.4.2$Linux_X86_64 LibreOffice_project/2b9802c1994aa0b7dc6079e128979269cf95bc78</meta:generator>
    <meta:document-statistic meta:object-count="846"/>
  </office:meta>
</office:document-meta>
</file>